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45184" calcext:value-type="float">
            <text:p>0.464518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11761375" calcext:value-type="float">
            <text:p>1.1176137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5849178" calcext:value-type="float">
            <text:p>1.584917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91965145" calcext:value-type="float">
            <text:p>1.9196514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.5708719" calcext:value-type="float">
            <text:p>2.570871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.1671993" calcext:value-type="float">
            <text:p>3.167199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.7635267" calcext:value-type="float">
            <text:p>3.76352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.3598541" calcext:value-type="float">
            <text:p>4.359854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.72965655" calcext:value-type="float">
            <text:p>4.7296565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.5600923" calcext:value-type="float">
            <text:p>5.560092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.0268686" calcext:value-type="float">
            <text:p>6.026868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.4936449" calcext:value-type="float">
            <text:p>6.493644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.9604212" calcext:value-type="float">
            <text:p>6.960421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.3718525" calcext:value-type="float">
            <text:p>7.371852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.67217815" calcext:value-type="float">
            <text:p>7.672178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.1165365" calcext:value-type="float">
            <text:p>8.116536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.5636413" calcext:value-type="float">
            <text:p>8.563641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.74656045" calcext:value-type="float">
            <text:p>8.7465604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.0366031" calcext:value-type="float">
            <text:p>9.036603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290368" calcext:value-type="float">
            <text:p>9.290368</text:p>
          </table:table-cell>
          <table:table-cell office:value-type="float" office:value="9.32664575" calcext:value-type="float">
            <text:p>9.32664575</text:p>
          </table:table-cell>
          <table:table-cell table:formula="of:=POWER([.C21]-6.75;2)" office:value-type="float" office:value="6.63910332099307" calcext:value-type="float">
            <text:p>6.639103321</text:p>
          </table:table-cell>
          <table:table-cell table:formula="of:=SQRT(SUM([.D21:.D120])/100)" office:value-type="float" office:value="1.32773286828701" calcext:value-type="float">
            <text:p>1.327732868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.061907" calcext:value-type="float">
            <text:p>13.061907</text:p>
          </table:table-cell>
          <table:table-cell office:value-type="float" office:value="9.15217" calcext:value-type="float">
            <text:p>9.15217</text:p>
          </table:table-cell>
          <table:table-cell table:formula="of:=POWER([.C22]-6.75;2)" office:value-type="float" office:value="5.7704207089" calcext:value-type="float">
            <text:p>5.770420708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.346081" calcext:value-type="float">
            <text:p>9.346081</text:p>
          </table:table-cell>
          <table:table-cell office:value-type="float" office:value="9.38950525" calcext:value-type="float">
            <text:p>9.38950525</text:p>
          </table:table-cell>
          <table:table-cell table:formula="of:=POWER([.C23]-6.75;2)" office:value-type="float" office:value="6.96698796477756" calcext:value-type="float">
            <text:p>6.966987964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694673" calcext:value-type="float">
            <text:p>6.694673</text:p>
          </table:table-cell>
          <table:table-cell office:value-type="float" office:value="10.0040636" calcext:value-type="float">
            <text:p>10.0040636</text:p>
          </table:table-cell>
          <table:table-cell table:formula="of:=POWER([.C24]-6.75;2)" office:value-type="float" office:value="10.588929912845" calcext:value-type="float">
            <text:p>10.588929912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.024409" calcext:value-type="float">
            <text:p>13.024409</text:p>
          </table:table-cell>
          <table:table-cell office:value-type="float" office:value="10.0023489" calcext:value-type="float">
            <text:p>10.0023489</text:p>
          </table:table-cell>
          <table:table-cell table:formula="of:=POWER([.C25]-6.75;2)" office:value-type="float" office:value="10.5777733673312" calcext:value-type="float">
            <text:p>10.577773367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.926548" calcext:value-type="float">
            <text:p>11.926548</text:p>
          </table:table-cell>
          <table:table-cell office:value-type="float" office:value="9.6841474" calcext:value-type="float">
            <text:p>9.6841474</text:p>
          </table:table-cell>
          <table:table-cell table:formula="of:=POWER([.C26]-6.75;2)" office:value-type="float" office:value="8.60922096492676" calcext:value-type="float">
            <text:p>8.609220964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.926548" calcext:value-type="float">
            <text:p>11.926548</text:p>
          </table:table-cell>
          <table:table-cell office:value-type="float" office:value="9.42083895" calcext:value-type="float">
            <text:p>9.42083895</text:p>
          </table:table-cell>
          <table:table-cell table:formula="of:=POWER([.C27]-6.75;2)" office:value-type="float" office:value="7.1333806968371" calcext:value-type="float">
            <text:p>7.133380696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.926548" calcext:value-type="float">
            <text:p>11.926548</text:p>
          </table:table-cell>
          <table:table-cell office:value-type="float" office:value="9.1575305" calcext:value-type="float">
            <text:p>9.1575305</text:p>
          </table:table-cell>
          <table:table-cell table:formula="of:=POWER([.C28]-6.75;2)" office:value-type="float" office:value="5.79620310843025" calcext:value-type="float">
            <text:p>5.796203108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.396049" calcext:value-type="float">
            <text:p>7.396049</text:p>
          </table:table-cell>
          <table:table-cell office:value-type="float" office:value="9.3608516" calcext:value-type="float">
            <text:p>9.3608516</text:p>
          </table:table-cell>
          <table:table-cell table:formula="of:=POWER([.C29]-6.75;2)" office:value-type="float" office:value="6.81654607722256" calcext:value-type="float">
            <text:p>6.816546077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.608715" calcext:value-type="float">
            <text:p>16.608715</text:p>
          </table:table-cell>
          <table:table-cell office:value-type="float" office:value="9.5385279" calcext:value-type="float">
            <text:p>9.5385279</text:p>
          </table:table-cell>
          <table:table-cell table:formula="of:=POWER([.C30]-6.75;2)" office:value-type="float" office:value="7.77588784907841" calcext:value-type="float">
            <text:p>7.775887849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.335526" calcext:value-type="float">
            <text:p>9.335526</text:p>
          </table:table-cell>
          <table:table-cell office:value-type="float" office:value="9.0859276" calcext:value-type="float">
            <text:p>9.0859276</text:p>
          </table:table-cell>
          <table:table-cell table:formula="of:=POWER([.C31]-6.75;2)" office:value-type="float" office:value="5.45655775244176" calcext:value-type="float">
            <text:p>5.456557752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.335526" calcext:value-type="float">
            <text:p>9.335526</text:p>
          </table:table-cell>
          <table:table-cell office:value-type="float" office:value="8.99698675" calcext:value-type="float">
            <text:p>8.99698675</text:p>
          </table:table-cell>
          <table:table-cell table:formula="of:=POWER([.C32]-6.75;2)" office:value-type="float" office:value="5.04894945467556" calcext:value-type="float">
            <text:p>5.048949454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.335526" calcext:value-type="float">
            <text:p>9.335526</text:p>
          </table:table-cell>
          <table:table-cell office:value-type="float" office:value="8.9080459" calcext:value-type="float">
            <text:p>8.9080459</text:p>
          </table:table-cell>
          <table:table-cell table:formula="of:=POWER([.C33]-6.75;2)" office:value-type="float" office:value="4.65716210650681" calcext:value-type="float">
            <text:p>4.657162106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.228626" calcext:value-type="float">
            <text:p>8.228626</text:p>
          </table:table-cell>
          <table:table-cell office:value-type="float" office:value="8.86941755" calcext:value-type="float">
            <text:p>8.86941755</text:p>
          </table:table-cell>
          <table:table-cell table:formula="of:=POWER([.C34]-6.75;2)" office:value-type="float" office:value="4.491930751248" calcext:value-type="float">
            <text:p>4.491930751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.006513" calcext:value-type="float">
            <text:p>6.006513</text:p>
          </table:table-cell>
          <table:table-cell office:value-type="float" office:value="9.14544655" calcext:value-type="float">
            <text:p>9.14544655</text:p>
          </table:table-cell>
          <table:table-cell table:formula="of:=POWER([.C35]-6.75;2)" office:value-type="float" office:value="5.73816417390691" calcext:value-type="float">
            <text:p>5.738164173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.887167" calcext:value-type="float">
            <text:p>8.887167</text:p>
          </table:table-cell>
          <table:table-cell office:value-type="float" office:value="9.23042295" calcext:value-type="float">
            <text:p>9.23042295</text:p>
          </table:table-cell>
          <table:table-cell table:formula="of:=POWER([.C36]-6.75;2)" office:value-type="float" office:value="6.1524980108867" calcext:value-type="float">
            <text:p>6.152498010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.942096" calcext:value-type="float">
            <text:p>8.942096</text:p>
          </table:table-cell>
          <table:table-cell office:value-type="float" office:value="9.17136665" calcext:value-type="float">
            <text:p>9.17136665</text:p>
          </table:table-cell>
          <table:table-cell table:formula="of:=POWER([.C37]-6.75;2)" office:value-type="float" office:value="5.86301645373222" calcext:value-type="float">
            <text:p>5.863016453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658383" calcext:value-type="float">
            <text:p>3.658383</text:p>
          </table:table-cell>
          <table:table-cell office:value-type="float" office:value="9.1499289" calcext:value-type="float">
            <text:p>9.1499289</text:p>
          </table:table-cell>
          <table:table-cell table:formula="of:=POWER([.C38]-6.75;2)" office:value-type="float" office:value="5.75965872505521" calcext:value-type="float">
            <text:p>5.759658725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.800853" calcext:value-type="float">
            <text:p>5.800853</text:p>
          </table:table-cell>
          <table:table-cell office:value-type="float" office:value="9.40507135" calcext:value-type="float">
            <text:p>9.40507135</text:p>
          </table:table-cell>
          <table:table-cell table:formula="of:=POWER([.C39]-6.75;2)" office:value-type="float" office:value="7.04940387359082" calcext:value-type="float">
            <text:p>7.049403873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.800853" calcext:value-type="float">
            <text:p>5.800853</text:p>
          </table:table-cell>
          <table:table-cell office:value-type="float" office:value="9.5530903" calcext:value-type="float">
            <text:p>9.5530903</text:p>
          </table:table-cell>
          <table:table-cell table:formula="of:=POWER([.C40]-6.75;2)" office:value-type="float" office:value="7.85731522995409" calcext:value-type="float">
            <text:p>7.8573152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800853" calcext:value-type="float">
            <text:p>5.800853</text:p>
          </table:table-cell>
          <table:table-cell office:value-type="float" office:value="9.39730085" calcext:value-type="float">
            <text:p>9.39730085</text:p>
          </table:table-cell>
          <table:table-cell table:formula="of:=POWER([.C41]-6.75;2)" office:value-type="float" office:value="7.00820179041073" calcext:value-type="float">
            <text:p>7.008201790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.808612" calcext:value-type="float">
            <text:p>17.808612</text:p>
          </table:table-cell>
          <table:table-cell office:value-type="float" office:value="9.6023938" calcext:value-type="float">
            <text:p>9.6023938</text:p>
          </table:table-cell>
          <table:table-cell table:formula="of:=POWER([.C42]-6.75;2)" office:value-type="float" office:value="8.13615039027844" calcext:value-type="float">
            <text:p>8.136150390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.637248" calcext:value-type="float">
            <text:p>21.637248</text:p>
          </table:table-cell>
          <table:table-cell office:value-type="float" office:value="9.2694903" calcext:value-type="float">
            <text:p>9.2694903</text:p>
          </table:table-cell>
          <table:table-cell table:formula="of:=POWER([.C43]-6.75;2)" office:value-type="float" office:value="6.34783137179409" calcext:value-type="float">
            <text:p>6.3478313718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.660379" calcext:value-type="float">
            <text:p>6.660379</text:p>
          </table:table-cell>
          <table:table-cell office:value-type="float" office:value="8.59544365" calcext:value-type="float">
            <text:p>8.59544365</text:p>
          </table:table-cell>
          <table:table-cell table:formula="of:=POWER([.C44]-6.75;2)" office:value-type="float" office:value="3.40566226532532" calcext:value-type="float">
            <text:p>3.405662265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.660379" calcext:value-type="float">
            <text:p>6.660379</text:p>
          </table:table-cell>
          <table:table-cell office:value-type="float" office:value="8.44476225" calcext:value-type="float">
            <text:p>8.44476225</text:p>
          </table:table-cell>
          <table:table-cell table:formula="of:=POWER([.C45]-6.75;2)" office:value-type="float" office:value="2.87221908402506" calcext:value-type="float">
            <text:p>2.87221908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.660379" calcext:value-type="float">
            <text:p>6.660379</text:p>
          </table:table-cell>
          <table:table-cell office:value-type="float" office:value="8.20786425" calcext:value-type="float">
            <text:p>8.20786425</text:p>
          </table:table-cell>
          <table:table-cell table:formula="of:=POWER([.C46]-6.75;2)" office:value-type="float" office:value="2.12536817142806" calcext:value-type="float">
            <text:p>2.125368171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.660379" calcext:value-type="float">
            <text:p>6.660379</text:p>
          </table:table-cell>
          <table:table-cell office:value-type="float" office:value="7.97096625" calcext:value-type="float">
            <text:p>7.97096625</text:p>
          </table:table-cell>
          <table:table-cell table:formula="of:=POWER([.C47]-6.75;2)" office:value-type="float" office:value="1.49075858363906" calcext:value-type="float">
            <text:p>1.490758583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.99297" calcext:value-type="float">
            <text:p>15.99297</text:p>
          </table:table-cell>
          <table:table-cell office:value-type="float" office:value="7.73406825" calcext:value-type="float">
            <text:p>7.73406825</text:p>
          </table:table-cell>
          <table:table-cell table:formula="of:=POWER([.C48]-6.75;2)" office:value-type="float" office:value="0.968390320658062" calcext:value-type="float">
            <text:p>0.968390320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.949575" calcext:value-type="float">
            <text:p>10.949575</text:p>
          </table:table-cell>
          <table:table-cell office:value-type="float" office:value="7.2304487" calcext:value-type="float">
            <text:p>7.2304487</text:p>
          </table:table-cell>
          <table:table-cell table:formula="of:=POWER([.C49]-6.75;2)" office:value-type="float" office:value="0.23083095333169" calcext:value-type="float">
            <text:p>0.2308309533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.556709" calcext:value-type="float">
            <text:p>7.556709</text:p>
          </table:table-cell>
          <table:table-cell office:value-type="float" office:value="7.20982755" calcext:value-type="float">
            <text:p>7.20982755</text:p>
          </table:table-cell>
          <table:table-cell table:formula="of:=POWER([.C50]-6.75;2)" office:value-type="float" office:value="0.211441375739002" calcext:value-type="float">
            <text:p>0.211441375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.556709" calcext:value-type="float">
            <text:p>7.556709</text:p>
          </table:table-cell>
          <table:table-cell office:value-type="float" office:value="7.30349355" calcext:value-type="float">
            <text:p>7.30349355</text:p>
          </table:table-cell>
          <table:table-cell table:formula="of:=POWER([.C51]-6.75;2)" office:value-type="float" office:value="0.306355109891602" calcext:value-type="float">
            <text:p>0.3063551099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.556709" calcext:value-type="float">
            <text:p>7.556709</text:p>
          </table:table-cell>
          <table:table-cell office:value-type="float" office:value="7.1270272" calcext:value-type="float">
            <text:p>7.1270272</text:p>
          </table:table-cell>
          <table:table-cell table:formula="of:=POWER([.C52]-6.75;2)" office:value-type="float" office:value="0.14214950953984" calcext:value-type="float">
            <text:p>0.142149509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.562959" calcext:value-type="float">
            <text:p>8.562959</text:p>
          </table:table-cell>
          <table:table-cell office:value-type="float" office:value="6.9805132" calcext:value-type="float">
            <text:p>6.9805132</text:p>
          </table:table-cell>
          <table:table-cell table:formula="of:=POWER([.C53]-6.75;2)" office:value-type="float" office:value="0.0531363353742399" calcext:value-type="float">
            <text:p>0.053136335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.749206" calcext:value-type="float">
            <text:p>13.749206</text:p>
          </table:table-cell>
          <table:table-cell office:value-type="float" office:value="6.9791872" calcext:value-type="float">
            <text:p>6.9791872</text:p>
          </table:table-cell>
          <table:table-cell table:formula="of:=POWER([.C54]-6.75;2)" office:value-type="float" office:value="0.0525267726438401" calcext:value-type="float">
            <text:p>0.052526772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.706041" calcext:value-type="float">
            <text:p>7.706041</text:p>
          </table:table-cell>
          <table:table-cell office:value-type="float" office:value="6.68436975" calcext:value-type="float">
            <text:p>6.68436975</text:p>
          </table:table-cell>
          <table:table-cell table:formula="of:=POWER([.C55]-6.75;2)" office:value-type="float" office:value="0.00430732971506249" calcext:value-type="float">
            <text:p>0.0043073297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.706041" calcext:value-type="float">
            <text:p>7.706041</text:p>
          </table:table-cell>
          <table:table-cell office:value-type="float" office:value="6.4918373" calcext:value-type="float">
            <text:p>6.4918373</text:p>
          </table:table-cell>
          <table:table-cell table:formula="of:=POWER([.C56]-6.75;2)" office:value-type="float" office:value="0.0666479796712899" calcext:value-type="float">
            <text:p>0.0666479797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.513341" calcext:value-type="float">
            <text:p>8.513341</text:p>
          </table:table-cell>
          <table:table-cell office:value-type="float" office:value="6.37725395" calcext:value-type="float">
            <text:p>6.37725395</text:p>
          </table:table-cell>
          <table:table-cell table:formula="of:=POWER([.C57]-6.75;2)" office:value-type="float" office:value="0.138939617790602" calcext:value-type="float">
            <text:p>0.138939617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.761232" calcext:value-type="float">
            <text:p>8.761232</text:p>
          </table:table-cell>
          <table:table-cell office:value-type="float" office:value="6.3061861" calcext:value-type="float">
            <text:p>6.3061861</text:p>
          </table:table-cell>
          <table:table-cell table:formula="of:=POWER([.C58]-6.75;2)" office:value-type="float" office:value="0.19697077783321" calcext:value-type="float">
            <text:p>0.196970777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.761232" calcext:value-type="float">
            <text:p>8.761232</text:p>
          </table:table-cell>
          <table:table-cell office:value-type="float" office:value="6.24329605" calcext:value-type="float">
            <text:p>6.24329605</text:p>
          </table:table-cell>
          <table:table-cell table:formula="of:=POWER([.C59]-6.75;2)" office:value-type="float" office:value="0.256748892945603" calcext:value-type="float">
            <text:p>0.256748892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.685064" calcext:value-type="float">
            <text:p>2.685064</text:p>
          </table:table-cell>
          <table:table-cell office:value-type="float" office:value="6.19801865" calcext:value-type="float">
            <text:p>6.19801865</text:p>
          </table:table-cell>
          <table:table-cell table:formula="of:=POWER([.C60]-6.75;2)" office:value-type="float" office:value="0.304683410747823" calcext:value-type="float">
            <text:p>0.304683410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.902712" calcext:value-type="float">
            <text:p>9.902712</text:p>
          </table:table-cell>
          <table:table-cell office:value-type="float" office:value="6.4053133" calcext:value-type="float">
            <text:p>6.4053133</text:p>
          </table:table-cell>
          <table:table-cell table:formula="of:=POWER([.C61]-6.75;2)" office:value-type="float" office:value="0.11880892115689" calcext:value-type="float">
            <text:p>0.1188089212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.150542" calcext:value-type="float">
            <text:p>11.150542</text:p>
          </table:table-cell>
          <table:table-cell office:value-type="float" office:value="6.12562935" calcext:value-type="float">
            <text:p>6.12562935</text:p>
          </table:table-cell>
          <table:table-cell table:formula="of:=POWER([.C62]-6.75;2)" office:value-type="float" office:value="0.389838708581423" calcext:value-type="float">
            <text:p>0.389838708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.156315" calcext:value-type="float">
            <text:p>8.156315</text:p>
          </table:table-cell>
          <table:table-cell office:value-type="float" office:value="5.9164551" calcext:value-type="float">
            <text:p>5.9164551</text:p>
          </table:table-cell>
          <table:table-cell table:formula="of:=POWER([.C63]-6.75;2)" office:value-type="float" office:value="0.694797100316009" calcext:value-type="float">
            <text:p>0.694797100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.646751" calcext:value-type="float">
            <text:p>3.646751</text:p>
          </table:table-cell>
          <table:table-cell office:value-type="float" office:value="5.99383635" calcext:value-type="float">
            <text:p>5.99383635</text:p>
          </table:table-cell>
          <table:table-cell table:formula="of:=POWER([.C64]-6.75;2)" office:value-type="float" office:value="0.571783465581322" calcext:value-type="float">
            <text:p>0.571783465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922419" calcext:value-type="float">
            <text:p>1.922419</text:p>
          </table:table-cell>
          <table:table-cell office:value-type="float" office:value="6.08537575" calcext:value-type="float">
            <text:p>6.08537575</text:p>
          </table:table-cell>
          <table:table-cell table:formula="of:=POWER([.C65]-6.75;2)" office:value-type="float" office:value="0.441725393688063" calcext:value-type="float">
            <text:p>0.441725393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922419" calcext:value-type="float">
            <text:p>1.922419</text:p>
          </table:table-cell>
          <table:table-cell office:value-type="float" office:value="6.26313175" calcext:value-type="float">
            <text:p>6.26313175</text:p>
          </table:table-cell>
          <table:table-cell table:formula="of:=POWER([.C66]-6.75;2)" office:value-type="float" office:value="0.237040692858062" calcext:value-type="float">
            <text:p>0.237040692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922419" calcext:value-type="float">
            <text:p>1.922419</text:p>
          </table:table-cell>
          <table:table-cell office:value-type="float" office:value="6.4381204" calcext:value-type="float">
            <text:p>6.4381204</text:p>
          </table:table-cell>
          <table:table-cell table:formula="of:=POWER([.C67]-6.75;2)" office:value-type="float" office:value="0.0972688848961601" calcext:value-type="float">
            <text:p>0.0972688849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.920579" calcext:value-type="float">
            <text:p>5.920579</text:p>
          </table:table-cell>
          <table:table-cell office:value-type="float" office:value="6.84104135" calcext:value-type="float">
            <text:p>6.84104135</text:p>
          </table:table-cell>
          <table:table-cell table:formula="of:=POWER([.C68]-6.75;2)" office:value-type="float" office:value="0.00828852740982254" calcext:value-type="float">
            <text:p>0.0082885274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.537152" calcext:value-type="float">
            <text:p>10.537152</text:p>
          </table:table-cell>
          <table:table-cell office:value-type="float" office:value="6.98292025" calcext:value-type="float">
            <text:p>6.98292025</text:p>
          </table:table-cell>
          <table:table-cell table:formula="of:=POWER([.C69]-6.75;2)" office:value-type="float" office:value="0.0542518428600626" calcext:value-type="float">
            <text:p>0.054251842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.430029" calcext:value-type="float">
            <text:p>9.430029</text:p>
          </table:table-cell>
          <table:table-cell office:value-type="float" office:value="6.735791" calcext:value-type="float">
            <text:p>6.735791</text:p>
          </table:table-cell>
          <table:table-cell table:formula="of:=POWER([.C70]-6.75;2)" office:value-type="float" office:value="0.000201895681000004" calcext:value-type="float">
            <text:p>0.000201895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027382" calcext:value-type="float">
            <text:p>4.027382</text:p>
          </table:table-cell>
          <table:table-cell office:value-type="float" office:value="6.4048616" calcext:value-type="float">
            <text:p>6.4048616</text:p>
          </table:table-cell>
          <table:table-cell table:formula="of:=POWER([.C71]-6.75;2)" office:value-type="float" office:value="0.11912051515456" calcext:value-type="float">
            <text:p>0.119120515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.626429" calcext:value-type="float">
            <text:p>4.626429</text:p>
          </table:table-cell>
          <table:table-cell office:value-type="float" office:value="6.3593583" calcext:value-type="float">
            <text:p>6.3593583</text:p>
          </table:table-cell>
          <table:table-cell table:formula="of:=POWER([.C72]-6.75;2)" office:value-type="float" office:value="0.15260093777889" calcext:value-type="float">
            <text:p>0.152600937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.536439" calcext:value-type="float">
            <text:p>8.536439</text:p>
          </table:table-cell>
          <table:table-cell office:value-type="float" office:value="6.49658645" calcext:value-type="float">
            <text:p>6.49658645</text:p>
          </table:table-cell>
          <table:table-cell table:formula="of:=POWER([.C73]-6.75;2)" office:value-type="float" office:value="0.0642184273236027" calcext:value-type="float">
            <text:p>0.064218427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.852857" calcext:value-type="float">
            <text:p>7.852857</text:p>
          </table:table-cell>
          <table:table-cell office:value-type="float" office:value="6.56795115" calcext:value-type="float">
            <text:p>6.56795115</text:p>
          </table:table-cell>
          <table:table-cell table:formula="of:=POWER([.C74]-6.75;2)" office:value-type="float" office:value="0.0331417837863226" calcext:value-type="float">
            <text:p>0.0331417838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.855392" calcext:value-type="float">
            <text:p>3.855392</text:p>
          </table:table-cell>
          <table:table-cell office:value-type="float" office:value="6.67596135" calcext:value-type="float">
            <text:p>6.67596135</text:p>
          </table:table-cell>
          <table:table-cell table:formula="of:=POWER([.C75]-6.75;2)" office:value-type="float" office:value="0.00548172169382255" calcext:value-type="float">
            <text:p>0.005481721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.414374" calcext:value-type="float">
            <text:p>5.414374</text:p>
          </table:table-cell>
          <table:table-cell office:value-type="float" office:value="6.9012908" calcext:value-type="float">
            <text:p>6.9012908</text:p>
          </table:table-cell>
          <table:table-cell table:formula="of:=POWER([.C76]-6.75;2)" office:value-type="float" office:value="0.02288890616464" calcext:value-type="float">
            <text:p>0.022888906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.091984" calcext:value-type="float">
            <text:p>7.091984</text:p>
          </table:table-cell>
          <table:table-cell office:value-type="float" office:value="6.928998" calcext:value-type="float">
            <text:p>6.928998</text:p>
          </table:table-cell>
          <table:table-cell table:formula="of:=POWER([.C77]-6.75;2)" office:value-type="float" office:value="0.032040284004" calcext:value-type="float">
            <text:p>0.03204028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.503431" calcext:value-type="float">
            <text:p>7.503431</text:p>
          </table:table-cell>
          <table:table-cell office:value-type="float" office:value="6.67377405" calcext:value-type="float">
            <text:p>6.67377405</text:p>
          </table:table-cell>
          <table:table-cell table:formula="of:=POWER([.C78]-6.75;2)" office:value-type="float" office:value="0.00581039545340243" calcext:value-type="float">
            <text:p>0.005810395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.855684" calcext:value-type="float">
            <text:p>7.855684</text:p>
          </table:table-cell>
          <table:table-cell office:value-type="float" office:value="6.39797775" calcext:value-type="float">
            <text:p>6.39797775</text:p>
          </table:table-cell>
          <table:table-cell table:formula="of:=POWER([.C79]-6.75;2)" office:value-type="float" office:value="0.123919664495063" calcext:value-type="float">
            <text:p>0.123919664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.830957" calcext:value-type="float">
            <text:p>6.830957</text:p>
          </table:table-cell>
          <table:table-cell office:value-type="float" office:value="6.07356705" calcext:value-type="float">
            <text:p>6.07356705</text:p>
          </table:table-cell>
          <table:table-cell table:formula="of:=POWER([.C80]-6.75;2)" office:value-type="float" office:value="0.457561535845702" calcext:value-type="float">
            <text:p>0.457561535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309033" calcext:value-type="float">
            <text:p>4.309033</text:p>
          </table:table-cell>
          <table:table-cell office:value-type="float" office:value="6.2108943" calcext:value-type="float">
            <text:p>6.2108943</text:p>
          </table:table-cell>
          <table:table-cell table:formula="of:=POWER([.C81]-6.75;2)" office:value-type="float" office:value="0.29063495577249" calcext:value-type="float">
            <text:p>0.290634955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967057" calcext:value-type="float">
            <text:p>6.967057</text:p>
          </table:table-cell>
          <table:table-cell office:value-type="float" office:value="6.50921905" calcext:value-type="float">
            <text:p>6.50921905</text:p>
          </table:table-cell>
          <table:table-cell table:formula="of:=POWER([.C82]-6.75;2)" office:value-type="float" office:value="0.0579754658829023" calcext:value-type="float">
            <text:p>0.0579754659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.70394" calcext:value-type="float">
            <text:p>9.70394</text:p>
          </table:table-cell>
          <table:table-cell office:value-type="float" office:value="6.50533605" calcext:value-type="float">
            <text:p>6.50533605</text:p>
          </table:table-cell>
          <table:table-cell table:formula="of:=POWER([.C83]-6.75;2)" office:value-type="float" office:value="0.0598604484296023" calcext:value-type="float">
            <text:p>0.059860448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.477539" calcext:value-type="float">
            <text:p>5.477539</text:p>
          </table:table-cell>
          <table:table-cell office:value-type="float" office:value="6.3538661" calcext:value-type="float">
            <text:p>6.3538661</text:p>
          </table:table-cell>
          <table:table-cell table:formula="of:=POWER([.C84]-6.75;2)" office:value-type="float" office:value="0.15692206672921" calcext:value-type="float">
            <text:p>0.1569220667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.477539" calcext:value-type="float">
            <text:p>5.477539</text:p>
          </table:table-cell>
          <table:table-cell office:value-type="float" office:value="6.39969785" calcext:value-type="float">
            <text:p>6.39969785</text:p>
          </table:table-cell>
          <table:table-cell table:formula="of:=POWER([.C85]-6.75;2)" office:value-type="float" office:value="0.122711596294623" calcext:value-type="float">
            <text:p>0.1227115963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.422192" calcext:value-type="float">
            <text:p>5.422192</text:p>
          </table:table-cell>
          <table:table-cell office:value-type="float" office:value="6.38952065" calcext:value-type="float">
            <text:p>6.38952065</text:p>
          </table:table-cell>
          <table:table-cell table:formula="of:=POWER([.C86]-6.75;2)" office:value-type="float" office:value="0.129945361776423" calcext:value-type="float">
            <text:p>0.1299453618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.980838" calcext:value-type="float">
            <text:p>9.980838</text:p>
          </table:table-cell>
          <table:table-cell office:value-type="float" office:value="6.4009507" calcext:value-type="float">
            <text:p>6.4009507</text:p>
          </table:table-cell>
          <table:table-cell table:formula="of:=POWER([.C87]-6.75;2)" office:value-type="float" office:value="0.12183541383049" calcext:value-type="float">
            <text:p>0.1218354138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.758157" calcext:value-type="float">
            <text:p>8.758157</text:p>
          </table:table-cell>
          <table:table-cell office:value-type="float" office:value="6.26131315" calcext:value-type="float">
            <text:p>6.26131315</text:p>
          </table:table-cell>
          <table:table-cell table:formula="of:=POWER([.C88]-6.75;2)" office:value-type="float" office:value="0.238814837362922" calcext:value-type="float">
            <text:p>0.2388148374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.594567" calcext:value-type="float">
            <text:p>5.594567</text:p>
          </table:table-cell>
          <table:table-cell office:value-type="float" office:value="6.2603927" calcext:value-type="float">
            <text:p>6.2603927</text:p>
          </table:table-cell>
          <table:table-cell table:formula="of:=POWER([.C89]-6.75;2)" office:value-type="float" office:value="0.23971530821329" calcext:value-type="float">
            <text:p>0.239715308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.811441" calcext:value-type="float">
            <text:p>2.811441</text:p>
          </table:table-cell>
          <table:table-cell office:value-type="float" office:value="6.3883312" calcext:value-type="float">
            <text:p>6.3883312</text:p>
          </table:table-cell>
          <table:table-cell table:formula="of:=POWER([.C90]-6.75;2)" office:value-type="float" office:value="0.13080432089344" calcext:value-type="float">
            <text:p>0.130804320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.117316" calcext:value-type="float">
            <text:p>3.117316</text:p>
          </table:table-cell>
          <table:table-cell office:value-type="float" office:value="6.506758" calcext:value-type="float">
            <text:p>6.506758</text:p>
          </table:table-cell>
          <table:table-cell table:formula="of:=POWER([.C91]-6.75;2)" office:value-type="float" office:value="0.0591666705640002" calcext:value-type="float">
            <text:p>0.059166670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.370992" calcext:value-type="float">
            <text:p>7.370992</text:p>
          </table:table-cell>
          <table:table-cell office:value-type="float" office:value="6.6017851" calcext:value-type="float">
            <text:p>6.6017851</text:p>
          </table:table-cell>
          <table:table-cell table:formula="of:=POWER([.C92]-6.75;2)" office:value-type="float" office:value="0.02196765658201" calcext:value-type="float">
            <text:p>0.0219676566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.963733" calcext:value-type="float">
            <text:p>9.963733</text:p>
          </table:table-cell>
          <table:table-cell office:value-type="float" office:value="6.55143805" calcext:value-type="float">
            <text:p>6.55143805</text:p>
          </table:table-cell>
          <table:table-cell table:formula="of:=POWER([.C93]-6.75;2)" office:value-type="float" office:value="0.0394268479878026" calcext:value-type="float">
            <text:p>0.039426848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.013061" calcext:value-type="float">
            <text:p>10.013061</text:p>
          </table:table-cell>
          <table:table-cell office:value-type="float" office:value="6.29583885" calcext:value-type="float">
            <text:p>6.29583885</text:p>
          </table:table-cell>
          <table:table-cell table:formula="of:=POWER([.C94]-6.75;2)" office:value-type="float" office:value="0.206262350169322" calcext:value-type="float">
            <text:p>0.206262350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.361981" calcext:value-type="float">
            <text:p>8.361981</text:p>
          </table:table-cell>
          <table:table-cell office:value-type="float" office:value="6.1735084" calcext:value-type="float">
            <text:p>6.1735084</text:p>
          </table:table-cell>
          <table:table-cell table:formula="of:=POWER([.C95]-6.75;2)" office:value-type="float" office:value="0.33234256487056" calcext:value-type="float">
            <text:p>0.3323425649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.968518" calcext:value-type="float">
            <text:p>5.968518</text:p>
          </table:table-cell>
          <table:table-cell office:value-type="float" office:value="6.26691765" calcext:value-type="float">
            <text:p>6.26691765</text:p>
          </table:table-cell>
          <table:table-cell table:formula="of:=POWER([.C96]-6.75;2)" office:value-type="float" office:value="0.233368556881523" calcext:value-type="float">
            <text:p>0.2333685569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987505" calcext:value-type="float">
            <text:p>1.987505</text:p>
          </table:table-cell>
          <table:table-cell office:value-type="float" office:value="6.3896383" calcext:value-type="float">
            <text:p>6.3896383</text:p>
          </table:table-cell>
          <table:table-cell table:formula="of:=POWER([.C97]-6.75;2)" office:value-type="float" office:value="0.12986055482689" calcext:value-type="float">
            <text:p>0.1298605548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987505" calcext:value-type="float">
            <text:p>1.987505</text:p>
          </table:table-cell>
          <table:table-cell office:value-type="float" office:value="6.5559618" calcext:value-type="float">
            <text:p>6.5559618</text:p>
          </table:table-cell>
          <table:table-cell table:formula="of:=POWER([.C98]-6.75;2)" office:value-type="float" office:value="0.0376508230592398" calcext:value-type="float">
            <text:p>0.037650823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36747" calcext:value-type="float">
            <text:p>1.36747</text:p>
          </table:table-cell>
          <table:table-cell office:value-type="float" office:value="6.7616646" calcext:value-type="float">
            <text:p>6.7616646</text:p>
          </table:table-cell>
          <table:table-cell table:formula="of:=POWER([.C99]-6.75;2)" office:value-type="float" office:value="0.00013606289315999" calcext:value-type="float">
            <text:p>0.000136062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.577502" calcext:value-type="float">
            <text:p>9.577502</text:p>
          </table:table-cell>
          <table:table-cell office:value-type="float" office:value="6.9565689" calcext:value-type="float">
            <text:p>6.9565689</text:p>
          </table:table-cell>
          <table:table-cell table:formula="of:=POWER([.C100]-6.75;2)" office:value-type="float" office:value="0.0426707104472099" calcext:value-type="float">
            <text:p>0.042670710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.275528" calcext:value-type="float">
            <text:p>10.275528</text:p>
          </table:table-cell>
          <table:table-cell office:value-type="float" office:value="6.61251045" calcext:value-type="float">
            <text:p>6.61251045</text:p>
          </table:table-cell>
          <table:table-cell table:formula="of:=POWER([.C101]-6.75;2)" office:value-type="float" office:value="0.0189033763592024" calcext:value-type="float">
            <text:p>0.0189033764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889397" calcext:value-type="float">
            <text:p>6.889397</text:p>
          </table:table-cell>
          <table:table-cell office:value-type="float" office:value="6.355656" calcext:value-type="float">
            <text:p>6.355656</text:p>
          </table:table-cell>
          <table:table-cell table:formula="of:=POWER([.C102]-6.75;2)" office:value-type="float" office:value="0.155507190336" calcext:value-type="float">
            <text:p>0.1555071903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674541" calcext:value-type="float">
            <text:p>6.674541</text:p>
          </table:table-cell>
          <table:table-cell office:value-type="float" office:value="6.4243003" calcext:value-type="float">
            <text:p>6.4243003</text:p>
          </table:table-cell>
          <table:table-cell table:formula="of:=POWER([.C103]-6.75;2)" office:value-type="float" office:value="0.10608029458009" calcext:value-type="float">
            <text:p>0.1060802946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394174" calcext:value-type="float">
            <text:p>6.394174</text:p>
          </table:table-cell>
          <table:table-cell office:value-type="float" office:value="6.4399074" calcext:value-type="float">
            <text:p>6.4399074</text:p>
          </table:table-cell>
          <table:table-cell table:formula="of:=POWER([.C104]-6.75;2)" office:value-type="float" office:value="0.09615742057476" calcext:value-type="float">
            <text:p>0.0961574206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.273995" calcext:value-type="float">
            <text:p>5.273995</text:p>
          </table:table-cell>
          <table:table-cell office:value-type="float" office:value="6.51366665" calcext:value-type="float">
            <text:p>6.51366665</text:p>
          </table:table-cell>
          <table:table-cell table:formula="of:=POWER([.C105]-6.75;2)" office:value-type="float" office:value="0.0558534523222224" calcext:value-type="float">
            <text:p>0.0558534523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.650793" calcext:value-type="float">
            <text:p>5.650793</text:p>
          </table:table-cell>
          <table:table-cell office:value-type="float" office:value="6.71906945" calcext:value-type="float">
            <text:p>6.71906945</text:p>
          </table:table-cell>
          <table:table-cell table:formula="of:=POWER([.C106]-6.75;2)" office:value-type="float" office:value="0.000956698923302493" calcext:value-type="float">
            <text:p>0.0009566989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.188087" calcext:value-type="float">
            <text:p>7.188087</text:p>
          </table:table-cell>
          <table:table-cell office:value-type="float" office:value="6.7541324" calcext:value-type="float">
            <text:p>6.7541324</text:p>
          </table:table-cell>
          <table:table-cell table:formula="of:=POWER([.C107]-6.75;2)" office:value-type="float" office:value="0.0000170767297599966" calcext:value-type="float">
            <text:p>1.70767297599966E-005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.739748" calcext:value-type="float">
            <text:p>8.739748</text:p>
          </table:table-cell>
          <table:table-cell office:value-type="float" office:value="6.66529775" calcext:value-type="float">
            <text:p>6.66529775</text:p>
          </table:table-cell>
          <table:table-cell table:formula="of:=POWER([.C108]-6.75;2)" office:value-type="float" office:value="0.00717447115506255" calcext:value-type="float">
            <text:p>0.0071744712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.153337" calcext:value-type="float">
            <text:p>8.153337</text:p>
          </table:table-cell>
          <table:table-cell office:value-type="float" office:value="6.60037435" calcext:value-type="float">
            <text:p>6.60037435</text:p>
          </table:table-cell>
          <table:table-cell table:formula="of:=POWER([.C109]-6.75;2)" office:value-type="float" office:value="0.0223878351379225" calcext:value-type="float">
            <text:p>0.022387835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.179977" calcext:value-type="float">
            <text:p>5.179977</text:p>
          </table:table-cell>
          <table:table-cell office:value-type="float" office:value="6.51802" calcext:value-type="float">
            <text:p>6.51802</text:p>
          </table:table-cell>
          <table:table-cell table:formula="of:=POWER([.C110]-6.75;2)" office:value-type="float" office:value="0.0538147204" calcext:value-type="float">
            <text:p>0.0538147204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.017858" calcext:value-type="float">
            <text:p>5.017858</text:p>
          </table:table-cell>
          <table:table-cell office:value-type="float" office:value="6.5071179" calcext:value-type="float">
            <text:p>6.5071179</text:p>
          </table:table-cell>
          <table:table-cell table:formula="of:=POWER([.C111]-6.75;2)" office:value-type="float" office:value="0.05899171450041" calcext:value-type="float">
            <text:p>0.0589917145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364051" calcext:value-type="float">
            <text:p>6.364051</text:p>
          </table:table-cell>
          <table:table-cell office:value-type="float" office:value="6.55830345" calcext:value-type="float">
            <text:p>6.55830345</text:p>
          </table:table-cell>
          <table:table-cell table:formula="of:=POWER([.C112]-6.75;2)" office:value-type="float" office:value="0.0367475672819024" calcext:value-type="float">
            <text:p>0.0367475673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.851749" calcext:value-type="float">
            <text:p>4.851749</text:p>
          </table:table-cell>
          <table:table-cell office:value-type="float" office:value="6.5148869" calcext:value-type="float">
            <text:p>6.5148869</text:p>
          </table:table-cell>
          <table:table-cell table:formula="of:=POWER([.C113]-6.75;2)" office:value-type="float" office:value="0.0552781697916102" calcext:value-type="float">
            <text:p>0.0552781698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.566452" calcext:value-type="float">
            <text:p>7.566452</text:p>
          </table:table-cell>
          <table:table-cell office:value-type="float" office:value="6.5427349" calcext:value-type="float">
            <text:p>6.5427349</text:p>
          </table:table-cell>
          <table:table-cell table:formula="of:=POWER([.C114]-6.75;2)" office:value-type="float" office:value="0.04295882167801" calcext:value-type="float">
            <text:p>0.0429588217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.230166" calcext:value-type="float">
            <text:p>10.230166</text:p>
          </table:table-cell>
          <table:table-cell office:value-type="float" office:value="6.56297635" calcext:value-type="float">
            <text:p>6.56297635</text:p>
          </table:table-cell>
          <table:table-cell table:formula="of:=POWER([.C115]-6.75;2)" office:value-type="float" office:value="0.0349778456593227" calcext:value-type="float">
            <text:p>0.034977845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.422931" calcext:value-type="float">
            <text:p>8.422931</text:p>
          </table:table-cell>
          <table:table-cell office:value-type="float" office:value="6.4653337" calcext:value-type="float">
            <text:p>6.4653337</text:p>
          </table:table-cell>
          <table:table-cell table:formula="of:=POWER([.C116]-6.75;2)" office:value-type="float" office:value="0.0810349023556898" calcext:value-type="float">
            <text:p>0.0810349024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.313975" calcext:value-type="float">
            <text:p>5.313975</text:p>
          </table:table-cell>
          <table:table-cell office:value-type="float" office:value="6.44438535" calcext:value-type="float">
            <text:p>6.44438535</text:p>
          </table:table-cell>
          <table:table-cell table:formula="of:=POWER([.C117]-6.75;2)" office:value-type="float" office:value="0.0934003142946224" calcext:value-type="float">
            <text:p>0.0934003143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101561" calcext:value-type="float">
            <text:p>6.101561</text:p>
          </table:table-cell>
          <table:table-cell office:value-type="float" office:value="6.6517423" calcext:value-type="float">
            <text:p>6.6517423</text:p>
          </table:table-cell>
          <table:table-cell table:formula="of:=POWER([.C118]-6.75;2)" office:value-type="float" office:value="0.00965457560928991" calcext:value-type="float">
            <text:p>0.009654575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.265556" calcext:value-type="float">
            <text:p>5.265556</text:p>
          </table:table-cell>
          <table:table-cell office:value-type="float" office:value="6.8065037" calcext:value-type="float">
            <text:p>6.8065037</text:p>
          </table:table-cell>
          <table:table-cell table:formula="of:=POWER([.C119]-6.75;2)" office:value-type="float" office:value="0.00319266811369004" calcext:value-type="float">
            <text:p>0.003192668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.696333" calcext:value-type="float">
            <text:p>2.696333</text:p>
          </table:table-cell>
          <table:table-cell office:value-type="float" office:value="6.8054537" calcext:value-type="float">
            <text:p>6.8054537</text:p>
          </table:table-cell>
          <table:table-cell table:formula="of:=POWER([.C120]-6.75;2)" office:value-type="float" office:value="0.00307511284369002" calcext:value-type="float">
            <text:p>0.003075112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.138439" calcext:value-type="float">
            <text:p>5.138439</text:p>
          </table:table-cell>
          <table:table-cell office:value-type="float" office:value="6.93286485" calcext:value-type="float">
            <text:p>6.93286485</text:p>
          </table:table-cell>
          <table:table-cell table:formula="of:=POWER([.C121]-6.75;2)" office:value-type="float" office:value="0.0334395533655224" calcext:value-type="float">
            <text:p>0.0334395534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.262283" calcext:value-type="float">
            <text:p>8.262283</text:p>
          </table:table-cell>
          <table:table-cell office:value-type="float" office:value="6.8710456" calcext:value-type="float">
            <text:p>6.8710456</text:p>
          </table:table-cell>
          <table:table-cell table:formula="of:=POWER([.C122]-6.75;2)" office:value-type="float" office:value="0.0146520372793601" calcext:value-type="float">
            <text:p>0.0146520373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986683" calcext:value-type="float">
            <text:p>6.986683</text:p>
          </table:table-cell>
          <table:table-cell office:value-type="float" office:value="6.85777315" calcext:value-type="float">
            <text:p>6.85777315</text:p>
          </table:table-cell>
          <table:table-cell table:formula="of:=POWER([.C123]-6.75;2)" office:value-type="float" office:value="0.0116150518609225" calcext:value-type="float">
            <text:p>0.0116150519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.869359" calcext:value-type="float">
            <text:p>7.869359</text:p>
          </table:table-cell>
          <table:table-cell office:value-type="float" office:value="6.95844415" calcext:value-type="float">
            <text:p>6.95844415</text:p>
          </table:table-cell>
          <table:table-cell table:formula="of:=POWER([.C124]-6.75;2)" office:value-type="float" office:value="0.0434489636692225" calcext:value-type="float">
            <text:p>0.0434489637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.382051" calcext:value-type="float">
            <text:p>9.382051</text:p>
          </table:table-cell>
          <table:table-cell office:value-type="float" office:value="6.6636686" calcext:value-type="float">
            <text:p>6.6636686</text:p>
          </table:table-cell>
          <table:table-cell table:formula="of:=POWER([.C125]-6.75;2)" office:value-type="float" office:value="0.00745311062595995" calcext:value-type="float">
            <text:p>0.007453110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352052" calcext:value-type="float">
            <text:p>6.352052</text:p>
          </table:table-cell>
          <table:table-cell office:value-type="float" office:value="6.29325845" calcext:value-type="float">
            <text:p>6.29325845</text:p>
          </table:table-cell>
          <table:table-cell table:formula="of:=POWER([.C126]-6.75;2)" office:value-type="float" office:value="0.208612843496403" calcext:value-type="float">
            <text:p>0.208612843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.411394" calcext:value-type="float">
            <text:p>5.411394</text:p>
          </table:table-cell>
          <table:table-cell office:value-type="float" office:value="6.39774185" calcext:value-type="float">
            <text:p>6.39774185</text:p>
          </table:table-cell>
          <table:table-cell table:formula="of:=POWER([.C127]-6.75;2)" office:value-type="float" office:value="0.124085804241422" calcext:value-type="float">
            <text:p>0.1240858042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.44128" calcext:value-type="float">
            <text:p>7.44128</text:p>
          </table:table-cell>
          <table:table-cell office:value-type="float" office:value="6.4868277" calcext:value-type="float">
            <text:p>6.4868277</text:p>
          </table:table-cell>
          <table:table-cell table:formula="of:=POWER([.C128]-6.75;2)" office:value-type="float" office:value="0.06925965948729" calcext:value-type="float">
            <text:p>0.069259659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50625" calcext:value-type="float">
            <text:p>6.50625</text:p>
          </table:table-cell>
          <table:table-cell office:value-type="float" office:value="6.4092432" calcext:value-type="float">
            <text:p>6.4092432</text:p>
          </table:table-cell>
          <table:table-cell table:formula="of:=POWER([.C129]-6.75;2)" office:value-type="float" office:value="0.11611519674624" calcext:value-type="float">
            <text:p>0.1161151967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.961935" calcext:value-type="float">
            <text:p>4.961935</text:p>
          </table:table-cell>
          <table:table-cell office:value-type="float" office:value="6.5839803" calcext:value-type="float">
            <text:p>6.5839803</text:p>
          </table:table-cell>
          <table:table-cell table:formula="of:=POWER([.C130]-6.75;2)" office:value-type="float" office:value="0.0275625407880899" calcext:value-type="float">
            <text:p>0.027562540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041569" calcext:value-type="float">
            <text:p>6.041569</text:p>
          </table:table-cell>
          <table:table-cell office:value-type="float" office:value="6.83132575" calcext:value-type="float">
            <text:p>6.83132575</text:p>
          </table:table-cell>
          <table:table-cell table:formula="of:=POWER([.C131]-6.75;2)" office:value-type="float" office:value="0.00661387761306242" calcext:value-type="float">
            <text:p>0.0066138776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.49572" calcext:value-type="float">
            <text:p>5.49572</text:p>
          </table:table-cell>
          <table:table-cell office:value-type="float" office:value="6.84382455" calcext:value-type="float">
            <text:p>6.84382455</text:p>
          </table:table-cell>
          <table:table-cell table:formula="of:=POWER([.C132]-6.75;2)" office:value-type="float" office:value="0.00880304618270248" calcext:value-type="float">
            <text:p>0.0088030462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.408709" calcext:value-type="float">
            <text:p>5.408709</text:p>
          </table:table-cell>
          <table:table-cell office:value-type="float" office:value="6.7949735" calcext:value-type="float">
            <text:p>6.7949735</text:p>
          </table:table-cell>
          <table:table-cell table:formula="of:=POWER([.C133]-6.75;2)" office:value-type="float" office:value="0.00202261570225002" calcext:value-type="float">
            <text:p>0.0020226157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.971281" calcext:value-type="float">
            <text:p>7.971281</text:p>
          </table:table-cell>
          <table:table-cell office:value-type="float" office:value="6.68097725" calcext:value-type="float">
            <text:p>6.68097725</text:p>
          </table:table-cell>
          <table:table-cell table:formula="of:=POWER([.C134]-6.75;2)" office:value-type="float" office:value="0.00476414001756253" calcext:value-type="float">
            <text:p>0.00476414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.277313" calcext:value-type="float">
            <text:p>8.277313</text:p>
          </table:table-cell>
          <table:table-cell office:value-type="float" office:value="6.41950655" calcext:value-type="float">
            <text:p>6.41950655</text:p>
          </table:table-cell>
          <table:table-cell table:formula="of:=POWER([.C135]-6.75;2)" office:value-type="float" office:value="0.109225920492902" calcext:value-type="float">
            <text:p>0.1092259205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.003964" calcext:value-type="float">
            <text:p>8.003964</text:p>
          </table:table-cell>
          <table:table-cell office:value-type="float" office:value="6.3133139" calcext:value-type="float">
            <text:p>6.3133139</text:p>
          </table:table-cell>
          <table:table-cell table:formula="of:=POWER([.C136]-6.75;2)" office:value-type="float" office:value="0.19069474993321" calcext:value-type="float">
            <text:p>0.1906947499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.461114" calcext:value-type="float">
            <text:p>9.461114</text:p>
          </table:table-cell>
          <table:table-cell office:value-type="float" office:value="6.34851175" calcext:value-type="float">
            <text:p>6.34851175</text:p>
          </table:table-cell>
          <table:table-cell table:formula="of:=POWER([.C137]-6.75;2)" office:value-type="float" office:value="0.161192814888062" calcext:value-type="float">
            <text:p>0.1611928149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.196789" calcext:value-type="float">
            <text:p>9.196789</text:p>
          </table:table-cell>
          <table:table-cell office:value-type="float" office:value="6.3373346" calcext:value-type="float">
            <text:p>6.3373346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.244556" calcext:value-type="float">
            <text:p>5.244556</text:p>
          </table:table-cell>
          <table:table-cell office:value-type="float" office:value="6.2111872" calcext:value-type="float">
            <text:p>6.2111872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.244556" calcext:value-type="float">
            <text:p>5.244556</text:p>
          </table:table-cell>
          <table:table-cell office:value-type="float" office:value="6.28265145" calcext:value-type="float">
            <text:p>6.28265145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.902054" calcext:value-type="float">
            <text:p>3.902054</text:p>
          </table:table-cell>
          <table:table-cell office:value-type="float" office:value="6.38293525" calcext:value-type="float">
            <text:p>6.38293525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.996834" calcext:value-type="float">
            <text:p>7.996834</text:p>
          </table:table-cell>
          <table:table-cell office:value-type="float" office:value="6.7257799" calcext:value-type="float">
            <text:p>6.7257799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.000103" calcext:value-type="float">
            <text:p>9.000103</text:p>
          </table:table-cell>
          <table:table-cell office:value-type="float" office:value="6.6717047" calcext:value-type="float">
            <text:p>6.6717047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973848" calcext:value-type="float">
            <text:p>1.973848</text:p>
          </table:table-cell>
          <table:table-cell office:value-type="float" office:value="6.32579215" calcext:value-type="float">
            <text:p>6.32579215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973848" calcext:value-type="float">
            <text:p>1.973848</text:p>
          </table:table-cell>
          <table:table-cell office:value-type="float" office:value="6.572676" calcext:value-type="float">
            <text:p>6.57267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.44172" calcext:value-type="float">
            <text:p>8.44172</text:p>
          </table:table-cell>
          <table:table-cell office:value-type="float" office:value="6.75012705" calcext:value-type="float">
            <text:p>6.7501270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.193111" calcext:value-type="float">
            <text:p>7.193111</text:p>
          </table:table-cell>
          <table:table-cell office:value-type="float" office:value="6.5677537" calcext:value-type="float">
            <text:p>6.5677537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.88959" calcext:value-type="float">
            <text:p>5.88959</text:p>
          </table:table-cell>
          <table:table-cell office:value-type="float" office:value="6.64686235" calcext:value-type="float">
            <text:p>6.64686235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.000992" calcext:value-type="float">
            <text:p>10.000992</text:p>
          </table:table-cell>
          <table:table-cell office:value-type="float" office:value="6.79135395" calcext:value-type="float">
            <text:p>6.79135395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.908844" calcext:value-type="float">
            <text:p>9.908844</text:p>
          </table:table-cell>
          <table:table-cell office:value-type="float" office:value="6.66997655" calcext:value-type="float">
            <text:p>6.6699765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291545" calcext:value-type="float">
            <text:p>6.291545</text:p>
          </table:table-cell>
          <table:table-cell office:value-type="float" office:value="6.47698715" calcext:value-type="float">
            <text:p>6.4769871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.518699" calcext:value-type="float">
            <text:p>4.518699</text:p>
          </table:table-cell>
          <table:table-cell office:value-type="float" office:value="6.4648627" calcext:value-type="float">
            <text:p>6.4648627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.128784" calcext:value-type="float">
            <text:p>3.128784</text:p>
          </table:table-cell>
          <table:table-cell office:value-type="float" office:value="6.3669193" calcext:value-type="float">
            <text:p>6.3669193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.741867" calcext:value-type="float">
            <text:p>2.741867</text:p>
          </table:table-cell>
          <table:table-cell office:value-type="float" office:value="6.63928525" calcext:value-type="float">
            <text:p>6.63928525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15346" calcext:value-type="float">
            <text:p>6.15346</text:p>
          </table:table-cell>
          <table:table-cell office:value-type="float" office:value="6.9038048" calcext:value-type="float">
            <text:p>6.9038048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.707921" calcext:value-type="float">
            <text:p>8.707921</text:p>
          </table:table-cell>
          <table:table-cell office:value-type="float" office:value="6.9977447" calcext:value-type="float">
            <text:p>6.9977447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.237571" calcext:value-type="float">
            <text:p>9.237571</text:p>
          </table:table-cell>
          <table:table-cell office:value-type="float" office:value="6.8724302" calcext:value-type="float">
            <text:p>6.8724302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673841" calcext:value-type="float">
            <text:p>6.673841</text:p>
          </table:table-cell>
          <table:table-cell office:value-type="float" office:value="6.9393378" calcext:value-type="float">
            <text:p>6.9393378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673841" calcext:value-type="float">
            <text:p>6.673841</text:p>
          </table:table-cell>
          <table:table-cell office:value-type="float" office:value="7.08675595" calcext:value-type="float">
            <text:p>7.08675595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.250232" calcext:value-type="float">
            <text:p>7.250232</text:p>
          </table:table-cell>
          <table:table-cell office:value-type="float" office:value="7.0500516" calcext:value-type="float">
            <text:p>7.0500516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.758947" calcext:value-type="float">
            <text:p>10.758947</text:p>
          </table:table-cell>
          <table:table-cell office:value-type="float" office:value="6.9845277" calcext:value-type="float">
            <text:p>6.9845277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91533" calcext:value-type="float">
            <text:p>6.91533</text:p>
          </table:table-cell>
          <table:table-cell office:value-type="float" office:value="6.6434727" calcext:value-type="float">
            <text:p>6.6434727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.081852" calcext:value-type="float">
            <text:p>2.081852</text:p>
          </table:table-cell>
          <table:table-cell office:value-type="float" office:value="6.6882953" calcext:value-type="float">
            <text:p>6.6882953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911525" calcext:value-type="float">
            <text:p>6.911525</text:p>
          </table:table-cell>
          <table:table-cell office:value-type="float" office:value="7.07090555" calcext:value-type="float">
            <text:p>7.0709055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.522869" calcext:value-type="float">
            <text:p>5.522869</text:p>
          </table:table-cell>
          <table:table-cell office:value-type="float" office:value="7.1685111" calcext:value-type="float">
            <text:p>7.1685111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.794253" calcext:value-type="float">
            <text:p>4.794253</text:p>
          </table:table-cell>
          <table:table-cell office:value-type="float" office:value="7.33554945" calcext:value-type="float">
            <text:p>7.33554945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.775284" calcext:value-type="float">
            <text:p>8.775284</text:p>
          </table:table-cell>
          <table:table-cell office:value-type="float" office:value="7.5390186" calcext:value-type="float">
            <text:p>7.5390186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.779422" calcext:value-type="float">
            <text:p>8.779422</text:p>
          </table:table-cell>
          <table:table-cell office:value-type="float" office:value="7.43436185" calcext:value-type="float">
            <text:p>7.43436185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.573444" calcext:value-type="float">
            <text:p>7.573444</text:p>
          </table:table-cell>
          <table:table-cell office:value-type="float" office:value="7.55031195" calcext:value-type="float">
            <text:p>7.55031195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049056" calcext:value-type="float">
            <text:p>6.049056</text:p>
          </table:table-cell>
          <table:table-cell office:value-type="float" office:value="7.7097353" calcext:value-type="float">
            <text:p>7.7097353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049056" calcext:value-type="float">
            <text:p>6.049056</text:p>
          </table:table-cell>
          <table:table-cell office:value-type="float" office:value="7.62437965" calcext:value-type="float">
            <text:p>7.62437965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.559831" calcext:value-type="float">
            <text:p>2.559831</text:p>
          </table:table-cell>
          <table:table-cell office:value-type="float" office:value="7.539024" calcext:value-type="float">
            <text:p>7.539024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.576103" calcext:value-type="float">
            <text:p>8.576103</text:p>
          </table:table-cell>
          <table:table-cell office:value-type="float" office:value="7.6659498" calcext:value-type="float">
            <text:p>7.6659498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.032258" calcext:value-type="float">
            <text:p>8.032258</text:p>
          </table:table-cell>
          <table:table-cell office:value-type="float" office:value="7.73652555" calcext:value-type="float">
            <text:p>7.73652555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.032258" calcext:value-type="float">
            <text:p>8.032258</text:p>
          </table:table-cell>
          <table:table-cell office:value-type="float" office:value="7.6222826" calcext:value-type="float">
            <text:p>7.6222826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201631" calcext:value-type="float">
            <text:p>6.201631</text:p>
          </table:table-cell>
          <table:table-cell office:value-type="float" office:value="7.3025047" calcext:value-type="float">
            <text:p>7.3025047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.575723" calcext:value-type="float">
            <text:p>10.575723</text:p>
          </table:table-cell>
          <table:table-cell office:value-type="float" office:value="7.2083401" calcext:value-type="float">
            <text:p>7.2083401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.622204" calcext:value-type="float">
            <text:p>9.622204</text:p>
          </table:table-cell>
          <table:table-cell office:value-type="float" office:value="7.00670065" calcext:value-type="float">
            <text:p>7.00670065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.939754" calcext:value-type="float">
            <text:p>5.939754</text:p>
          </table:table-cell>
          <table:table-cell office:value-type="float" office:value="7.01808175" calcext:value-type="float">
            <text:p>7.01808175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.939754" calcext:value-type="float">
            <text:p>5.939754</text:p>
          </table:table-cell>
          <table:table-cell office:value-type="float" office:value="7.16133045" calcext:value-type="float">
            <text:p>7.16133045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.937847" calcext:value-type="float">
            <text:p>3.937847</text:p>
          </table:table-cell>
          <table:table-cell office:value-type="float" office:value="7.3192243" calcext:value-type="float">
            <text:p>7.3192243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.811782" calcext:value-type="float">
            <text:p>7.811782</text:p>
          </table:table-cell>
          <table:table-cell office:value-type="float" office:value="7.61143645" calcext:value-type="float">
            <text:p>7.61143645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.734057" calcext:value-type="float">
            <text:p>9.734057</text:p>
          </table:table-cell>
          <table:table-cell office:value-type="float" office:value="7.4226409" calcext:value-type="float">
            <text:p>7.4226409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.863636" calcext:value-type="float">
            <text:p>8.863636</text:p>
          </table:table-cell>
          <table:table-cell office:value-type="float" office:value="7.1377316" calcext:value-type="float">
            <text:p>7.1377316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.863636" calcext:value-type="float">
            <text:p>8.863636</text:p>
          </table:table-cell>
          <table:table-cell office:value-type="float" office:value="6.9297953" calcext:value-type="float">
            <text:p>6.9297953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.863636" calcext:value-type="float">
            <text:p>8.863636</text:p>
          </table:table-cell>
          <table:table-cell office:value-type="float" office:value="7.02656515" calcext:value-type="float">
            <text:p>7.02656515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682149" calcext:value-type="float">
            <text:p>6.682149</text:p>
          </table:table-cell>
          <table:table-cell office:value-type="float" office:value="7.0697584" calcext:value-type="float">
            <text:p>7.0697584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.098424" calcext:value-type="float">
            <text:p>11.098424</text:p>
          </table:table-cell>
          <table:table-cell office:value-type="float" office:value="7.222026" calcext:value-type="float">
            <text:p>7.222026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.761911" calcext:value-type="float">
            <text:p>10.761911</text:p>
          </table:table-cell>
          <table:table-cell office:value-type="float" office:value="7.15347985" calcext:value-type="float">
            <text:p>7.15347985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.341943" calcext:value-type="float">
            <text:p>4.341943</text:p>
          </table:table-cell>
          <table:table-cell office:value-type="float" office:value="7.10175935" calcext:value-type="float">
            <text:p>7.10175935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341943" calcext:value-type="float">
            <text:p>4.341943</text:p>
          </table:table-cell>
          <table:table-cell office:value-type="float" office:value="8.1195581" calcext:value-type="float">
            <text:p>8.1195581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.098347" calcext:value-type="float">
            <text:p>5.098347</text:p>
          </table:table-cell>
          <table:table-cell office:value-type="float" office:value="9.50532765" calcext:value-type="float">
            <text:p>9.50532765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.987618" calcext:value-type="float">
            <text:p>9.987618</text:p>
          </table:table-cell>
          <table:table-cell office:value-type="float" office:value="10.02367265" calcext:value-type="float">
            <text:p>10.02367265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.747399" calcext:value-type="float">
            <text:p>5.747399</text:p>
          </table:table-cell>
          <table:table-cell office:value-type="float" office:value="10.2975541" calcext:value-type="float">
            <text:p>10.2975541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6367" calcext:value-type="float">
            <text:p>1.6367</text:p>
          </table:table-cell>
          <table:table-cell office:value-type="float" office:value="10.7834465" calcext:value-type="float">
            <text:p>10.7834465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.318339" calcext:value-type="float">
            <text:p>4.318339</text:p>
          </table:table-cell>
          <table:table-cell office:value-type="float" office:value="11.47487385" calcext:value-type="float">
            <text:p>11.4748738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542934" calcext:value-type="float">
            <text:p>6.542934</text:p>
          </table:table-cell>
          <table:table-cell office:value-type="float" office:value="12.03221925" calcext:value-type="float">
            <text:p>12.03221925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.849826" calcext:value-type="float">
            <text:p>9.849826</text:p>
          </table:table-cell>
          <table:table-cell office:value-type="float" office:value="12.0051676" calcext:value-type="float">
            <text:p>12.0051676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.804728" calcext:value-type="float">
            <text:p>8.804728</text:p>
          </table:table-cell>
          <table:table-cell office:value-type="float" office:value="11.96492335" calcext:value-type="float">
            <text:p>11.96492335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.097631" calcext:value-type="float">
            <text:p>9.097631</text:p>
          </table:table-cell>
          <table:table-cell office:value-type="float" office:value="11.96658595" calcext:value-type="float">
            <text:p>11.9665859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.78209" calcext:value-type="float">
            <text:p>9.78209</text:p>
          </table:table-cell>
          <table:table-cell office:value-type="float" office:value="11.85474115" calcext:value-type="float">
            <text:p>11.85474115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.035871" calcext:value-type="float">
            <text:p>4.035871</text:p>
          </table:table-cell>
          <table:table-cell office:value-type="float" office:value="11.85186525" calcext:value-type="float">
            <text:p>11.85186525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.035871" calcext:value-type="float">
            <text:p>4.035871</text:p>
          </table:table-cell>
          <table:table-cell office:value-type="float" office:value="11.97378765" calcext:value-type="float">
            <text:p>11.97378765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.70491" calcext:value-type="float">
            <text:p>4.70491</text:p>
          </table:table-cell>
          <table:table-cell office:value-type="float" office:value="12.09571005" calcext:value-type="float">
            <text:p>12.09571005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.799033" calcext:value-type="float">
            <text:p>10.799033</text:p>
          </table:table-cell>
          <table:table-cell office:value-type="float" office:value="12.1841805" calcext:value-type="float">
            <text:p>12.1841805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.727501" calcext:value-type="float">
            <text:p>9.727501</text:p>
          </table:table-cell>
          <table:table-cell office:value-type="float" office:value="12.31232255" calcext:value-type="float">
            <text:p>12.31232255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.727501" calcext:value-type="float">
            <text:p>9.727501</text:p>
          </table:table-cell>
          <table:table-cell office:value-type="float" office:value="12.5590295" calcext:value-type="float">
            <text:p>12.5590295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.727501" calcext:value-type="float">
            <text:p>9.727501</text:p>
          </table:table-cell>
          <table:table-cell office:value-type="float" office:value="12.4171417" calcext:value-type="float">
            <text:p>12.4171417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.727501" calcext:value-type="float">
            <text:p>9.727501</text:p>
          </table:table-cell>
          <table:table-cell office:value-type="float" office:value="12.2752539" calcext:value-type="float">
            <text:p>12.2752539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4.697918" calcext:value-type="float">
            <text:p>24.697918</text:p>
          </table:table-cell>
          <table:table-cell office:value-type="float" office:value="12.1333661" calcext:value-type="float">
            <text:p>12.1333661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2.057334" calcext:value-type="float">
            <text:p>32.057334</text:p>
          </table:table-cell>
          <table:table-cell office:value-type="float" office:value="11.3365797" calcext:value-type="float">
            <text:p>11.3365797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5.465247" calcext:value-type="float">
            <text:p>15.465247</text:p>
          </table:table-cell>
          <table:table-cell office:value-type="float" office:value="10.8605906" calcext:value-type="float">
            <text:p>10.8605906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5.465247" calcext:value-type="float">
            <text:p>15.465247</text:p>
          </table:table-cell>
          <table:table-cell office:value-type="float" office:value="10.8296428" calcext:value-type="float">
            <text:p>10.8296428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5.465247" calcext:value-type="float">
            <text:p>15.465247</text:p>
          </table:table-cell>
          <table:table-cell office:value-type="float" office:value="10.798695" calcext:value-type="float">
            <text:p>10.798695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5.465247" calcext:value-type="float">
            <text:p>15.465247</text:p>
          </table:table-cell>
          <table:table-cell office:value-type="float" office:value="10.7677472" calcext:value-type="float">
            <text:p>10.7677472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5.465247" calcext:value-type="float">
            <text:p>15.465247</text:p>
          </table:table-cell>
          <table:table-cell office:value-type="float" office:value="10.8575627" calcext:value-type="float">
            <text:p>10.8575627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001901" calcext:value-type="float">
            <text:p>6.001901</text:p>
          </table:table-cell>
          <table:table-cell office:value-type="float" office:value="10.50524595" calcext:value-type="float">
            <text:p>10.50524595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.044941" calcext:value-type="float">
            <text:p>9.044941</text:p>
          </table:table-cell>
          <table:table-cell office:value-type="float" office:value="10.6260965" calcext:value-type="float">
            <text:p>10.6260965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.83798" calcext:value-type="float">
            <text:p>8.83798</text:p>
          </table:table-cell>
          <table:table-cell office:value-type="float" office:value="10.59479505" calcext:value-type="float">
            <text:p>10.59479505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860735" calcext:value-type="float">
            <text:p>6.860735</text:p>
          </table:table-cell>
          <table:table-cell office:value-type="float" office:value="11.3316379" calcext:value-type="float">
            <text:p>11.3316379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.724572" calcext:value-type="float">
            <text:p>9.724572</text:p>
          </table:table-cell>
          <table:table-cell office:value-type="float" office:value="11.81982095" calcext:value-type="float">
            <text:p>11.81982095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474319" calcext:value-type="float">
            <text:p>6.474319</text:p>
          </table:table-cell>
          <table:table-cell office:value-type="float" office:value="12.16481215" calcext:value-type="float">
            <text:p>12.16481215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474319" calcext:value-type="float">
            <text:p>6.474319</text:p>
          </table:table-cell>
          <table:table-cell office:value-type="float" office:value="12.672316" calcext:value-type="float">
            <text:p>12.672316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474319" calcext:value-type="float">
            <text:p>6.474319</text:p>
          </table:table-cell>
          <table:table-cell office:value-type="float" office:value="14.64322455" calcext:value-type="float">
            <text:p>14.64322455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3.361874" calcext:value-type="float">
            <text:p>13.361874</text:p>
          </table:table-cell>
          <table:table-cell office:value-type="float" office:value="21.18251175" calcext:value-type="float">
            <text:p>21.18251175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.66164" calcext:value-type="float">
            <text:p>14.66164</text:p>
          </table:table-cell>
          <table:table-cell office:value-type="float" office:value="27.3774212" calcext:value-type="float">
            <text:p>27.3774212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889745" calcext:value-type="float">
            <text:p>6.889745</text:p>
          </table:table-cell>
          <table:table-cell office:value-type="float" office:value="28.95054665" calcext:value-type="float">
            <text:p>28.95054665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889745" calcext:value-type="float">
            <text:p>6.889745</text:p>
          </table:table-cell>
          <table:table-cell office:value-type="float" office:value="29.70101245" calcext:value-type="float">
            <text:p>29.70101245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889745" calcext:value-type="float">
            <text:p>6.889745</text:p>
          </table:table-cell>
          <table:table-cell office:value-type="float" office:value="30.45147825" calcext:value-type="float">
            <text:p>30.45147825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.76219" calcext:value-type="float">
            <text:p>8.76219</text:p>
          </table:table-cell>
          <table:table-cell office:value-type="float" office:value="31.20194405" calcext:value-type="float">
            <text:p>31.20194405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.537552" calcext:value-type="float">
            <text:p>22.537552</text:p>
          </table:table-cell>
          <table:table-cell office:value-type="float" office:value="31.384328" calcext:value-type="float">
            <text:p>31.384328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.846291" calcext:value-type="float">
            <text:p>14.846291</text:p>
          </table:table-cell>
          <table:table-cell office:value-type="float" office:value="31.51597115" calcext:value-type="float">
            <text:p>31.51597115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.846291" calcext:value-type="float">
            <text:p>14.846291</text:p>
          </table:table-cell>
          <table:table-cell office:value-type="float" office:value="31.99529195" calcext:value-type="float">
            <text:p>31.99529195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.846291" calcext:value-type="float">
            <text:p>14.846291</text:p>
          </table:table-cell>
          <table:table-cell office:value-type="float" office:value="31.83246755" calcext:value-type="float">
            <text:p>31.83246755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7.261557" calcext:value-type="float">
            <text:p>17.261557</text:p>
          </table:table-cell>
          <table:table-cell office:value-type="float" office:value="31.66964315" calcext:value-type="float">
            <text:p>31.66964315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.418912" calcext:value-type="float">
            <text:p>8.418912</text:p>
          </table:table-cell>
          <table:table-cell office:value-type="float" office:value="31.38605545" calcext:value-type="float">
            <text:p>31.38605545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.418912" calcext:value-type="float">
            <text:p>8.418912</text:p>
          </table:table-cell>
          <table:table-cell office:value-type="float" office:value="31.5446" calcext:value-type="float">
            <text:p>31.5446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.418912" calcext:value-type="float">
            <text:p>8.418912</text:p>
          </table:table-cell>
          <table:table-cell office:value-type="float" office:value="31.6519611" calcext:value-type="float">
            <text:p>31.6519611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.574837" calcext:value-type="float">
            <text:p>23.574837</text:p>
          </table:table-cell>
          <table:table-cell office:value-type="float" office:value="31.86483055" calcext:value-type="float">
            <text:p>31.86483055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6.624396" calcext:value-type="float">
            <text:p>16.624396</text:p>
          </table:table-cell>
          <table:table-cell office:value-type="float" office:value="31.5706634" calcext:value-type="float">
            <text:p>31.5706634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6.624396" calcext:value-type="float">
            <text:p>16.624396</text:p>
          </table:table-cell>
          <table:table-cell office:value-type="float" office:value="31.35464085" calcext:value-type="float">
            <text:p>31.35464085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6.624396" calcext:value-type="float">
            <text:p>16.624396</text:p>
          </table:table-cell>
          <table:table-cell office:value-type="float" office:value="31.1386183" calcext:value-type="float">
            <text:p>31.1386183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5.89249" calcext:value-type="float">
            <text:p>45.89249</text:p>
          </table:table-cell>
          <table:table-cell office:value-type="float" office:value="30.92259575" calcext:value-type="float">
            <text:p>30.92259575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37.260063" calcext:value-type="float">
            <text:p>137.260063</text:p>
          </table:table-cell>
          <table:table-cell office:value-type="float" office:value="28.82135635" calcext:value-type="float">
            <text:p>28.82135635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37.260063" calcext:value-type="float">
            <text:p>137.260063</text:p>
          </table:table-cell>
          <table:table-cell office:value-type="float" office:value="22.16668235" calcext:value-type="float">
            <text:p>22.16668235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6.124149" calcext:value-type="float">
            <text:p>46.124149</text:p>
          </table:table-cell>
          <table:table-cell office:value-type="float" office:value="15.50353935" calcext:value-type="float">
            <text:p>15.50353935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1.899061" calcext:value-type="float">
            <text:p>21.899061</text:p>
          </table:table-cell>
          <table:table-cell office:value-type="float" office:value="13.6511287" calcext:value-type="float">
            <text:p>13.6511287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1.899061" calcext:value-type="float">
            <text:p>21.899061</text:p>
          </table:table-cell>
          <table:table-cell office:value-type="float" office:value="13.131346" calcext:value-type="float">
            <text:p>13.131346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1.899061" calcext:value-type="float">
            <text:p>21.899061</text:p>
          </table:table-cell>
          <table:table-cell office:value-type="float" office:value="12.55872595" calcext:value-type="float">
            <text:p>12.55872595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2.409869" calcext:value-type="float">
            <text:p>12.409869</text:p>
          </table:table-cell>
          <table:table-cell office:value-type="float" office:value="12.06133605" calcext:value-type="float">
            <text:p>12.06133605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.170415" calcext:value-type="float">
            <text:p>25.170415</text:p>
          </table:table-cell>
          <table:table-cell office:value-type="float" office:value="11.78444805" calcext:value-type="float">
            <text:p>11.78444805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4.432707" calcext:value-type="float">
            <text:p>24.432707</text:p>
          </table:table-cell>
          <table:table-cell office:value-type="float" office:value="10.86953275" calcext:value-type="float">
            <text:p>10.86953275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1.589803" calcext:value-type="float">
            <text:p>11.589803</text:p>
          </table:table-cell>
          <table:table-cell office:value-type="float" office:value="9.99150285" calcext:value-type="float">
            <text:p>9.99150285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.589803" calcext:value-type="float">
            <text:p>11.589803</text:p>
          </table:table-cell>
          <table:table-cell office:value-type="float" office:value="9.75561815" calcext:value-type="float">
            <text:p>9.75561815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.589803" calcext:value-type="float">
            <text:p>11.589803</text:p>
          </table:table-cell>
          <table:table-cell office:value-type="float" office:value="9.51973345" calcext:value-type="float">
            <text:p>9.51973345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.589803" calcext:value-type="float">
            <text:p>11.589803</text:p>
          </table:table-cell>
          <table:table-cell office:value-type="float" office:value="9.479984" calcext:value-type="float">
            <text:p>9.479984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.566134" calcext:value-type="float">
            <text:p>10.566134</text:p>
          </table:table-cell>
          <table:table-cell office:value-type="float" office:value="9.67980045" calcext:value-type="float">
            <text:p>9.67980045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2.676301" calcext:value-type="float">
            <text:p>12.676301</text:p>
          </table:table-cell>
          <table:table-cell office:value-type="float" office:value="9.7750199" calcext:value-type="float">
            <text:p>9.7750199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7.691494" calcext:value-type="float">
            <text:p>17.691494</text:p>
          </table:table-cell>
          <table:table-cell office:value-type="float" office:value="9.32109295" calcext:value-type="float">
            <text:p>9.32109295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.303945" calcext:value-type="float">
            <text:p>12.303945</text:p>
          </table:table-cell>
          <table:table-cell office:value-type="float" office:value="8.61640635" calcext:value-type="float">
            <text:p>8.61640635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2.303945" calcext:value-type="float">
            <text:p>12.303945</text:p>
          </table:table-cell>
          <table:table-cell office:value-type="float" office:value="8.1810972" calcext:value-type="float">
            <text:p>8.1810972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2.303945" calcext:value-type="float">
            <text:p>12.303945</text:p>
          </table:table-cell>
          <table:table-cell office:value-type="float" office:value="7.8265731" calcext:value-type="float">
            <text:p>7.8265731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.867702" calcext:value-type="float">
            <text:p>3.867702</text:p>
          </table:table-cell>
          <table:table-cell office:value-type="float" office:value="7.58365085" calcext:value-type="float">
            <text:p>7.58365085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.166583" calcext:value-type="float">
            <text:p>4.166583</text:p>
          </table:table-cell>
          <table:table-cell office:value-type="float" office:value="7.7911259" calcext:value-type="float">
            <text:p>7.7911259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.997203" calcext:value-type="float">
            <text:p>3.997203</text:p>
          </table:table-cell>
          <table:table-cell office:value-type="float" office:value="7.91518455" calcext:value-type="float">
            <text:p>7.91518455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.075936" calcext:value-type="float">
            <text:p>9.075936</text:p>
          </table:table-cell>
          <table:table-cell office:value-type="float" office:value="7.87487805" calcext:value-type="float">
            <text:p>7.87487805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1.503407" calcext:value-type="float">
            <text:p>11.503407</text:p>
          </table:table-cell>
          <table:table-cell office:value-type="float" office:value="7.54554295" calcext:value-type="float">
            <text:p>7.54554295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0.44666" calcext:value-type="float">
            <text:p>10.44666</text:p>
          </table:table-cell>
          <table:table-cell office:value-type="float" office:value="7.410606" calcext:value-type="float">
            <text:p>7.410606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1.951263" calcext:value-type="float">
            <text:p>11.951263</text:p>
          </table:table-cell>
          <table:table-cell office:value-type="float" office:value="7.39103005" calcext:value-type="float">
            <text:p>7.39103005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872109" calcext:value-type="float">
            <text:p>6.872109</text:p>
          </table:table-cell>
          <table:table-cell office:value-type="float" office:value="7.2328701" calcext:value-type="float">
            <text:p>7.2328701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872109" calcext:value-type="float">
            <text:p>6.872109</text:p>
          </table:table-cell>
          <table:table-cell office:value-type="float" office:value="7.2780802" calcext:value-type="float">
            <text:p>7.2780802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872109" calcext:value-type="float">
            <text:p>6.872109</text:p>
          </table:table-cell>
          <table:table-cell office:value-type="float" office:value="7.3232903" calcext:value-type="float">
            <text:p>7.3232903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872109" calcext:value-type="float">
            <text:p>6.872109</text:p>
          </table:table-cell>
          <table:table-cell office:value-type="float" office:value="7.3685004" calcext:value-type="float">
            <text:p>7.3685004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872109" calcext:value-type="float">
            <text:p>6.872109</text:p>
          </table:table-cell>
          <table:table-cell office:value-type="float" office:value="7.39462055" calcext:value-type="float">
            <text:p>7.39462055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.794814" calcext:value-type="float">
            <text:p>10.794814</text:p>
          </table:table-cell>
          <table:table-cell office:value-type="float" office:value="7.5430242" calcext:value-type="float">
            <text:p>7.5430242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5.586132" calcext:value-type="float">
            <text:p>15.586132</text:p>
          </table:table-cell>
          <table:table-cell office:value-type="float" office:value="7.2372664" calcext:value-type="float">
            <text:p>7.2372664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2.470523" calcext:value-type="float">
            <text:p>12.470523</text:p>
          </table:table-cell>
          <table:table-cell office:value-type="float" office:value="6.7280831" calcext:value-type="float">
            <text:p>6.7280831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.597762" calcext:value-type="float">
            <text:p>3.597762</text:p>
          </table:table-cell>
          <table:table-cell office:value-type="float" office:value="6.53953035" calcext:value-type="float">
            <text:p>6.53953035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.597762" calcext:value-type="float">
            <text:p>3.597762</text:p>
          </table:table-cell>
          <table:table-cell office:value-type="float" office:value="6.51422615" calcext:value-type="float">
            <text:p>6.51422615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.597762" calcext:value-type="float">
            <text:p>3.597762</text:p>
          </table:table-cell>
          <table:table-cell office:value-type="float" office:value="6.48892195" calcext:value-type="float">
            <text:p>6.48892195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.213463" calcext:value-type="float">
            <text:p>5.213463</text:p>
          </table:table-cell>
          <table:table-cell office:value-type="float" office:value="6.74933645" calcext:value-type="float">
            <text:p>6.74933645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.4455" calcext:value-type="float">
            <text:p>7.4455</text:p>
          </table:table-cell>
          <table:table-cell office:value-type="float" office:value="7.0895565" calcext:value-type="float">
            <text:p>7.0895565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.017203" calcext:value-type="float">
            <text:p>8.017203</text:p>
          </table:table-cell>
          <table:table-cell office:value-type="float" office:value="7.0150093" calcext:value-type="float">
            <text:p>7.0150093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647756" calcext:value-type="float">
            <text:p>6.647756</text:p>
          </table:table-cell>
          <table:table-cell office:value-type="float" office:value="6.91187695" calcext:value-type="float">
            <text:p>6.91187695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.191073" calcext:value-type="float">
            <text:p>3.191073</text:p>
          </table:table-cell>
          <table:table-cell office:value-type="float" office:value="6.96238915" calcext:value-type="float">
            <text:p>6.96238915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.489234" calcext:value-type="float">
            <text:p>2.489234</text:p>
          </table:table-cell>
          <table:table-cell office:value-type="float" office:value="7.17450245" calcext:value-type="float">
            <text:p>7.17450245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8.804668" calcext:value-type="float">
            <text:p>8.804668</text:p>
          </table:table-cell>
          <table:table-cell office:value-type="float" office:value="7.2565611" calcext:value-type="float">
            <text:p>7.2565611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.055141" calcext:value-type="float">
            <text:p>10.055141</text:p>
          </table:table-cell>
          <table:table-cell office:value-type="float" office:value="7.1882046" calcext:value-type="float">
            <text:p>7.1882046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8.788064" calcext:value-type="float">
            <text:p>8.788064</text:p>
          </table:table-cell>
          <table:table-cell office:value-type="float" office:value="7.20125945" calcext:value-type="float">
            <text:p>7.20125945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.776311" calcext:value-type="float">
            <text:p>7.776311</text:p>
          </table:table-cell>
          <table:table-cell office:value-type="float" office:value="7.14937155" calcext:value-type="float">
            <text:p>7.14937155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.776311" calcext:value-type="float">
            <text:p>7.776311</text:p>
          </table:table-cell>
          <table:table-cell office:value-type="float" office:value="7.1480713" calcext:value-type="float">
            <text:p>7.1480713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.776311" calcext:value-type="float">
            <text:p>7.776311</text:p>
          </table:table-cell>
          <table:table-cell office:value-type="float" office:value="7.14677105" calcext:value-type="float">
            <text:p>7.14677105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.394512" calcext:value-type="float">
            <text:p>7.394512</text:p>
          </table:table-cell>
          <table:table-cell office:value-type="float" office:value="7.1551608" calcext:value-type="float">
            <text:p>7.1551608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9.840182" calcext:value-type="float">
            <text:p>9.840182</text:p>
          </table:table-cell>
          <table:table-cell office:value-type="float" office:value="7.2188437" calcext:value-type="float">
            <text:p>7.2188437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.679658" calcext:value-type="float">
            <text:p>4.679658</text:p>
          </table:table-cell>
          <table:table-cell office:value-type="float" office:value="7.0597462" calcext:value-type="float">
            <text:p>7.0597462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.402466" calcext:value-type="float">
            <text:p>5.402466</text:p>
          </table:table-cell>
          <table:table-cell office:value-type="float" office:value="6.8755658" calcext:value-type="float">
            <text:p>6.8755658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.699468" calcext:value-type="float">
            <text:p>8.699468</text:p>
          </table:table-cell>
          <table:table-cell office:value-type="float" office:value="6.69183775" calcext:value-type="float">
            <text:p>6.69183775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.091678" calcext:value-type="float">
            <text:p>3.091678</text:p>
          </table:table-cell>
          <table:table-cell office:value-type="float" office:value="6.7188015" calcext:value-type="float">
            <text:p>6.7188015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.091678" calcext:value-type="float">
            <text:p>3.091678</text:p>
          </table:table-cell>
          <table:table-cell office:value-type="float" office:value="7.11242965" calcext:value-type="float">
            <text:p>7.11242965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8.806052" calcext:value-type="float">
            <text:p>8.806052</text:p>
          </table:table-cell>
          <table:table-cell office:value-type="float" office:value="7.37732865" calcext:value-type="float">
            <text:p>7.37732865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.017864" calcext:value-type="float">
            <text:p>12.017864</text:p>
          </table:table-cell>
          <table:table-cell office:value-type="float" office:value="7.30643" calcext:value-type="float">
            <text:p>7.30643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.954556" calcext:value-type="float">
            <text:p>5.954556</text:p>
          </table:table-cell>
          <table:table-cell office:value-type="float" office:value="6.9632788" calcext:value-type="float">
            <text:p>6.9632788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.954556" calcext:value-type="float">
            <text:p>5.954556</text:p>
          </table:table-cell>
          <table:table-cell office:value-type="float" office:value="6.923293" calcext:value-type="float">
            <text:p>6.923293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7.658" calcext:value-type="float">
            <text:p>7.658</text:p>
          </table:table-cell>
          <table:table-cell office:value-type="float" office:value="6.7706326" calcext:value-type="float">
            <text:p>6.7706326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.433339" calcext:value-type="float">
            <text:p>7.433339</text:p>
          </table:table-cell>
          <table:table-cell office:value-type="float" office:value="6.7514204" calcext:value-type="float">
            <text:p>6.7514204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.130407" calcext:value-type="float">
            <text:p>4.130407</text:p>
          </table:table-cell>
          <table:table-cell office:value-type="float" office:value="6.85114325" calcext:value-type="float">
            <text:p>6.85114325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.437538" calcext:value-type="float">
            <text:p>7.437538</text:p>
          </table:table-cell>
          <table:table-cell office:value-type="float" office:value="7.15078585" calcext:value-type="float">
            <text:p>7.15078585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.316238" calcext:value-type="float">
            <text:p>10.316238</text:p>
          </table:table-cell>
          <table:table-cell office:value-type="float" office:value="7.1845649" calcext:value-type="float">
            <text:p>7.1845649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.750306" calcext:value-type="float">
            <text:p>7.750306</text:p>
          </table:table-cell>
          <table:table-cell office:value-type="float" office:value="6.9216558" calcext:value-type="float">
            <text:p>6.9216558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7.750306" calcext:value-type="float">
            <text:p>7.750306</text:p>
          </table:table-cell>
          <table:table-cell office:value-type="float" office:value="6.7870433" calcext:value-type="float">
            <text:p>6.7870433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750306" calcext:value-type="float">
            <text:p>7.750306</text:p>
          </table:table-cell>
          <table:table-cell office:value-type="float" office:value="6.6524308" calcext:value-type="float">
            <text:p>6.6524308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.944106" calcext:value-type="float">
            <text:p>7.944106</text:p>
          </table:table-cell>
          <table:table-cell office:value-type="float" office:value="6.5223667" calcext:value-type="float">
            <text:p>6.5223667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.66817" calcext:value-type="float">
            <text:p>8.66817</text:p>
          </table:table-cell>
          <table:table-cell office:value-type="float" office:value="6.63431035" calcext:value-type="float">
            <text:p>6.63431035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658232" calcext:value-type="float">
            <text:p>6.658232</text:p>
          </table:table-cell>
          <table:table-cell office:value-type="float" office:value="6.6588998" calcext:value-type="float">
            <text:p>6.6588998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99605" calcext:value-type="float">
            <text:p>0.99605</text:p>
          </table:table-cell>
          <table:table-cell office:value-type="float" office:value="6.6062342" calcext:value-type="float">
            <text:p>6.6062342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.727905" calcext:value-type="float">
            <text:p>1.727905</text:p>
          </table:table-cell>
          <table:table-cell office:value-type="float" office:value="6.9395642" calcext:value-type="float">
            <text:p>6.9395642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9.238743" calcext:value-type="float">
            <text:p>9.238743</text:p>
          </table:table-cell>
          <table:table-cell office:value-type="float" office:value="7.2950222" calcext:value-type="float">
            <text:p>7.2950222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.964241" calcext:value-type="float">
            <text:p>10.964241</text:p>
          </table:table-cell>
          <table:table-cell office:value-type="float" office:value="7.07847165" calcext:value-type="float">
            <text:p>7.07847165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8.389658" calcext:value-type="float">
            <text:p>8.389658</text:p>
          </table:table-cell>
          <table:table-cell office:value-type="float" office:value="6.69690445" calcext:value-type="float">
            <text:p>6.69690445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.388079" calcext:value-type="float">
            <text:p>7.388079</text:p>
          </table:table-cell>
          <table:table-cell office:value-type="float" office:value="6.5645215" calcext:value-type="float">
            <text:p>6.5645215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.15484" calcext:value-type="float">
            <text:p>5.15484</text:p>
          </table:table-cell>
          <table:table-cell office:value-type="float" office:value="6.51297435" calcext:value-type="float">
            <text:p>6.51297435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.15484" calcext:value-type="float">
            <text:p>5.15484</text:p>
          </table:table-cell>
          <table:table-cell office:value-type="float" office:value="6.68379985" calcext:value-type="float">
            <text:p>6.68379985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.901348" calcext:value-type="float">
            <text:p>2.901348</text:p>
          </table:table-cell>
          <table:table-cell office:value-type="float" office:value="6.90798425" calcext:value-type="float">
            <text:p>6.90798425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7.273756" calcext:value-type="float">
            <text:p>7.273756</text:p>
          </table:table-cell>
          <table:table-cell office:value-type="float" office:value="7.11586095" calcext:value-type="float">
            <text:p>7.11586095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9.427796" calcext:value-type="float">
            <text:p>9.427796</text:p>
          </table:table-cell>
          <table:table-cell office:value-type="float" office:value="6.96292425" calcext:value-type="float">
            <text:p>6.96292425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.123259" calcext:value-type="float">
            <text:p>10.123259</text:p>
          </table:table-cell>
          <table:table-cell office:value-type="float" office:value="6.7713494" calcext:value-type="float">
            <text:p>6.7713494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.113119" calcext:value-type="float">
            <text:p>8.113119</text:p>
          </table:table-cell>
          <table:table-cell office:value-type="float" office:value="6.6289146" calcext:value-type="float">
            <text:p>6.6289146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.058056" calcext:value-type="float">
            <text:p>5.058056</text:p>
          </table:table-cell>
          <table:table-cell office:value-type="float" office:value="6.6504402" calcext:value-type="float">
            <text:p>6.6504402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.058056" calcext:value-type="float">
            <text:p>5.058056</text:p>
          </table:table-cell>
          <table:table-cell office:value-type="float" office:value="6.74349295" calcext:value-type="float">
            <text:p>6.74349295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.058056" calcext:value-type="float">
            <text:p>5.058056</text:p>
          </table:table-cell>
          <table:table-cell office:value-type="float" office:value="6.69859365" calcext:value-type="float">
            <text:p>6.69859365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149024" calcext:value-type="float">
            <text:p>5.149024</text:p>
          </table:table-cell>
          <table:table-cell office:value-type="float" office:value="6.6979585" calcext:value-type="float">
            <text:p>6.6979585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.182979" calcext:value-type="float">
            <text:p>10.182979</text:p>
          </table:table-cell>
          <table:table-cell office:value-type="float" office:value="6.7111018" calcext:value-type="float">
            <text:p>6.7111018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9.159959" calcext:value-type="float">
            <text:p>9.159959</text:p>
          </table:table-cell>
          <table:table-cell office:value-type="float" office:value="6.56743485" calcext:value-type="float">
            <text:p>6.56743485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.60492" calcext:value-type="float">
            <text:p>5.60492</text:p>
          </table:table-cell>
          <table:table-cell office:value-type="float" office:value="6.60218845" calcext:value-type="float">
            <text:p>6.60218845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7.66265" calcext:value-type="float">
            <text:p>7.66265</text:p>
          </table:table-cell>
          <table:table-cell office:value-type="float" office:value="6.7367221" calcext:value-type="float">
            <text:p>6.7367221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.837065" calcext:value-type="float">
            <text:p>8.837065</text:p>
          </table:table-cell>
          <table:table-cell office:value-type="float" office:value="6.51461845" calcext:value-type="float">
            <text:p>6.51461845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.907732" calcext:value-type="float">
            <text:p>4.907732</text:p>
          </table:table-cell>
          <table:table-cell office:value-type="float" office:value="6.2573264" calcext:value-type="float">
            <text:p>6.2573264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.332897" calcext:value-type="float">
            <text:p>3.332897</text:p>
          </table:table-cell>
          <table:table-cell office:value-type="float" office:value="6.4488886" calcext:value-type="float">
            <text:p>6.4488886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.741999" calcext:value-type="float">
            <text:p>5.741999</text:p>
          </table:table-cell>
          <table:table-cell office:value-type="float" office:value="6.77883875" calcext:value-type="float">
            <text:p>6.77883875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357136" calcext:value-type="float">
            <text:p>6.357136</text:p>
          </table:table-cell>
          <table:table-cell office:value-type="float" office:value="6.91211455" calcext:value-type="float">
            <text:p>6.91211455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.57135" calcext:value-type="float">
            <text:p>8.57135</text:p>
          </table:table-cell>
          <table:table-cell office:value-type="float" office:value="6.9374146" calcext:value-type="float">
            <text:p>6.9374146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9.638528" calcext:value-type="float">
            <text:p>9.638528</text:p>
          </table:table-cell>
          <table:table-cell office:value-type="float" office:value="6.7719092" calcext:value-type="float">
            <text:p>6.7719092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.058882" calcext:value-type="float">
            <text:p>7.058882</text:p>
          </table:table-cell>
          <table:table-cell office:value-type="float" office:value="6.48654605" calcext:value-type="float">
            <text:p>6.48654605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.215022" calcext:value-type="float">
            <text:p>4.215022</text:p>
          </table:table-cell>
          <table:table-cell office:value-type="float" office:value="6.3301652" calcext:value-type="float">
            <text:p>6.3301652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.596299" calcext:value-type="float">
            <text:p>5.596299</text:p>
          </table:table-cell>
          <table:table-cell office:value-type="float" office:value="6.44290895" calcext:value-type="float">
            <text:p>6.44290895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.274563" calcext:value-type="float">
            <text:p>7.274563</text:p>
          </table:table-cell>
          <table:table-cell office:value-type="float" office:value="6.6799195" calcext:value-type="float">
            <text:p>6.6799195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8.543631" calcext:value-type="float">
            <text:p>8.543631</text:p>
          </table:table-cell>
          <table:table-cell office:value-type="float" office:value="6.7796812" calcext:value-type="float">
            <text:p>6.7796812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919111" calcext:value-type="float">
            <text:p>6.919111</text:p>
          </table:table-cell>
          <table:table-cell office:value-type="float" office:value="6.70162675" calcext:value-type="float">
            <text:p>6.70162675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.16007" calcext:value-type="float">
            <text:p>4.16007</text:p>
          </table:table-cell>
          <table:table-cell office:value-type="float" office:value="6.537382" calcext:value-type="float">
            <text:p>6.537382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.045353" calcext:value-type="float">
            <text:p>5.045353</text:p>
          </table:table-cell>
          <table:table-cell office:value-type="float" office:value="6.5110893" calcext:value-type="float">
            <text:p>6.5110893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41189" calcext:value-type="float">
            <text:p>5.41189</text:p>
          </table:table-cell>
          <table:table-cell office:value-type="float" office:value="6.59706165" calcext:value-type="float">
            <text:p>6.59706165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.30964" calcext:value-type="float">
            <text:p>7.30964</text:p>
          </table:table-cell>
          <table:table-cell office:value-type="float" office:value="6.8615259" calcext:value-type="float">
            <text:p>6.8615259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9.855031" calcext:value-type="float">
            <text:p>9.855031</text:p>
          </table:table-cell>
          <table:table-cell office:value-type="float" office:value="6.8766668" calcext:value-type="float">
            <text:p>6.8766668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8.295593" calcext:value-type="float">
            <text:p>8.295593</text:p>
          </table:table-cell>
          <table:table-cell office:value-type="float" office:value="6.76453815" calcext:value-type="float">
            <text:p>6.76453815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.220577" calcext:value-type="float">
            <text:p>3.220577</text:p>
          </table:table-cell>
          <table:table-cell office:value-type="float" office:value="6.54149435" calcext:value-type="float">
            <text:p>6.54149435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.691224" calcext:value-type="float">
            <text:p>3.691224</text:p>
          </table:table-cell>
          <table:table-cell office:value-type="float" office:value="6.8973071" calcext:value-type="float">
            <text:p>6.8973071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8.738976" calcext:value-type="float">
            <text:p>8.738976</text:p>
          </table:table-cell>
          <table:table-cell office:value-type="float" office:value="7.2763873" calcext:value-type="float">
            <text:p>7.2763873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9.9319" calcext:value-type="float">
            <text:p>9.9319</text:p>
          </table:table-cell>
          <table:table-cell office:value-type="float" office:value="7.18241975" calcext:value-type="float">
            <text:p>7.18241975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8.407515" calcext:value-type="float">
            <text:p>8.407515</text:p>
          </table:table-cell>
          <table:table-cell office:value-type="float" office:value="7.028806" calcext:value-type="float">
            <text:p>7.028806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863137" calcext:value-type="float">
            <text:p>6.863137</text:p>
          </table:table-cell>
          <table:table-cell office:value-type="float" office:value="6.83866195" calcext:value-type="float">
            <text:p>6.83866195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.261242" calcext:value-type="float">
            <text:p>5.261242</text:p>
          </table:table-cell>
          <table:table-cell office:value-type="float" office:value="7.0265227" calcext:value-type="float">
            <text:p>7.0265227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.931265" calcext:value-type="float">
            <text:p>3.931265</text:p>
          </table:table-cell>
          <table:table-cell office:value-type="float" office:value="7.1606929" calcext:value-type="float">
            <text:p>7.1606929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.931265" calcext:value-type="float">
            <text:p>3.931265</text:p>
          </table:table-cell>
          <table:table-cell office:value-type="float" office:value="7.36136195" calcext:value-type="float">
            <text:p>7.36136195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469897" calcext:value-type="float">
            <text:p>6.469897</text:p>
          </table:table-cell>
          <table:table-cell office:value-type="float" office:value="7.4227647" calcext:value-type="float">
            <text:p>7.4227647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.33651" calcext:value-type="float">
            <text:p>10.33651</text:p>
          </table:table-cell>
          <table:table-cell office:value-type="float" office:value="7.5269112" calcext:value-type="float">
            <text:p>7.5269112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9.269797" calcext:value-type="float">
            <text:p>9.269797</text:p>
          </table:table-cell>
          <table:table-cell office:value-type="float" office:value="7.46087835" calcext:value-type="float">
            <text:p>7.46087835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982542" calcext:value-type="float">
            <text:p>6.982542</text:p>
          </table:table-cell>
          <table:table-cell office:value-type="float" office:value="7.46100745" calcext:value-type="float">
            <text:p>7.46100745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.634216" calcext:value-type="float">
            <text:p>3.634216</text:p>
          </table:table-cell>
          <table:table-cell office:value-type="float" office:value="7.3491222" calcext:value-type="float">
            <text:p>7.3491222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.634216" calcext:value-type="float">
            <text:p>3.634216</text:p>
          </table:table-cell>
          <table:table-cell office:value-type="float" office:value="7.40465325" calcext:value-type="float">
            <text:p>7.40465325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7648" calcext:value-type="float">
            <text:p>6.7648</text:p>
          </table:table-cell>
          <table:table-cell office:value-type="float" office:value="7.52712995" calcext:value-type="float">
            <text:p>7.5271299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.701175" calcext:value-type="float">
            <text:p>10.701175</text:p>
          </table:table-cell>
          <table:table-cell office:value-type="float" office:value="7.6226404" calcext:value-type="float">
            <text:p>7.6226404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.612458" calcext:value-type="float">
            <text:p>7.612458</text:p>
          </table:table-cell>
          <table:table-cell office:value-type="float" office:value="7.44780355" calcext:value-type="float">
            <text:p>7.44780355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.612458" calcext:value-type="float">
            <text:p>7.612458</text:p>
          </table:table-cell>
          <table:table-cell office:value-type="float" office:value="7.36682605" calcext:value-type="float">
            <text:p>7.36682605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.834717" calcext:value-type="float">
            <text:p>3.834717</text:p>
          </table:table-cell>
          <table:table-cell office:value-type="float" office:value="7.35390815" calcext:value-type="float">
            <text:p>7.35390815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0.336832" calcext:value-type="float">
            <text:p>10.336832</text:p>
          </table:table-cell>
          <table:table-cell office:value-type="float" office:value="7.58779905" calcext:value-type="float">
            <text:p>7.5877990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1.272828" calcext:value-type="float">
            <text:p>11.272828</text:p>
          </table:table-cell>
          <table:table-cell office:value-type="float" office:value="7.40387345" calcext:value-type="float">
            <text:p>7.40387345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859625" calcext:value-type="float">
            <text:p>6.859625</text:p>
          </table:table-cell>
          <table:table-cell office:value-type="float" office:value="6.9943754" calcext:value-type="float">
            <text:p>6.9943754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859625" calcext:value-type="float">
            <text:p>6.859625</text:p>
          </table:table-cell>
          <table:table-cell office:value-type="float" office:value="6.901174" calcext:value-type="float">
            <text:p>6.901174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.604634" calcext:value-type="float">
            <text:p>4.604634</text:p>
          </table:table-cell>
          <table:table-cell office:value-type="float" office:value="6.9891246" calcext:value-type="float">
            <text:p>6.9891246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0.620352" calcext:value-type="float">
            <text:p>10.620352</text:p>
          </table:table-cell>
          <table:table-cell office:value-type="float" office:value="7.25818395" calcext:value-type="float">
            <text:p>7.25818395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.944646" calcext:value-type="float">
            <text:p>7.944646</text:p>
          </table:table-cell>
          <table:table-cell office:value-type="float" office:value="7.0816818" calcext:value-type="float">
            <text:p>7.0816818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.944646" calcext:value-type="float">
            <text:p>7.944646</text:p>
          </table:table-cell>
          <table:table-cell office:value-type="float" office:value="6.83708845" calcext:value-type="float">
            <text:p>6.83708845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.15932" calcext:value-type="float">
            <text:p>5.15932</text:p>
          </table:table-cell>
          <table:table-cell office:value-type="float" office:value="6.7202965" calcext:value-type="float">
            <text:p>6.7202965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8.552827" calcext:value-type="float">
            <text:p>8.552827</text:p>
          </table:table-cell>
          <table:table-cell office:value-type="float" office:value="6.81147305" calcext:value-type="float">
            <text:p>6.81147305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9.015853" calcext:value-type="float">
            <text:p>9.015853</text:p>
          </table:table-cell>
          <table:table-cell office:value-type="float" office:value="6.72294955" calcext:value-type="float">
            <text:p>6.72294955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9.272379" calcext:value-type="float">
            <text:p>9.272379</text:p>
          </table:table-cell>
          <table:table-cell office:value-type="float" office:value="6.46014145" calcext:value-type="float">
            <text:p>6.46014145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.744837" calcext:value-type="float">
            <text:p>4.744837</text:p>
          </table:table-cell>
          <table:table-cell office:value-type="float" office:value="6.25752735" calcext:value-type="float">
            <text:p>6.25752735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.744837" calcext:value-type="float">
            <text:p>4.744837</text:p>
          </table:table-cell>
          <table:table-cell office:value-type="float" office:value="6.4794261" calcext:value-type="float">
            <text:p>6.4794261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08375" calcext:value-type="float">
            <text:p>6.08375</text:p>
          </table:table-cell>
          <table:table-cell office:value-type="float" office:value="6.65703015" calcext:value-type="float">
            <text:p>6.65703015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8.675009" calcext:value-type="float">
            <text:p>8.675009</text:p>
          </table:table-cell>
          <table:table-cell office:value-type="float" office:value="6.59365105" calcext:value-type="float">
            <text:p>6.59365105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.204438" calcext:value-type="float">
            <text:p>7.204438</text:p>
          </table:table-cell>
          <table:table-cell office:value-type="float" office:value="6.383531" calcext:value-type="float">
            <text:p>6.383531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.992908" calcext:value-type="float">
            <text:p>5.992908</text:p>
          </table:table-cell>
          <table:table-cell office:value-type="float" office:value="6.29469555" calcext:value-type="float">
            <text:p>6.29469555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7.3541" calcext:value-type="float">
            <text:p>7.3541</text:p>
          </table:table-cell>
          <table:table-cell office:value-type="float" office:value="6.3361404" calcext:value-type="float">
            <text:p>6.3361404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8.512535" calcext:value-type="float">
            <text:p>8.512535</text:p>
          </table:table-cell>
          <table:table-cell office:value-type="float" office:value="6.4250327" calcext:value-type="float">
            <text:p>6.4250327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65832" calcext:value-type="float">
            <text:p>6.65832</text:p>
          </table:table-cell>
          <table:table-cell office:value-type="float" office:value="6.4669392" calcext:value-type="float">
            <text:p>6.4669392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.082867" calcext:value-type="float">
            <text:p>3.082867</text:p>
          </table:table-cell>
          <table:table-cell office:value-type="float" office:value="6.55016805" calcext:value-type="float">
            <text:p>6.5501680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.995597" calcext:value-type="float">
            <text:p>4.995597</text:p>
          </table:table-cell>
          <table:table-cell office:value-type="float" office:value="6.7330867" calcext:value-type="float">
            <text:p>6.7330867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8.618637" calcext:value-type="float">
            <text:p>8.618637</text:p>
          </table:table-cell>
          <table:table-cell office:value-type="float" office:value="6.64190555" calcext:value-type="float">
            <text:p>6.64190555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9.985821" calcext:value-type="float">
            <text:p>9.985821</text:p>
          </table:table-cell>
          <table:table-cell office:value-type="float" office:value="6.3695724" calcext:value-type="float">
            <text:p>6.3695724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.090309" calcext:value-type="float">
            <text:p>7.090309</text:p>
          </table:table-cell>
          <table:table-cell office:value-type="float" office:value="6.22270375" calcext:value-type="float">
            <text:p>6.2227037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.052779" calcext:value-type="float">
            <text:p>3.052779</text:p>
          </table:table-cell>
          <table:table-cell office:value-type="float" office:value="6.3049152" calcext:value-type="float">
            <text:p>6.3049152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.608807" calcext:value-type="float">
            <text:p>5.608807</text:p>
          </table:table-cell>
          <table:table-cell office:value-type="float" office:value="6.4059396" calcext:value-type="float">
            <text:p>6.4059396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982851" calcext:value-type="float">
            <text:p>6.982851</text:p>
          </table:table-cell>
          <table:table-cell office:value-type="float" office:value="6.3020283" calcext:value-type="float">
            <text:p>6.3020283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782357" calcext:value-type="float">
            <text:p>6.782357</text:p>
          </table:table-cell>
          <table:table-cell office:value-type="float" office:value="6.31847815" calcext:value-type="float">
            <text:p>6.31847815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.759691" calcext:value-type="float">
            <text:p>3.759691</text:p>
          </table:table-cell>
          <table:table-cell office:value-type="float" office:value="6.2338191" calcext:value-type="float">
            <text:p>6.2338191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.220097" calcext:value-type="float">
            <text:p>5.220097</text:p>
          </table:table-cell>
          <table:table-cell office:value-type="float" office:value="6.1996879" calcext:value-type="float">
            <text:p>6.1996879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9.182812" calcext:value-type="float">
            <text:p>9.182812</text:p>
          </table:table-cell>
          <table:table-cell office:value-type="float" office:value="6.44334025" calcext:value-type="float">
            <text:p>6.44334025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8.296918" calcext:value-type="float">
            <text:p>8.296918</text:p>
          </table:table-cell>
          <table:table-cell office:value-type="float" office:value="6.5133802" calcext:value-type="float">
            <text:p>6.5133802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.816168" calcext:value-type="float">
            <text:p>4.816168</text:p>
          </table:table-cell>
          <table:table-cell office:value-type="float" office:value="6.397053" calcext:value-type="float">
            <text:p>6.397053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.472608" calcext:value-type="float">
            <text:p>4.472608</text:p>
          </table:table-cell>
          <table:table-cell office:value-type="float" office:value="6.4547633" calcext:value-type="float">
            <text:p>6.4547633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.427729" calcext:value-type="float">
            <text:p>5.427729</text:p>
          </table:table-cell>
          <table:table-cell office:value-type="float" office:value="6.2958209" calcext:value-type="float">
            <text:p>6.2958209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821805" calcext:value-type="float">
            <text:p>6.821805</text:p>
          </table:table-cell>
          <table:table-cell office:value-type="float" office:value="6.40262755" calcext:value-type="float">
            <text:p>6.40262755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9.131946" calcext:value-type="float">
            <text:p>9.131946</text:p>
          </table:table-cell>
          <table:table-cell office:value-type="float" office:value="6.3933742" calcext:value-type="float">
            <text:p>6.3933742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9.350665" calcext:value-type="float">
            <text:p>9.350665</text:p>
          </table:table-cell>
          <table:table-cell office:value-type="float" office:value="6.2575652" calcext:value-type="float">
            <text:p>6.2575652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8.322897" calcext:value-type="float">
            <text:p>8.322897</text:p>
          </table:table-cell>
          <table:table-cell office:value-type="float" office:value="6.25520415" calcext:value-type="float">
            <text:p>6.25520415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74124" calcext:value-type="float">
            <text:p>6.74124</text:p>
          </table:table-cell>
          <table:table-cell office:value-type="float" office:value="6.24694635" calcext:value-type="float">
            <text:p>6.24694635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.171974" calcext:value-type="float">
            <text:p>3.171974</text:p>
          </table:table-cell>
          <table:table-cell office:value-type="float" office:value="6.3177714" calcext:value-type="float">
            <text:p>6.3177714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.171974" calcext:value-type="float">
            <text:p>3.171974</text:p>
          </table:table-cell>
          <table:table-cell office:value-type="float" office:value="6.36564195" calcext:value-type="float">
            <text:p>6.36564195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7.048448" calcext:value-type="float">
            <text:p>7.048448</text:p>
          </table:table-cell>
          <table:table-cell office:value-type="float" office:value="6.5579167" calcext:value-type="float">
            <text:p>6.5579167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8.734538" calcext:value-type="float">
            <text:p>8.734538</text:p>
          </table:table-cell>
          <table:table-cell office:value-type="float" office:value="6.5443463" calcext:value-type="float">
            <text:p>6.5443463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.073267" calcext:value-type="float">
            <text:p>5.073267</text:p>
          </table:table-cell>
          <table:table-cell office:value-type="float" office:value="6.5048692" calcext:value-type="float">
            <text:p>6.5048692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.530581" calcext:value-type="float">
            <text:p>3.530581</text:p>
          </table:table-cell>
          <table:table-cell office:value-type="float" office:value="6.5978845" calcext:value-type="float">
            <text:p>6.5978845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7.311848" calcext:value-type="float">
            <text:p>7.311848</text:p>
          </table:table-cell>
          <table:table-cell office:value-type="float" office:value="6.78501815" calcext:value-type="float">
            <text:p>6.78501815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.089176" calcext:value-type="float">
            <text:p>5.089176</text:p>
          </table:table-cell>
          <table:table-cell office:value-type="float" office:value="6.89094095" calcext:value-type="float">
            <text:p>6.89094095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.077067" calcext:value-type="float">
            <text:p>3.077067</text:p>
          </table:table-cell>
          <table:table-cell office:value-type="float" office:value="6.8189166" calcext:value-type="float">
            <text:p>6.8189166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0.093144" calcext:value-type="float">
            <text:p>10.093144</text:p>
          </table:table-cell>
          <table:table-cell office:value-type="float" office:value="6.8474977" calcext:value-type="float">
            <text:p>6.8474977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0.583611" calcext:value-type="float">
            <text:p>10.583611</text:p>
          </table:table-cell>
          <table:table-cell office:value-type="float" office:value="6.8305261" calcext:value-type="float">
            <text:p>6.8305261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.970374" calcext:value-type="float">
            <text:p>5.970374</text:p>
          </table:table-cell>
          <table:table-cell office:value-type="float" office:value="6.90357075" calcext:value-type="float">
            <text:p>6.90357075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.970374" calcext:value-type="float">
            <text:p>5.970374</text:p>
          </table:table-cell>
          <table:table-cell office:value-type="float" office:value="7.20727725" calcext:value-type="float">
            <text:p>7.20727725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.29376" calcext:value-type="float">
            <text:p>1.29376</text:p>
          </table:table-cell>
          <table:table-cell office:value-type="float" office:value="7.2715005" calcext:value-type="float">
            <text:p>7.2715005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7.563862" calcext:value-type="float">
            <text:p>7.563862</text:p>
          </table:table-cell>
          <table:table-cell office:value-type="float" office:value="7.75801285" calcext:value-type="float">
            <text:p>7.75801285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636738" calcext:value-type="float">
            <text:p>6.636738</text:p>
          </table:table-cell>
          <table:table-cell office:value-type="float" office:value="7.9310201" calcext:value-type="float">
            <text:p>7.9310201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415766" calcext:value-type="float">
            <text:p>6.415766</text:p>
          </table:table-cell>
          <table:table-cell office:value-type="float" office:value="8.15038355" calcext:value-type="float">
            <text:p>8.15038355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9.303444" calcext:value-type="float">
            <text:p>9.303444</text:p>
          </table:table-cell>
          <table:table-cell office:value-type="float" office:value="8.06898835" calcext:value-type="float">
            <text:p>8.06898835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8.157741" calcext:value-type="float">
            <text:p>8.157741</text:p>
          </table:table-cell>
          <table:table-cell office:value-type="float" office:value="8.19935235" calcext:value-type="float">
            <text:p>8.19935235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.157741" calcext:value-type="float">
            <text:p>8.157741</text:p>
          </table:table-cell>
          <table:table-cell office:value-type="float" office:value="8.33595035" calcext:value-type="float">
            <text:p>8.33595035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.129385" calcext:value-type="float">
            <text:p>4.129385</text:p>
          </table:table-cell>
          <table:table-cell office:value-type="float" office:value="8.4288444" calcext:value-type="float">
            <text:p>8.4288444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7.017469" calcext:value-type="float">
            <text:p>7.017469</text:p>
          </table:table-cell>
          <table:table-cell office:value-type="float" office:value="8.7416388" calcext:value-type="float">
            <text:p>8.7416388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77704" calcext:value-type="float">
            <text:p>6.77704</text:p>
          </table:table-cell>
          <table:table-cell office:value-type="float" office:value="8.910029" calcext:value-type="float">
            <text:p>8.910029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7.944996" calcext:value-type="float">
            <text:p>7.944996</text:p>
          </table:table-cell>
          <table:table-cell office:value-type="float" office:value="9.09044065" calcext:value-type="float">
            <text:p>9.09044065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933573" calcext:value-type="float">
            <text:p>6.933573</text:p>
          </table:table-cell>
          <table:table-cell office:value-type="float" office:value="9.2721471" calcext:value-type="float">
            <text:p>9.2721471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7.273254" calcext:value-type="float">
            <text:p>7.273254</text:p>
          </table:table-cell>
          <table:table-cell office:value-type="float" office:value="9.54050585" calcext:value-type="float">
            <text:p>9.54050585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9.430304" calcext:value-type="float">
            <text:p>9.430304</text:p>
          </table:table-cell>
          <table:table-cell office:value-type="float" office:value="9.79188055" calcext:value-type="float">
            <text:p>9.79188055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.648689" calcext:value-type="float">
            <text:p>3.648689</text:p>
          </table:table-cell>
          <table:table-cell office:value-type="float" office:value="9.93540275" calcext:value-type="float">
            <text:p>9.93540275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.648689" calcext:value-type="float">
            <text:p>3.648689</text:p>
          </table:table-cell>
          <table:table-cell office:value-type="float" office:value="10.3680057" calcext:value-type="float">
            <text:p>10.3680057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.753712" calcext:value-type="float">
            <text:p>9.753712</text:p>
          </table:table-cell>
          <table:table-cell office:value-type="float" office:value="10.5892143" calcext:value-type="float">
            <text:p>10.5892143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2.044504" calcext:value-type="float">
            <text:p>12.044504</text:p>
          </table:table-cell>
          <table:table-cell office:value-type="float" office:value="11.29839465" calcext:value-type="float">
            <text:p>11.29839465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2.044504" calcext:value-type="float">
            <text:p>12.044504</text:p>
          </table:table-cell>
          <table:table-cell office:value-type="float" office:value="11.41505565" calcext:value-type="float">
            <text:p>11.41505565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.254839" calcext:value-type="float">
            <text:p>7.254839</text:p>
          </table:table-cell>
          <table:table-cell office:value-type="float" office:value="11.53171665" calcext:value-type="float">
            <text:p>11.53171665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1.024007" calcext:value-type="float">
            <text:p>11.024007</text:p>
          </table:table-cell>
          <table:table-cell office:value-type="float" office:value="11.54957915" calcext:value-type="float">
            <text:p>11.54957915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1.024007" calcext:value-type="float">
            <text:p>11.024007</text:p>
          </table:table-cell>
          <table:table-cell office:value-type="float" office:value="12.1056493" calcext:value-type="float">
            <text:p>12.1056493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1.024007" calcext:value-type="float">
            <text:p>11.024007</text:p>
          </table:table-cell>
          <table:table-cell office:value-type="float" office:value="12.1172401" calcext:value-type="float">
            <text:p>12.1172401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.787862" calcext:value-type="float">
            <text:p>4.787862</text:p>
          </table:table-cell>
          <table:table-cell office:value-type="float" office:value="12.1288309" calcext:value-type="float">
            <text:p>12.1288309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1.910724" calcext:value-type="float">
            <text:p>11.910724</text:p>
          </table:table-cell>
          <table:table-cell office:value-type="float" office:value="12.45222895" calcext:value-type="float">
            <text:p>12.45222895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0.889701" calcext:value-type="float">
            <text:p>10.889701</text:p>
          </table:table-cell>
          <table:table-cell office:value-type="float" office:value="12.2911267" calcext:value-type="float">
            <text:p>12.2911267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0.015622" calcext:value-type="float">
            <text:p>10.015622</text:p>
          </table:table-cell>
          <table:table-cell office:value-type="float" office:value="12.1810756" calcext:value-type="float">
            <text:p>12.1810756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0.385273" calcext:value-type="float">
            <text:p>10.385273</text:p>
          </table:table-cell>
          <table:table-cell office:value-type="float" office:value="12.11472845" calcext:value-type="float">
            <text:p>12.11472845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0.385273" calcext:value-type="float">
            <text:p>10.385273</text:p>
          </table:table-cell>
          <table:table-cell office:value-type="float" office:value="12.02989875" calcext:value-type="float">
            <text:p>12.02989875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0.385273" calcext:value-type="float">
            <text:p>10.385273</text:p>
          </table:table-cell>
          <table:table-cell office:value-type="float" office:value="11.94506905" calcext:value-type="float">
            <text:p>11.94506905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1.579125" calcext:value-type="float">
            <text:p>11.579125</text:p>
          </table:table-cell>
          <table:table-cell office:value-type="float" office:value="11.7172995" calcext:value-type="float">
            <text:p>11.7172995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2.300748" calcext:value-type="float">
            <text:p>12.300748</text:p>
          </table:table-cell>
          <table:table-cell office:value-type="float" office:value="12.44309775" calcext:value-type="float">
            <text:p>12.44309775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2.300748" calcext:value-type="float">
            <text:p>12.300748</text:p>
          </table:table-cell>
          <table:table-cell office:value-type="float" office:value="12.98167745" calcext:value-type="float">
            <text:p>12.98167745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2.300748" calcext:value-type="float">
            <text:p>12.300748</text:p>
          </table:table-cell>
          <table:table-cell office:value-type="float" office:value="13.12165375" calcext:value-type="float">
            <text:p>13.12165375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2.300748" calcext:value-type="float">
            <text:p>12.300748</text:p>
          </table:table-cell>
          <table:table-cell office:value-type="float" office:value="13.26163005" calcext:value-type="float">
            <text:p>13.26163005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8.072861" calcext:value-type="float">
            <text:p>8.072861</text:p>
          </table:table-cell>
          <table:table-cell office:value-type="float" office:value="13.40160635" calcext:value-type="float">
            <text:p>13.40160635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3.937319" calcext:value-type="float">
            <text:p>23.937319</text:p>
          </table:table-cell>
          <table:table-cell office:value-type="float" office:value="13.4217054" calcext:value-type="float">
            <text:p>13.4217054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.377724" calcext:value-type="float">
            <text:p>14.377724</text:p>
          </table:table-cell>
          <table:table-cell office:value-type="float" office:value="12.7492548" calcext:value-type="float">
            <text:p>12.7492548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.377724" calcext:value-type="float">
            <text:p>14.377724</text:p>
          </table:table-cell>
          <table:table-cell office:value-type="float" office:value="12.1408175" calcext:value-type="float">
            <text:p>12.1408175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7.612089" calcext:value-type="float">
            <text:p>7.612089</text:p>
          </table:table-cell>
          <table:table-cell office:value-type="float" office:value="11.8075407" calcext:value-type="float">
            <text:p>11.8075407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2.14541" calcext:value-type="float">
            <text:p>22.14541</text:p>
          </table:table-cell>
          <table:table-cell office:value-type="float" office:value="11.52064115" calcext:value-type="float">
            <text:p>11.52064115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1.255823" calcext:value-type="float">
            <text:p>11.255823</text:p>
          </table:table-cell>
          <table:table-cell office:value-type="float" office:value="10.50707555" calcext:value-type="float">
            <text:p>10.50707555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1.255823" calcext:value-type="float">
            <text:p>11.255823</text:p>
          </table:table-cell>
          <table:table-cell office:value-type="float" office:value="10.0379893" calcext:value-type="float">
            <text:p>10.0379893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1.255823" calcext:value-type="float">
            <text:p>11.255823</text:p>
          </table:table-cell>
          <table:table-cell office:value-type="float" office:value="10.0230216" calcext:value-type="float">
            <text:p>10.0230216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8.688679" calcext:value-type="float">
            <text:p>8.688679</text:p>
          </table:table-cell>
          <table:table-cell office:value-type="float" office:value="9.63209325" calcext:value-type="float">
            <text:p>9.63209325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8.688679" calcext:value-type="float">
            <text:p>8.688679</text:p>
          </table:table-cell>
          <table:table-cell office:value-type="float" office:value="9.76339325" calcext:value-type="float">
            <text:p>9.76339325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8.688679" calcext:value-type="float">
            <text:p>8.688679</text:p>
          </table:table-cell>
          <table:table-cell office:value-type="float" office:value="10.14585185" calcext:value-type="float">
            <text:p>10.14585185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8.688679" calcext:value-type="float">
            <text:p>8.688679</text:p>
          </table:table-cell>
          <table:table-cell office:value-type="float" office:value="10.18297525" calcext:value-type="float">
            <text:p>10.18297525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8.688679" calcext:value-type="float">
            <text:p>8.688679</text:p>
          </table:table-cell>
          <table:table-cell office:value-type="float" office:value="10.00632005" calcext:value-type="float">
            <text:p>10.00632005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.829882" calcext:value-type="float">
            <text:p>5.829882</text:p>
          </table:table-cell>
          <table:table-cell office:value-type="float" office:value="9.80275165" calcext:value-type="float">
            <text:p>9.80275165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6.09509" calcext:value-type="float">
            <text:p>26.09509</text:p>
          </table:table-cell>
          <table:table-cell office:value-type="float" office:value="9.7421231" calcext:value-type="float">
            <text:p>9.7421231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3.072342" calcext:value-type="float">
            <text:p>23.072342</text:p>
          </table:table-cell>
          <table:table-cell office:value-type="float" office:value="8.66823415" calcext:value-type="float">
            <text:p>8.66823415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5.100274" calcext:value-type="float">
            <text:p>15.100274</text:p>
          </table:table-cell>
          <table:table-cell office:value-type="float" office:value="8.07460995" calcext:value-type="float">
            <text:p>8.07460995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5.100274" calcext:value-type="float">
            <text:p>15.100274</text:p>
          </table:table-cell>
          <table:table-cell office:value-type="float" office:value="7.7863643" calcext:value-type="float">
            <text:p>7.7863643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5.100274" calcext:value-type="float">
            <text:p>15.100274</text:p>
          </table:table-cell>
          <table:table-cell office:value-type="float" office:value="7.49811865" calcext:value-type="float">
            <text:p>7.49811865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8.474842" calcext:value-type="float">
            <text:p>8.474842</text:p>
          </table:table-cell>
          <table:table-cell office:value-type="float" office:value="7.209873" calcext:value-type="float">
            <text:p>7.209873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0.488307" calcext:value-type="float">
            <text:p>10.488307</text:p>
          </table:table-cell>
          <table:table-cell office:value-type="float" office:value="7.25289895" calcext:value-type="float">
            <text:p>7.25289895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.208978" calcext:value-type="float">
            <text:p>2.208978</text:p>
          </table:table-cell>
          <table:table-cell office:value-type="float" office:value="7.070884" calcext:value-type="float">
            <text:p>7.070884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7.712188" calcext:value-type="float">
            <text:p>7.712188</text:p>
          </table:table-cell>
          <table:table-cell office:value-type="float" office:value="7.4431527" calcext:value-type="float">
            <text:p>7.4431527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.874098" calcext:value-type="float">
            <text:p>1.874098</text:p>
          </table:table-cell>
          <table:table-cell office:value-type="float" office:value="7.5402609" calcext:value-type="float">
            <text:p>7.5402609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.874098" calcext:value-type="float">
            <text:p>1.874098</text:p>
          </table:table-cell>
          <table:table-cell office:value-type="float" office:value="8.0290599" calcext:value-type="float">
            <text:p>8.0290599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874098" calcext:value-type="float">
            <text:p>1.874098</text:p>
          </table:table-cell>
          <table:table-cell office:value-type="float" office:value="9.3178618" calcext:value-type="float">
            <text:p>9.3178618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.956469" calcext:value-type="float">
            <text:p>10.956469</text:p>
          </table:table-cell>
          <table:table-cell office:value-type="float" office:value="10.326181" calcext:value-type="float">
            <text:p>10.326181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.437256" calcext:value-type="float">
            <text:p>3.437256</text:p>
          </table:table-cell>
          <table:table-cell office:value-type="float" office:value="10.88038165" calcext:value-type="float">
            <text:p>10.88038165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1.314679" calcext:value-type="float">
            <text:p>11.314679</text:p>
          </table:table-cell>
          <table:table-cell office:value-type="float" office:value="11.81054295" calcext:value-type="float">
            <text:p>11.81054295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6.337851" calcext:value-type="float">
            <text:p>16.337851</text:p>
          </table:table-cell>
          <table:table-cell office:value-type="float" office:value="12.3468331" calcext:value-type="float">
            <text:p>12.3468331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.431147" calcext:value-type="float">
            <text:p>9.431147</text:p>
          </table:table-cell>
          <table:table-cell office:value-type="float" office:value="11.98952775" calcext:value-type="float">
            <text:p>11.98952775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.155575" calcext:value-type="float">
            <text:p>5.155575</text:p>
          </table:table-cell>
          <table:table-cell office:value-type="float" office:value="11.94253665" calcext:value-type="float">
            <text:p>11.94253665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.617311" calcext:value-type="float">
            <text:p>4.617311</text:p>
          </table:table-cell>
          <table:table-cell office:value-type="float" office:value="12.13461105" calcext:value-type="float">
            <text:p>12.13461105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.617311" calcext:value-type="float">
            <text:p>4.617311</text:p>
          </table:table-cell>
          <table:table-cell office:value-type="float" office:value="12.3658672" calcext:value-type="float">
            <text:p>12.3658672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.617311" calcext:value-type="float">
            <text:p>4.617311</text:p>
          </table:table-cell>
          <table:table-cell office:value-type="float" office:value="12.59712335" calcext:value-type="float">
            <text:p>12.5971233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.199858" calcext:value-type="float">
            <text:p>11.199858</text:p>
          </table:table-cell>
          <table:table-cell office:value-type="float" office:value="12.5080331" calcext:value-type="float">
            <text:p>12.5080331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9.335361" calcext:value-type="float">
            <text:p>9.335361</text:p>
          </table:table-cell>
          <table:table-cell office:value-type="float" office:value="12.3672688" calcext:value-type="float">
            <text:p>12.3672688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9.335361" calcext:value-type="float">
            <text:p>9.335361</text:p>
          </table:table-cell>
          <table:table-cell office:value-type="float" office:value="12.31972935" calcext:value-type="float">
            <text:p>12.31972935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9.335361" calcext:value-type="float">
            <text:p>9.335361</text:p>
          </table:table-cell>
          <table:table-cell office:value-type="float" office:value="12.2721899" calcext:value-type="float">
            <text:p>12.2721899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9.335361" calcext:value-type="float">
            <text:p>9.335361</text:p>
          </table:table-cell>
          <table:table-cell office:value-type="float" office:value="12.2214392" calcext:value-type="float">
            <text:p>12.2214392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848008" calcext:value-type="float">
            <text:p>6.848008</text:p>
          </table:table-cell>
          <table:table-cell office:value-type="float" office:value="12.3541843" calcext:value-type="float">
            <text:p>12.3541843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9.654352" calcext:value-type="float">
            <text:p>9.654352</text:p>
          </table:table-cell>
          <table:table-cell office:value-type="float" office:value="12.4750626" calcext:value-type="float">
            <text:p>12.4750626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9.654352" calcext:value-type="float">
            <text:p>9.654352</text:p>
          </table:table-cell>
          <table:table-cell office:value-type="float" office:value="12.4556237" calcext:value-type="float">
            <text:p>12.4556237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1.650078" calcext:value-type="float">
            <text:p>11.650078</text:p>
          </table:table-cell>
          <table:table-cell office:value-type="float" office:value="12.4361848" calcext:value-type="float">
            <text:p>12.4361848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7.650136" calcext:value-type="float">
            <text:p>27.650136</text:p>
          </table:table-cell>
          <table:table-cell office:value-type="float" office:value="12.2955413" calcext:value-type="float">
            <text:p>12.2955413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2.040482" calcext:value-type="float">
            <text:p>22.040482</text:p>
          </table:table-cell>
          <table:table-cell office:value-type="float" office:value="11.40134315" calcext:value-type="float">
            <text:p>11.40134315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2.040482" calcext:value-type="float">
            <text:p>22.040482</text:p>
          </table:table-cell>
          <table:table-cell office:value-type="float" office:value="10.63362705" calcext:value-type="float">
            <text:p>10.63362705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2.040482" calcext:value-type="float">
            <text:p>22.040482</text:p>
          </table:table-cell>
          <table:table-cell office:value-type="float" office:value="9.85300025" calcext:value-type="float">
            <text:p>9.85300025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2.040482" calcext:value-type="float">
            <text:p>22.040482</text:p>
          </table:table-cell>
          <table:table-cell office:value-type="float" office:value="9.12077785" calcext:value-type="float">
            <text:p>9.12077785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9.191744" calcext:value-type="float">
            <text:p>9.191744</text:p>
          </table:table-cell>
          <table:table-cell office:value-type="float" office:value="8.328554" calcext:value-type="float">
            <text:p>8.328554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8.491325" calcext:value-type="float">
            <text:p>8.491325</text:p>
          </table:table-cell>
          <table:table-cell office:value-type="float" office:value="8.17876705" calcext:value-type="float">
            <text:p>8.17876705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8.997063" calcext:value-type="float">
            <text:p>8.997063</text:p>
          </table:table-cell>
          <table:table-cell office:value-type="float" office:value="7.860596" calcext:value-type="float">
            <text:p>7.860596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9.242434" calcext:value-type="float">
            <text:p>9.242434</text:p>
          </table:table-cell>
          <table:table-cell office:value-type="float" office:value="7.80081635" calcext:value-type="float">
            <text:p>7.80081635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9.242434" calcext:value-type="float">
            <text:p>9.242434</text:p>
          </table:table-cell>
          <table:table-cell office:value-type="float" office:value="7.81405015" calcext:value-type="float">
            <text:p>7.81405015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.835506" calcext:value-type="float">
            <text:p>2.835506</text:p>
          </table:table-cell>
          <table:table-cell office:value-type="float" office:value="7.8531624" calcext:value-type="float">
            <text:p>7.8531624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8.384572" calcext:value-type="float">
            <text:p>8.384572</text:p>
          </table:table-cell>
          <table:table-cell office:value-type="float" office:value="7.97320415" calcext:value-type="float">
            <text:p>7.97320415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8.384572" calcext:value-type="float">
            <text:p>8.384572</text:p>
          </table:table-cell>
          <table:table-cell office:value-type="float" office:value="7.8157926" calcext:value-type="float">
            <text:p>7.8157926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8.384572" calcext:value-type="float">
            <text:p>8.384572</text:p>
          </table:table-cell>
          <table:table-cell office:value-type="float" office:value="7.7384272" calcext:value-type="float">
            <text:p>7.7384272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8.320347" calcext:value-type="float">
            <text:p>8.320347</text:p>
          </table:table-cell>
          <table:table-cell office:value-type="float" office:value="7.86880395" calcext:value-type="float">
            <text:p>7.86880395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1.990263" calcext:value-type="float">
            <text:p>11.990263</text:p>
          </table:table-cell>
          <table:table-cell office:value-type="float" office:value="7.8521491" calcext:value-type="float">
            <text:p>7.8521491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9.265574" calcext:value-type="float">
            <text:p>9.265574</text:p>
          </table:table-cell>
          <table:table-cell office:value-type="float" office:value="7.65199845" calcext:value-type="float">
            <text:p>7.65199845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9.265574" calcext:value-type="float">
            <text:p>9.265574</text:p>
          </table:table-cell>
          <table:table-cell office:value-type="float" office:value="7.58808225" calcext:value-type="float">
            <text:p>7.58808225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9.265574" calcext:value-type="float">
            <text:p>9.265574</text:p>
          </table:table-cell>
          <table:table-cell office:value-type="float" office:value="7.53398145" calcext:value-type="float">
            <text:p>7.53398145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8.837208" calcext:value-type="float">
            <text:p>8.837208</text:p>
          </table:table-cell>
          <table:table-cell office:value-type="float" office:value="7.4882993" calcext:value-type="float">
            <text:p>7.4882993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9.766173" calcext:value-type="float">
            <text:p>9.766173</text:p>
          </table:table-cell>
          <table:table-cell office:value-type="float" office:value="7.46403545" calcext:value-type="float">
            <text:p>7.46403545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68616" calcext:value-type="float">
            <text:p>6.68616</text:p>
          </table:table-cell>
          <table:table-cell office:value-type="float" office:value="7.39332335" calcext:value-type="float">
            <text:p>7.39332335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427946" calcext:value-type="float">
            <text:p>6.427946</text:p>
          </table:table-cell>
          <table:table-cell office:value-type="float" office:value="7.5235973" calcext:value-type="float">
            <text:p>7.5235973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7.396034" calcext:value-type="float">
            <text:p>7.396034</text:p>
          </table:table-cell>
          <table:table-cell office:value-type="float" office:value="7.80444515" calcext:value-type="float">
            <text:p>7.80444515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196005" calcext:value-type="float">
            <text:p>6.196005</text:p>
          </table:table-cell>
          <table:table-cell office:value-type="float" office:value="7.9355417" calcext:value-type="float">
            <text:p>7.9355417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196005" calcext:value-type="float">
            <text:p>6.196005</text:p>
          </table:table-cell>
          <table:table-cell office:value-type="float" office:value="7.8802069" calcext:value-type="float">
            <text:p>7.8802069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.127904" calcext:value-type="float">
            <text:p>2.127904</text:p>
          </table:table-cell>
          <table:table-cell office:value-type="float" office:value="7.8248721" calcext:value-type="float">
            <text:p>7.8248721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7.80147" calcext:value-type="float">
            <text:p>7.80147</text:p>
          </table:table-cell>
          <table:table-cell office:value-type="float" office:value="7.9802162" calcext:value-type="float">
            <text:p>7.9802162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9.50711" calcext:value-type="float">
            <text:p>9.50711</text:p>
          </table:table-cell>
          <table:table-cell office:value-type="float" office:value="7.9853759" calcext:value-type="float">
            <text:p>7.9853759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0.024679" calcext:value-type="float">
            <text:p>10.024679</text:p>
          </table:table-cell>
          <table:table-cell office:value-type="float" office:value="7.721806" calcext:value-type="float">
            <text:p>7.721806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.236341" calcext:value-type="float">
            <text:p>5.236341</text:p>
          </table:table-cell>
          <table:table-cell office:value-type="float" office:value="7.4293401" calcext:value-type="float">
            <text:p>7.4293401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.236341" calcext:value-type="float">
            <text:p>5.236341</text:p>
          </table:table-cell>
          <table:table-cell office:value-type="float" office:value="7.61530225" calcext:value-type="float">
            <text:p>7.61530225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837264" calcext:value-type="float">
            <text:p>6.837264</text:p>
          </table:table-cell>
          <table:table-cell office:value-type="float" office:value="7.7907595" calcext:value-type="float">
            <text:p>7.7907595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0.992107" calcext:value-type="float">
            <text:p>10.992107</text:p>
          </table:table-cell>
          <table:table-cell office:value-type="float" office:value="7.7402564" calcext:value-type="float">
            <text:p>7.7402564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.98725" calcext:value-type="float">
            <text:p>7.98725</text:p>
          </table:table-cell>
          <table:table-cell office:value-type="float" office:value="7.48201115" calcext:value-type="float">
            <text:p>7.48201115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7.98725" calcext:value-type="float">
            <text:p>7.98725</text:p>
          </table:table-cell>
          <table:table-cell office:value-type="float" office:value="7.33645235" calcext:value-type="float">
            <text:p>7.33645235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7.98725" calcext:value-type="float">
            <text:p>7.98725</text:p>
          </table:table-cell>
          <table:table-cell office:value-type="float" office:value="7.4359428" calcext:value-type="float">
            <text:p>7.4359428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8.183558" calcext:value-type="float">
            <text:p>8.183558</text:p>
          </table:table-cell>
          <table:table-cell office:value-type="float" office:value="7.48183465" calcext:value-type="float">
            <text:p>7.48183465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8.351931" calcext:value-type="float">
            <text:p>8.351931</text:p>
          </table:table-cell>
          <table:table-cell office:value-type="float" office:value="7.35272725" calcext:value-type="float">
            <text:p>7.35272725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8.351931" calcext:value-type="float">
            <text:p>8.351931</text:p>
          </table:table-cell>
          <table:table-cell office:value-type="float" office:value="7.2395842" calcext:value-type="float">
            <text:p>7.2395842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8.351931" calcext:value-type="float">
            <text:p>8.351931</text:p>
          </table:table-cell>
          <table:table-cell office:value-type="float" office:value="7.0349674" calcext:value-type="float">
            <text:p>7.0349674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9.291639" calcext:value-type="float">
            <text:p>9.291639</text:p>
          </table:table-cell>
          <table:table-cell office:value-type="float" office:value="6.8987037" calcext:value-type="float">
            <text:p>6.8987037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2.044903" calcext:value-type="float">
            <text:p>12.044903</text:p>
          </table:table-cell>
          <table:table-cell office:value-type="float" office:value="6.893309" calcext:value-type="float">
            <text:p>6.893309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0.017965" calcext:value-type="float">
            <text:p>10.017965</text:p>
          </table:table-cell>
          <table:table-cell office:value-type="float" office:value="6.75562105" calcext:value-type="float">
            <text:p>6.75562105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.089309" calcext:value-type="float">
            <text:p>5.089309</text:p>
          </table:table-cell>
          <table:table-cell office:value-type="float" office:value="6.6381317" calcext:value-type="float">
            <text:p>6.6381317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.089309" calcext:value-type="float">
            <text:p>5.089309</text:p>
          </table:table-cell>
          <table:table-cell office:value-type="float" office:value="6.7099265" calcext:value-type="float">
            <text:p>6.7099265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.234786" calcext:value-type="float">
            <text:p>5.234786</text:p>
          </table:table-cell>
          <table:table-cell office:value-type="float" office:value="6.6896367" calcext:value-type="float">
            <text:p>6.6896367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7.904664" calcext:value-type="float">
            <text:p>7.904664</text:p>
          </table:table-cell>
          <table:table-cell office:value-type="float" office:value="6.6804959" calcext:value-type="float">
            <text:p>6.6804959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.235712" calcext:value-type="float">
            <text:p>4.235712</text:p>
          </table:table-cell>
          <table:table-cell office:value-type="float" office:value="6.73408385" calcext:value-type="float">
            <text:p>6.73408385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.175361" calcext:value-type="float">
            <text:p>4.175361</text:p>
          </table:table-cell>
          <table:table-cell office:value-type="float" office:value="6.9666941" calcext:value-type="float">
            <text:p>6.9666941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8.955584" calcext:value-type="float">
            <text:p>8.955584</text:p>
          </table:table-cell>
          <table:table-cell office:value-type="float" office:value="7.2023219" calcext:value-type="float">
            <text:p>7.2023219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8.745486" calcext:value-type="float">
            <text:p>8.745486</text:p>
          </table:table-cell>
          <table:table-cell office:value-type="float" office:value="7.19893855" calcext:value-type="float">
            <text:p>7.19893855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.827202" calcext:value-type="float">
            <text:p>5.827202</text:p>
          </table:table-cell>
          <table:table-cell office:value-type="float" office:value="7.10876265" calcext:value-type="float">
            <text:p>7.10876265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.827202" calcext:value-type="float">
            <text:p>5.827202</text:p>
          </table:table-cell>
          <table:table-cell office:value-type="float" office:value="7.31722725" calcext:value-type="float">
            <text:p>7.31722725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.076074" calcext:value-type="float">
            <text:p>5.076074</text:p>
          </table:table-cell>
          <table:table-cell office:value-type="float" office:value="7.48959395" calcext:value-type="float">
            <text:p>7.48959395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9.977059" calcext:value-type="float">
            <text:p>9.977059</text:p>
          </table:table-cell>
          <table:table-cell office:value-type="float" office:value="7.6043723" calcext:value-type="float">
            <text:p>7.6043723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8.905087" calcext:value-type="float">
            <text:p>8.905087</text:p>
          </table:table-cell>
          <table:table-cell office:value-type="float" office:value="7.4509336" calcext:value-type="float">
            <text:p>7.4509336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.60141" calcext:value-type="float">
            <text:p>5.60141</text:p>
          </table:table-cell>
          <table:table-cell office:value-type="float" office:value="7.2300748" calcext:value-type="float">
            <text:p>7.2300748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08907" calcext:value-type="float">
            <text:p>6.08907</text:p>
          </table:table-cell>
          <table:table-cell office:value-type="float" office:value="7.0818354" calcext:value-type="float">
            <text:p>7.0818354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.259595" calcext:value-type="float">
            <text:p>4.259595</text:p>
          </table:table-cell>
          <table:table-cell office:value-type="float" office:value="7.136986" calcext:value-type="float">
            <text:p>7.136986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.626657" calcext:value-type="float">
            <text:p>5.626657</text:p>
          </table:table-cell>
          <table:table-cell office:value-type="float" office:value="7.3648629" calcext:value-type="float">
            <text:p>7.3648629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9.183745" calcext:value-type="float">
            <text:p>9.183745</text:p>
          </table:table-cell>
          <table:table-cell office:value-type="float" office:value="7.43435975" calcext:value-type="float">
            <text:p>7.43435975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9.291144" calcext:value-type="float">
            <text:p>9.291144</text:p>
          </table:table-cell>
          <table:table-cell office:value-type="float" office:value="7.2875719" calcext:value-type="float">
            <text:p>7.2875719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7.668178" calcext:value-type="float">
            <text:p>7.668178</text:p>
          </table:table-cell>
          <table:table-cell office:value-type="float" office:value="7.21731" calcext:value-type="float">
            <text:p>7.21731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525205" calcext:value-type="float">
            <text:p>6.525205</text:p>
          </table:table-cell>
          <table:table-cell office:value-type="float" office:value="7.17821875" calcext:value-type="float">
            <text:p>7.17821875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.683513" calcext:value-type="float">
            <text:p>4.683513</text:p>
          </table:table-cell>
          <table:table-cell office:value-type="float" office:value="7.0752651" calcext:value-type="float">
            <text:p>7.0752651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.05197" calcext:value-type="float">
            <text:p>5.05197</text:p>
          </table:table-cell>
          <table:table-cell office:value-type="float" office:value="7.03660635" calcext:value-type="float">
            <text:p>7.03660635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8.976423" calcext:value-type="float">
            <text:p>8.976423</text:p>
          </table:table-cell>
          <table:table-cell office:value-type="float" office:value="7.1590842" calcext:value-type="float">
            <text:p>7.1590842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8.887917" calcext:value-type="float">
            <text:p>8.887917</text:p>
          </table:table-cell>
          <table:table-cell office:value-type="float" office:value="7.17046965" calcext:value-type="float">
            <text:p>7.17046965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8.887917" calcext:value-type="float">
            <text:p>8.887917</text:p>
          </table:table-cell>
          <table:table-cell office:value-type="float" office:value="7.03442655" calcext:value-type="float">
            <text:p>7.03442655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8.887917" calcext:value-type="float">
            <text:p>8.887917</text:p>
          </table:table-cell>
          <table:table-cell office:value-type="float" office:value="6.88321055" calcext:value-type="float">
            <text:p>6.88321055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941968" calcext:value-type="float">
            <text:p>6.941968</text:p>
          </table:table-cell>
          <table:table-cell office:value-type="float" office:value="6.86419025" calcext:value-type="float">
            <text:p>6.86419025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9.996494" calcext:value-type="float">
            <text:p>9.996494</text:p>
          </table:table-cell>
          <table:table-cell office:value-type="float" office:value="6.93629035" calcext:value-type="float">
            <text:p>6.93629035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9.274536" calcext:value-type="float">
            <text:p>9.274536</text:p>
          </table:table-cell>
          <table:table-cell office:value-type="float" office:value="6.67231825" calcext:value-type="float">
            <text:p>6.67231825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7.371641" calcext:value-type="float">
            <text:p>7.371641</text:p>
          </table:table-cell>
          <table:table-cell office:value-type="float" office:value="6.3951773" calcext:value-type="float">
            <text:p>6.3951773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908285" calcext:value-type="float">
            <text:p>6.908285</text:p>
          </table:table-cell>
          <table:table-cell office:value-type="float" office:value="6.4023248" calcext:value-type="float">
            <text:p>6.4023248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.487911" calcext:value-type="float">
            <text:p>4.487911</text:p>
          </table:table-cell>
          <table:table-cell office:value-type="float" office:value="6.51302935" calcext:value-type="float">
            <text:p>6.51302935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.636622" calcext:value-type="float">
            <text:p>2.636622</text:p>
          </table:table-cell>
          <table:table-cell office:value-type="float" office:value="6.71025185" calcext:value-type="float">
            <text:p>6.71025185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7.192082" calcext:value-type="float">
            <text:p>7.192082</text:p>
          </table:table-cell>
          <table:table-cell office:value-type="float" office:value="6.7703325" calcext:value-type="float">
            <text:p>6.7703325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8.817133" calcext:value-type="float">
            <text:p>8.817133</text:p>
          </table:table-cell>
          <table:table-cell office:value-type="float" office:value="6.6944096" calcext:value-type="float">
            <text:p>6.6944096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7.016594" calcext:value-type="float">
            <text:p>7.016594</text:p>
          </table:table-cell>
          <table:table-cell office:value-type="float" office:value="6.71776215" calcext:value-type="float">
            <text:p>6.71776215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247988" calcext:value-type="float">
            <text:p>6.247988</text:p>
          </table:table-cell>
          <table:table-cell office:value-type="float" office:value="6.62205035" calcext:value-type="float">
            <text:p>6.62205035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7.885906" calcext:value-type="float">
            <text:p>7.885906</text:p>
          </table:table-cell>
          <table:table-cell office:value-type="float" office:value="6.35967355" calcext:value-type="float">
            <text:p>6.35967355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886353" calcext:value-type="float">
            <text:p>6.886353</text:p>
          </table:table-cell>
          <table:table-cell office:value-type="float" office:value="6.2862557" calcext:value-type="float">
            <text:p>6.2862557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.466132" calcext:value-type="float">
            <text:p>4.466132</text:p>
          </table:table-cell>
          <table:table-cell office:value-type="float" office:value="6.34351025" calcext:value-type="float">
            <text:p>6.34351025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.910338" calcext:value-type="float">
            <text:p>3.910338</text:p>
          </table:table-cell>
          <table:table-cell office:value-type="float" office:value="6.5618474" calcext:value-type="float">
            <text:p>6.5618474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7.501527" calcext:value-type="float">
            <text:p>7.501527</text:p>
          </table:table-cell>
          <table:table-cell office:value-type="float" office:value="6.7483164" calcext:value-type="float">
            <text:p>6.7483164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9.204132" calcext:value-type="float">
            <text:p>9.204132</text:p>
          </table:table-cell>
          <table:table-cell office:value-type="float" office:value="6.77108895" calcext:value-type="float">
            <text:p>6.77108895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167055" calcext:value-type="float">
            <text:p>6.167055</text:p>
          </table:table-cell>
          <table:table-cell office:value-type="float" office:value="6.65741665" calcext:value-type="float">
            <text:p>6.65741665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.863597" calcext:value-type="float">
            <text:p>5.863597</text:p>
          </table:table-cell>
          <table:table-cell office:value-type="float" office:value="6.6955982" calcext:value-type="float">
            <text:p>6.6955982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8.507511" calcext:value-type="float">
            <text:p>8.507511</text:p>
          </table:table-cell>
          <table:table-cell office:value-type="float" office:value="6.74895265" calcext:value-type="float">
            <text:p>6.74895265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.38397" calcext:value-type="float">
            <text:p>8.38397</text:p>
          </table:table-cell>
          <table:table-cell office:value-type="float" office:value="6.58362745" calcext:value-type="float">
            <text:p>6.58362745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.717052" calcext:value-type="float">
            <text:p>4.717052</text:p>
          </table:table-cell>
          <table:table-cell office:value-type="float" office:value="6.5173793" calcext:value-type="float">
            <text:p>6.5173793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.731717" calcext:value-type="float">
            <text:p>3.731717</text:p>
          </table:table-cell>
          <table:table-cell office:value-type="float" office:value="6.74139985" calcext:value-type="float">
            <text:p>6.74139985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7.514591" calcext:value-type="float">
            <text:p>7.514591</text:p>
          </table:table-cell>
          <table:table-cell office:value-type="float" office:value="7.0673171" calcext:value-type="float">
            <text:p>7.0673171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9.122376" calcext:value-type="float">
            <text:p>9.122376</text:p>
          </table:table-cell>
          <table:table-cell office:value-type="float" office:value="7.14991705" calcext:value-type="float">
            <text:p>7.14991705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8.432361" calcext:value-type="float">
            <text:p>8.432361</text:p>
          </table:table-cell>
          <table:table-cell office:value-type="float" office:value="7.04827345" calcext:value-type="float">
            <text:p>7.04827345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.838235" calcext:value-type="float">
            <text:p>3.838235</text:p>
          </table:table-cell>
          <table:table-cell office:value-type="float" office:value="6.88037895" calcext:value-type="float">
            <text:p>6.88037895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.673624" calcext:value-type="float">
            <text:p>5.673624</text:p>
          </table:table-cell>
          <table:table-cell office:value-type="float" office:value="6.88041275" calcext:value-type="float">
            <text:p>6.88041275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9.284184" calcext:value-type="float">
            <text:p>9.284184</text:p>
          </table:table-cell>
          <table:table-cell office:value-type="float" office:value="6.8368696" calcext:value-type="float">
            <text:p>6.8368696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5.102358" calcext:value-type="float">
            <text:p>5.102358</text:p>
          </table:table-cell>
          <table:table-cell office:value-type="float" office:value="6.6838767" calcext:value-type="float">
            <text:p>6.6838767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000452" calcext:value-type="float">
            <text:p>1.000452</text:p>
          </table:table-cell>
          <table:table-cell office:value-type="float" office:value="6.78939275" calcext:value-type="float">
            <text:p>6.78939275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417549" calcext:value-type="float">
            <text:p>6.417549</text:p>
          </table:table-cell>
          <table:table-cell office:value-type="float" office:value="7.06427875" calcext:value-type="float">
            <text:p>7.06427875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8.031444" calcext:value-type="float">
            <text:p>8.031444</text:p>
          </table:table-cell>
          <table:table-cell office:value-type="float" office:value="7.0692356" calcext:value-type="float">
            <text:p>7.0692356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8.832875" calcext:value-type="float">
            <text:p>8.832875</text:p>
          </table:table-cell>
          <table:table-cell office:value-type="float" office:value="7.01984845" calcext:value-type="float">
            <text:p>7.01984845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7.639718" calcext:value-type="float">
            <text:p>7.639718</text:p>
          </table:table-cell>
          <table:table-cell office:value-type="float" office:value="6.9016587" calcext:value-type="float">
            <text:p>6.9016587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7.956978" calcext:value-type="float">
            <text:p>7.956978</text:p>
          </table:table-cell>
          <table:table-cell office:value-type="float" office:value="6.864104" calcext:value-type="float">
            <text:p>6.864104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930686" calcext:value-type="float">
            <text:p>6.930686</text:p>
          </table:table-cell>
          <table:table-cell office:value-type="float" office:value="6.8151812" calcext:value-type="float">
            <text:p>6.8151812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930686" calcext:value-type="float">
            <text:p>6.930686</text:p>
          </table:table-cell>
          <table:table-cell office:value-type="float" office:value="6.7768725" calcext:value-type="float">
            <text:p>6.7768725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930686" calcext:value-type="float">
            <text:p>6.930686</text:p>
          </table:table-cell>
          <table:table-cell office:value-type="float" office:value="6.7687197" calcext:value-type="float">
            <text:p>6.7687197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5.201007" calcext:value-type="float">
            <text:p>5.201007</text:p>
          </table:table-cell>
          <table:table-cell office:value-type="float" office:value="6.82605915" calcext:value-type="float">
            <text:p>6.82605915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7.059007" calcext:value-type="float">
            <text:p>7.059007</text:p>
          </table:table-cell>
          <table:table-cell office:value-type="float" office:value="6.96080565" calcext:value-type="float">
            <text:p>6.96080565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9.197463" calcext:value-type="float">
            <text:p>9.197463</text:p>
          </table:table-cell>
          <table:table-cell office:value-type="float" office:value="6.8554675" calcext:value-type="float">
            <text:p>6.8554675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0.250062" calcext:value-type="float">
            <text:p>10.250062</text:p>
          </table:table-cell>
          <table:table-cell office:value-type="float" office:value="6.60836415" calcext:value-type="float">
            <text:p>6.60836415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9.16659" calcext:value-type="float">
            <text:p>9.16659</text:p>
          </table:table-cell>
          <table:table-cell office:value-type="float" office:value="6.43917365" calcext:value-type="float">
            <text:p>6.43917365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7.089504" calcext:value-type="float">
            <text:p>7.089504</text:p>
          </table:table-cell>
          <table:table-cell office:value-type="float" office:value="6.4016817" calcext:value-type="float">
            <text:p>6.4016817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.074471" calcext:value-type="float">
            <text:p>5.074471</text:p>
          </table:table-cell>
          <table:table-cell office:value-type="float" office:value="6.46024905" calcext:value-type="float">
            <text:p>6.46024905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.838911" calcext:value-type="float">
            <text:p>3.838911</text:p>
          </table:table-cell>
          <table:table-cell office:value-type="float" office:value="6.5549892" calcext:value-type="float">
            <text:p>6.5549892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.802761" calcext:value-type="float">
            <text:p>4.802761</text:p>
          </table:table-cell>
          <table:table-cell office:value-type="float" office:value="6.65219465" calcext:value-type="float">
            <text:p>6.65219465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224326" calcext:value-type="float">
            <text:p>6.224326</text:p>
          </table:table-cell>
          <table:table-cell office:value-type="float" office:value="6.63772015" calcext:value-type="float">
            <text:p>6.63772015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7.212679" calcext:value-type="float">
            <text:p>7.212679</text:p>
          </table:table-cell>
          <table:table-cell office:value-type="float" office:value="6.368732" calcext:value-type="float">
            <text:p>6.368732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498172" calcext:value-type="float">
            <text:p>6.498172</text:p>
          </table:table-cell>
          <table:table-cell office:value-type="float" office:value="6.29696115" calcext:value-type="float">
            <text:p>6.29696115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516686" calcext:value-type="float">
            <text:p>6.516686</text:p>
          </table:table-cell>
          <table:table-cell office:value-type="float" office:value="6.41767005" calcext:value-type="float">
            <text:p>6.41767005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7.043701" calcext:value-type="float">
            <text:p>7.043701</text:p>
          </table:table-cell>
          <table:table-cell office:value-type="float" office:value="6.46067525" calcext:value-type="float">
            <text:p>6.46067525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46908" calcext:value-type="float">
            <text:p>6.46908</text:p>
          </table:table-cell>
          <table:table-cell office:value-type="float" office:value="6.5148375" calcext:value-type="float">
            <text:p>6.5148375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888624" calcext:value-type="float">
            <text:p>6.888624</text:p>
          </table:table-cell>
          <table:table-cell office:value-type="float" office:value="6.62163905" calcext:value-type="float">
            <text:p>6.62163905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978522" calcext:value-type="float">
            <text:p>6.978522</text:p>
          </table:table-cell>
          <table:table-cell office:value-type="float" office:value="6.44798645" calcext:value-type="float">
            <text:p>6.44798645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164512" calcext:value-type="float">
            <text:p>6.164512</text:p>
          </table:table-cell>
          <table:table-cell office:value-type="float" office:value="6.26983895" calcext:value-type="float">
            <text:p>6.26983895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76763" calcext:value-type="float">
            <text:p>6.76763</text:p>
          </table:table-cell>
          <table:table-cell office:value-type="float" office:value="6.13239195" calcext:value-type="float">
            <text:p>6.13239195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8.077475" calcext:value-type="float">
            <text:p>8.077475</text:p>
          </table:table-cell>
          <table:table-cell office:value-type="float" office:value="6.28961035" calcext:value-type="float">
            <text:p>6.28961035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7.895937" calcext:value-type="float">
            <text:p>7.895937</text:p>
          </table:table-cell>
          <table:table-cell office:value-type="float" office:value="6.52978225" calcext:value-type="float">
            <text:p>6.52978225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.952244" calcext:value-type="float">
            <text:p>4.952244</text:p>
          </table:table-cell>
          <table:table-cell office:value-type="float" office:value="6.6592778" calcext:value-type="float">
            <text:p>6.6592778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.255396" calcext:value-type="float">
            <text:p>4.255396</text:p>
          </table:table-cell>
          <table:table-cell office:value-type="float" office:value="6.5914885" calcext:value-type="float">
            <text:p>6.5914885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866252" calcext:value-type="float">
            <text:p>6.866252</text:p>
          </table:table-cell>
          <table:table-cell office:value-type="float" office:value="6.54858305" calcext:value-type="float">
            <text:p>6.54858305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8.416751" calcext:value-type="float">
            <text:p>8.416751</text:p>
          </table:table-cell>
          <table:table-cell office:value-type="float" office:value="6.28003995" calcext:value-type="float">
            <text:p>6.28003995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8.260851" calcext:value-type="float">
            <text:p>8.260851</text:p>
          </table:table-cell>
          <table:table-cell office:value-type="float" office:value="5.9339719" calcext:value-type="float">
            <text:p>5.9339719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969274" calcext:value-type="float">
            <text:p>6.969274</text:p>
          </table:table-cell>
          <table:table-cell office:value-type="float" office:value="5.70162825" calcext:value-type="float">
            <text:p>5.70162825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5.78302" calcext:value-type="float">
            <text:p>5.78302</text:p>
          </table:table-cell>
          <table:table-cell office:value-type="float" office:value="5.87664655" calcext:value-type="float">
            <text:p>5.87664655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.513271" calcext:value-type="float">
            <text:p>4.513271</text:p>
          </table:table-cell>
          <table:table-cell office:value-type="float" office:value="6.1393701" calcext:value-type="float">
            <text:p>6.1393701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844563" calcext:value-type="float">
            <text:p>0.844563</text:p>
          </table:table-cell>
          <table:table-cell office:value-type="float" office:value="6.2880536" calcext:value-type="float">
            <text:p>6.2880536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5.777262" calcext:value-type="float">
            <text:p>5.777262</text:p>
          </table:table-cell>
          <table:table-cell office:value-type="float" office:value="6.3201022" calcext:value-type="float">
            <text:p>6.3201022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8.91235" calcext:value-type="float">
            <text:p>8.91235</text:p>
          </table:table-cell>
          <table:table-cell office:value-type="float" office:value="6.31191925" calcext:value-type="float">
            <text:p>6.31191925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7.37679" calcext:value-type="float">
            <text:p>7.37679</text:p>
          </table:table-cell>
          <table:table-cell office:value-type="float" office:value="6.31396625" calcext:value-type="float">
            <text:p>6.31396625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8.126946" calcext:value-type="float">
            <text:p>8.126946</text:p>
          </table:table-cell>
          <table:table-cell office:value-type="float" office:value="6.39279125" calcext:value-type="float">
            <text:p>6.39279125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8.605111" calcext:value-type="float">
            <text:p>8.605111</text:p>
          </table:table-cell>
          <table:table-cell office:value-type="float" office:value="6.43410845" calcext:value-type="float">
            <text:p>6.43410845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.415572" calcext:value-type="float">
            <text:p>3.415572</text:p>
          </table:table-cell>
          <table:table-cell office:value-type="float" office:value="6.4515174" calcext:value-type="float">
            <text:p>6.4515174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.415572" calcext:value-type="float">
            <text:p>3.415572</text:p>
          </table:table-cell>
          <table:table-cell office:value-type="float" office:value="7.0802077" calcext:value-type="float">
            <text:p>7.0802077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.415572" calcext:value-type="float">
            <text:p>3.415572</text:p>
          </table:table-cell>
          <table:table-cell office:value-type="float" office:value="7.50199645" calcext:value-type="float">
            <text:p>7.50199645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9.911998" calcext:value-type="float">
            <text:p>9.911998</text:p>
          </table:table-cell>
          <table:table-cell office:value-type="float" office:value="8.05702675" calcext:value-type="float">
            <text:p>8.05702675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2.880913" calcext:value-type="float">
            <text:p>12.880913</text:p>
          </table:table-cell>
          <table:table-cell office:value-type="float" office:value="8.1452624" calcext:value-type="float">
            <text:p>8.1452624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0.485848" calcext:value-type="float">
            <text:p>10.485848</text:p>
          </table:table-cell>
          <table:table-cell office:value-type="float" office:value="8.0850523" calcext:value-type="float">
            <text:p>8.0850523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.596458" calcext:value-type="float">
            <text:p>3.596458</text:p>
          </table:table-cell>
          <table:table-cell office:value-type="float" office:value="8.14459545" calcext:value-type="float">
            <text:p>8.14459545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.397287" calcext:value-type="float">
            <text:p>3.397287</text:p>
          </table:table-cell>
          <table:table-cell office:value-type="float" office:value="8.5486081" calcext:value-type="float">
            <text:p>8.5486081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.49539" calcext:value-type="float">
            <text:p>1.49539</text:p>
          </table:table-cell>
          <table:table-cell office:value-type="float" office:value="8.9311391" calcext:value-type="float">
            <text:p>8.9311391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.49539" calcext:value-type="float">
            <text:p>1.49539</text:p>
          </table:table-cell>
          <table:table-cell office:value-type="float" office:value="9.60315275" calcext:value-type="float">
            <text:p>9.60315275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.613978" calcext:value-type="float">
            <text:p>3.613978</text:p>
          </table:table-cell>
          <table:table-cell office:value-type="float" office:value="9.5941968" calcext:value-type="float">
            <text:p>9.5941968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0.46964" calcext:value-type="float">
            <text:p>10.46964</text:p>
          </table:table-cell>
          <table:table-cell office:value-type="float" office:value="9.47931145" calcext:value-type="float">
            <text:p>9.47931145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1.037491" calcext:value-type="float">
            <text:p>11.037491</text:p>
          </table:table-cell>
          <table:table-cell office:value-type="float" office:value="9.021643" calcext:value-type="float">
            <text:p>9.021643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7.486941" calcext:value-type="float">
            <text:p>7.486941</text:p>
          </table:table-cell>
          <table:table-cell office:value-type="float" office:value="8.57714485" calcext:value-type="float">
            <text:p>8.57714485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.485535" calcext:value-type="float">
            <text:p>1.485535</text:p>
          </table:table-cell>
          <table:table-cell office:value-type="float" office:value="8.39757955" calcext:value-type="float">
            <text:p>8.39757955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.613603" calcext:value-type="float">
            <text:p>5.613603</text:p>
          </table:table-cell>
          <table:table-cell office:value-type="float" office:value="9.005051" calcext:value-type="float">
            <text:p>9.005051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8.95329" calcext:value-type="float">
            <text:p>8.95329</text:p>
          </table:table-cell>
          <table:table-cell office:value-type="float" office:value="9.61549865" calcext:value-type="float">
            <text:p>9.61549865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8.95329" calcext:value-type="float">
            <text:p>8.95329</text:p>
          </table:table-cell>
          <table:table-cell office:value-type="float" office:value="9.6459621" calcext:value-type="float">
            <text:p>9.6459621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8.95329" calcext:value-type="float">
            <text:p>8.95329</text:p>
          </table:table-cell>
          <table:table-cell office:value-type="float" office:value="9.67642555" calcext:value-type="float">
            <text:p>9.67642555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8.95329" calcext:value-type="float">
            <text:p>8.95329</text:p>
          </table:table-cell>
          <table:table-cell office:value-type="float" office:value="9.706889" calcext:value-type="float">
            <text:p>9.706889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5.989378" calcext:value-type="float">
            <text:p>15.989378</text:p>
          </table:table-cell>
          <table:table-cell office:value-type="float" office:value="10.0489926" calcext:value-type="float">
            <text:p>10.0489926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1.851347" calcext:value-type="float">
            <text:p>11.851347</text:p>
          </table:table-cell>
          <table:table-cell office:value-type="float" office:value="10.3386815" calcext:value-type="float">
            <text:p>10.3386815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4.516178" calcext:value-type="float">
            <text:p>14.516178</text:p>
          </table:table-cell>
          <table:table-cell office:value-type="float" office:value="10.83527195" calcext:value-type="float">
            <text:p>10.83527195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1.676711" calcext:value-type="float">
            <text:p>11.676711</text:p>
          </table:table-cell>
          <table:table-cell office:value-type="float" office:value="11.19862085" calcext:value-type="float">
            <text:p>11.19862085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1.676711" calcext:value-type="float">
            <text:p>11.676711</text:p>
          </table:table-cell>
          <table:table-cell office:value-type="float" office:value="11.7039431" calcext:value-type="float">
            <text:p>11.7039431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1.676711" calcext:value-type="float">
            <text:p>11.676711</text:p>
          </table:table-cell>
          <table:table-cell office:value-type="float" office:value="12.2094486" calcext:value-type="float">
            <text:p>12.2094486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1.676711" calcext:value-type="float">
            <text:p>11.676711</text:p>
          </table:table-cell>
          <table:table-cell office:value-type="float" office:value="12.81477345" calcext:value-type="float">
            <text:p>12.81477345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1.047907" calcext:value-type="float">
            <text:p>11.047907</text:p>
          </table:table-cell>
          <table:table-cell office:value-type="float" office:value="13.1427789" calcext:value-type="float">
            <text:p>13.1427789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4.935663" calcext:value-type="float">
            <text:p>14.935663</text:p>
          </table:table-cell>
          <table:table-cell office:value-type="float" office:value="13.0284732" calcext:value-type="float">
            <text:p>13.0284732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.316271" calcext:value-type="float">
            <text:p>1.316271</text:p>
          </table:table-cell>
          <table:table-cell office:value-type="float" office:value="12.7197797" calcext:value-type="float">
            <text:p>12.7197797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.316271" calcext:value-type="float">
            <text:p>1.316271</text:p>
          </table:table-cell>
          <table:table-cell office:value-type="float" office:value="13.0920558" calcext:value-type="float">
            <text:p>13.0920558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316271" calcext:value-type="float">
            <text:p>1.316271</text:p>
          </table:table-cell>
          <table:table-cell office:value-type="float" office:value="13.4643319" calcext:value-type="float">
            <text:p>13.4643319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.147528" calcext:value-type="float">
            <text:p>2.147528</text:p>
          </table:table-cell>
          <table:table-cell office:value-type="float" office:value="14.3638918" calcext:value-type="float">
            <text:p>14.3638918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.895635" calcext:value-type="float">
            <text:p>3.895635</text:p>
          </table:table-cell>
          <table:table-cell office:value-type="float" office:value="15.38984535" calcext:value-type="float">
            <text:p>15.38984535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3.634964" calcext:value-type="float">
            <text:p>13.634964</text:p>
          </table:table-cell>
          <table:table-cell office:value-type="float" office:value="16.2013751" calcext:value-type="float">
            <text:p>16.2013751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7.822556" calcext:value-type="float">
            <text:p>17.822556</text:p>
          </table:table-cell>
          <table:table-cell office:value-type="float" office:value="16.5259384" calcext:value-type="float">
            <text:p>16.5259384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9.562559" calcext:value-type="float">
            <text:p>9.562559</text:p>
          </table:table-cell>
          <table:table-cell office:value-type="float" office:value="23.0712036" calcext:value-type="float">
            <text:p>23.0712036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9.562559" calcext:value-type="float">
            <text:p>9.562559</text:p>
          </table:table-cell>
          <table:table-cell office:value-type="float" office:value="30.02946865" calcext:value-type="float">
            <text:p>30.02946865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9.562559" calcext:value-type="float">
            <text:p>9.562559</text:p>
          </table:table-cell>
          <table:table-cell office:value-type="float" office:value="31.2873716" calcext:value-type="float">
            <text:p>31.2873716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5.795362" calcext:value-type="float">
            <text:p>15.795362</text:p>
          </table:table-cell>
          <table:table-cell office:value-type="float" office:value="32.30560905" calcext:value-type="float">
            <text:p>32.30560905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1.783156" calcext:value-type="float">
            <text:p>21.783156</text:p>
          </table:table-cell>
          <table:table-cell office:value-type="float" office:value="33.01220635" calcext:value-type="float">
            <text:p>33.01220635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1.783156" calcext:value-type="float">
            <text:p>21.783156</text:p>
          </table:table-cell>
          <table:table-cell office:value-type="float" office:value="33.41941395" calcext:value-type="float">
            <text:p>33.41941395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1.783156" calcext:value-type="float">
            <text:p>21.783156</text:p>
          </table:table-cell>
          <table:table-cell office:value-type="float" office:value="33.15663625" calcext:value-type="float">
            <text:p>33.15663625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1.783156" calcext:value-type="float">
            <text:p>21.783156</text:p>
          </table:table-cell>
          <table:table-cell office:value-type="float" office:value="32.9304471" calcext:value-type="float">
            <text:p>32.9304471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1.786821" calcext:value-type="float">
            <text:p>21.786821</text:p>
          </table:table-cell>
          <table:table-cell office:value-type="float" office:value="32.70425795" calcext:value-type="float">
            <text:p>32.70425795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3.783208" calcext:value-type="float">
            <text:p>23.783208</text:p>
          </table:table-cell>
          <table:table-cell office:value-type="float" office:value="32.47788555" calcext:value-type="float">
            <text:p>32.47788555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.23682" calcext:value-type="float">
            <text:p>18.23682</text:p>
          </table:table-cell>
          <table:table-cell office:value-type="float" office:value="31.821501" calcext:value-type="float">
            <text:p>31.821501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8.761793" calcext:value-type="float">
            <text:p>8.761793</text:p>
          </table:table-cell>
          <table:table-cell office:value-type="float" office:value="31.57157095" calcext:value-type="float">
            <text:p>31.57157095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8.761793" calcext:value-type="float">
            <text:p>8.761793</text:p>
          </table:table-cell>
          <table:table-cell office:value-type="float" office:value="31.76278975" calcext:value-type="float">
            <text:p>31.76278975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8.761793" calcext:value-type="float">
            <text:p>8.761793</text:p>
          </table:table-cell>
          <table:table-cell office:value-type="float" office:value="31.99841435" calcext:value-type="float">
            <text:p>31.99841435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8.761793" calcext:value-type="float">
            <text:p>8.761793</text:p>
          </table:table-cell>
          <table:table-cell office:value-type="float" office:value="32.23403895" calcext:value-type="float">
            <text:p>32.23403895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9.307469" calcext:value-type="float">
            <text:p>19.307469</text:p>
          </table:table-cell>
          <table:table-cell office:value-type="float" office:value="32.46966355" calcext:value-type="float">
            <text:p>32.46966355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2.666599" calcext:value-type="float">
            <text:p>22.666599</text:p>
          </table:table-cell>
          <table:table-cell office:value-type="float" office:value="31.91480855" calcext:value-type="float">
            <text:p>31.91480855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0.12623" calcext:value-type="float">
            <text:p>20.12623</text:p>
          </table:table-cell>
          <table:table-cell office:value-type="float" office:value="31.17927745" calcext:value-type="float">
            <text:p>31.17927745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0.12623" calcext:value-type="float">
            <text:p>20.12623</text:p>
          </table:table-cell>
          <table:table-cell office:value-type="float" office:value="30.4414461" calcext:value-type="float">
            <text:p>30.4414461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48.72786" calcext:value-type="float">
            <text:p>148.72786</text:p>
          </table:table-cell>
          <table:table-cell office:value-type="float" office:value="29.9566435" calcext:value-type="float">
            <text:p>29.9566435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8.72786" calcext:value-type="float">
            <text:p>148.72786</text:p>
          </table:table-cell>
          <table:table-cell office:value-type="float" office:value="23.10253485" calcext:value-type="float">
            <text:p>23.10253485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4.720618" calcext:value-type="float">
            <text:p>34.720618</text:p>
          </table:table-cell>
          <table:table-cell office:value-type="float" office:value="15.9543916" calcext:value-type="float">
            <text:p>15.9543916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9.927308" calcext:value-type="float">
            <text:p>29.927308</text:p>
          </table:table-cell>
          <table:table-cell office:value-type="float" office:value="14.50583015" calcext:value-type="float">
            <text:p>14.50583015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9.927308" calcext:value-type="float">
            <text:p>29.927308</text:p>
          </table:table-cell>
          <table:table-cell office:value-type="float" office:value="13.29377165" calcext:value-type="float">
            <text:p>13.29377165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9.927308" calcext:value-type="float">
            <text:p>29.927308</text:p>
          </table:table-cell>
          <table:table-cell office:value-type="float" office:value="12.08171315" calcext:value-type="float">
            <text:p>12.08171315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6.527602" calcext:value-type="float">
            <text:p>16.527602</text:p>
          </table:table-cell>
          <table:table-cell office:value-type="float" office:value="10.86965465" calcext:value-type="float">
            <text:p>10.86965465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7.259373" calcext:value-type="float">
            <text:p>17.259373</text:p>
          </table:table-cell>
          <table:table-cell office:value-type="float" office:value="10.3277127" calcext:value-type="float">
            <text:p>10.3277127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7.259373" calcext:value-type="float">
            <text:p>17.259373</text:p>
          </table:table-cell>
          <table:table-cell office:value-type="float" office:value="9.68503225" calcext:value-type="float">
            <text:p>9.68503225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7.259373" calcext:value-type="float">
            <text:p>17.259373</text:p>
          </table:table-cell>
          <table:table-cell office:value-type="float" office:value="9.18365225" calcext:value-type="float">
            <text:p>9.18365225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0.655517" calcext:value-type="float">
            <text:p>10.655517</text:p>
          </table:table-cell>
          <table:table-cell office:value-type="float" office:value="8.86235375" calcext:value-type="float">
            <text:p>8.86235375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3.238219" calcext:value-type="float">
            <text:p>13.238219</text:p>
          </table:table-cell>
          <table:table-cell office:value-type="float" office:value="8.6607784" calcext:value-type="float">
            <text:p>8.6607784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2.586169" calcext:value-type="float">
            <text:p>12.586169</text:p>
          </table:table-cell>
          <table:table-cell office:value-type="float" office:value="8.33006795" calcext:value-type="float">
            <text:p>8.33006795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3.474285" calcext:value-type="float">
            <text:p>13.474285</text:p>
          </table:table-cell>
          <table:table-cell office:value-type="float" office:value="7.9983293" calcext:value-type="float">
            <text:p>7.9983293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3.474285" calcext:value-type="float">
            <text:p>13.474285</text:p>
          </table:table-cell>
          <table:table-cell office:value-type="float" office:value="7.954632" calcext:value-type="float">
            <text:p>7.954632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3.474285" calcext:value-type="float">
            <text:p>13.474285</text:p>
          </table:table-cell>
          <table:table-cell office:value-type="float" office:value="7.91413645" calcext:value-type="float">
            <text:p>7.91413645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.210369" calcext:value-type="float">
            <text:p>8.210369</text:p>
          </table:table-cell>
          <table:table-cell office:value-type="float" office:value="7.4183922" calcext:value-type="float">
            <text:p>7.4183922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.955977" calcext:value-type="float">
            <text:p>7.955977</text:p>
          </table:table-cell>
          <table:table-cell office:value-type="float" office:value="7.18584375" calcext:value-type="float">
            <text:p>7.18584375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5.369603" calcext:value-type="float">
            <text:p>5.369603</text:p>
          </table:table-cell>
          <table:table-cell office:value-type="float" office:value="6.9660149" calcext:value-type="float">
            <text:p>6.9660149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0.430178" calcext:value-type="float">
            <text:p>10.430178</text:p>
          </table:table-cell>
          <table:table-cell office:value-type="float" office:value="6.9206737" calcext:value-type="float">
            <text:p>6.9206737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1.645687" calcext:value-type="float">
            <text:p>11.645687</text:p>
          </table:table-cell>
          <table:table-cell office:value-type="float" office:value="6.8570815" calcext:value-type="float">
            <text:p>6.8570815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5.764995" calcext:value-type="float">
            <text:p>5.764995</text:p>
          </table:table-cell>
          <table:table-cell office:value-type="float" office:value="6.8202546" calcext:value-type="float">
            <text:p>6.8202546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.749389" calcext:value-type="float">
            <text:p>5.749389</text:p>
          </table:table-cell>
          <table:table-cell office:value-type="float" office:value="6.9198439" calcext:value-type="float">
            <text:p>6.9198439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5.686138" calcext:value-type="float">
            <text:p>5.686138</text:p>
          </table:table-cell>
          <table:table-cell office:value-type="float" office:value="7.0202135" calcext:value-type="float">
            <text:p>7.0202135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5.686138" calcext:value-type="float">
            <text:p>5.686138</text:p>
          </table:table-cell>
          <table:table-cell office:value-type="float" office:value="7.12374565" calcext:value-type="float">
            <text:p>7.12374565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5.686138" calcext:value-type="float">
            <text:p>5.686138</text:p>
          </table:table-cell>
          <table:table-cell office:value-type="float" office:value="7.15458875" calcext:value-type="float">
            <text:p>7.15458875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5.688763" calcext:value-type="float">
            <text:p>5.688763</text:p>
          </table:table-cell>
          <table:table-cell office:value-type="float" office:value="7.294267" calcext:value-type="float">
            <text:p>7.294267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.405764" calcext:value-type="float">
            <text:p>4.405764</text:p>
          </table:table-cell>
          <table:table-cell office:value-type="float" office:value="7.4155094" calcext:value-type="float">
            <text:p>7.4155094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.231773" calcext:value-type="float">
            <text:p>7.231773</text:p>
          </table:table-cell>
          <table:table-cell office:value-type="float" office:value="7.6598486" calcext:value-type="float">
            <text:p>7.6598486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0.833403" calcext:value-type="float">
            <text:p>10.833403</text:p>
          </table:table-cell>
          <table:table-cell office:value-type="float" office:value="7.6406593" calcext:value-type="float">
            <text:p>7.6406593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62401" calcext:value-type="float">
            <text:p>6.62401</text:p>
          </table:table-cell>
          <table:table-cell office:value-type="float" office:value="7.4413885" calcext:value-type="float">
            <text:p>7.4413885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62401" calcext:value-type="float">
            <text:p>6.62401</text:p>
          </table:table-cell>
          <table:table-cell office:value-type="float" office:value="7.45258735" calcext:value-type="float">
            <text:p>7.45258735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5.951396" calcext:value-type="float">
            <text:p>5.951396</text:p>
          </table:table-cell>
          <table:table-cell office:value-type="float" office:value="7.34159335" calcext:value-type="float">
            <text:p>7.34159335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2.600339" calcext:value-type="float">
            <text:p>12.600339</text:p>
          </table:table-cell>
          <table:table-cell office:value-type="float" office:value="7.38842695" calcext:value-type="float">
            <text:p>7.38842695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2.664374" calcext:value-type="float">
            <text:p>12.664374</text:p>
          </table:table-cell>
          <table:table-cell office:value-type="float" office:value="7.1637726" calcext:value-type="float">
            <text:p>7.1637726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3.5594" calcext:value-type="float">
            <text:p>3.5594</text:p>
          </table:table-cell>
          <table:table-cell office:value-type="float" office:value="7.04839895" calcext:value-type="float">
            <text:p>7.04839895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.5594" calcext:value-type="float">
            <text:p>3.5594</text:p>
          </table:table-cell>
          <table:table-cell office:value-type="float" office:value="7.3538296" calcext:value-type="float">
            <text:p>7.3538296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3.5594" calcext:value-type="float">
            <text:p>3.5594</text:p>
          </table:table-cell>
          <table:table-cell office:value-type="float" office:value="7.5374762" calcext:value-type="float">
            <text:p>7.5374762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.462779" calcext:value-type="float">
            <text:p>4.462779</text:p>
          </table:table-cell>
          <table:table-cell office:value-type="float" office:value="7.53476485" calcext:value-type="float">
            <text:p>7.53476485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9.158334" calcext:value-type="float">
            <text:p>9.158334</text:p>
          </table:table-cell>
          <table:table-cell office:value-type="float" office:value="7.48688455" calcext:value-type="float">
            <text:p>7.48688455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0.909149" calcext:value-type="float">
            <text:p>10.909149</text:p>
          </table:table-cell>
          <table:table-cell office:value-type="float" office:value="7.290725" calcext:value-type="float">
            <text:p>7.290725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.756781" calcext:value-type="float">
            <text:p>7.756781</text:p>
          </table:table-cell>
          <table:table-cell office:value-type="float" office:value="7.1791961" calcext:value-type="float">
            <text:p>7.1791961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.756781" calcext:value-type="float">
            <text:p>7.756781</text:p>
          </table:table-cell>
          <table:table-cell office:value-type="float" office:value="7.1075186" calcext:value-type="float">
            <text:p>7.1075186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.756781" calcext:value-type="float">
            <text:p>7.756781</text:p>
          </table:table-cell>
          <table:table-cell office:value-type="float" office:value="7.0358411" calcext:value-type="float">
            <text:p>7.0358411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303" calcext:value-type="float">
            <text:p>6.303</text:p>
          </table:table-cell>
          <table:table-cell office:value-type="float" office:value="6.96696855" calcext:value-type="float">
            <text:p>6.96696855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8.479703" calcext:value-type="float">
            <text:p>8.479703</text:p>
          </table:table-cell>
          <table:table-cell office:value-type="float" office:value="7.16110025" calcext:value-type="float">
            <text:p>7.16110025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8.113611" calcext:value-type="float">
            <text:p>8.113611</text:p>
          </table:table-cell>
          <table:table-cell office:value-type="float" office:value="7.2075926" calcext:value-type="float">
            <text:p>7.2075926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9.292548" calcext:value-type="float">
            <text:p>9.292548</text:p>
          </table:table-cell>
          <table:table-cell office:value-type="float" office:value="7.03960695" calcext:value-type="float">
            <text:p>7.03960695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847987" calcext:value-type="float">
            <text:p>6.847987</text:p>
          </table:table-cell>
          <table:table-cell office:value-type="float" office:value="6.81267445" calcext:value-type="float">
            <text:p>6.81267445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847987" calcext:value-type="float">
            <text:p>6.847987</text:p>
          </table:table-cell>
          <table:table-cell office:value-type="float" office:value="6.6245215" calcext:value-type="float">
            <text:p>6.6245215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847987" calcext:value-type="float">
            <text:p>6.847987</text:p>
          </table:table-cell>
          <table:table-cell office:value-type="float" office:value="6.8013637" calcext:value-type="float">
            <text:p>6.8013637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.40413" calcext:value-type="float">
            <text:p>4.40413</text:p>
          </table:table-cell>
          <table:table-cell office:value-type="float" office:value="7.03061555" calcext:value-type="float">
            <text:p>7.03061555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888068" calcext:value-type="float">
            <text:p>6.888068</text:p>
          </table:table-cell>
          <table:table-cell office:value-type="float" office:value="7.15094225" calcext:value-type="float">
            <text:p>7.15094225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8.107252" calcext:value-type="float">
            <text:p>8.107252</text:p>
          </table:table-cell>
          <table:table-cell office:value-type="float" office:value="6.89511905" calcext:value-type="float">
            <text:p>6.89511905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0.356901" calcext:value-type="float">
            <text:p>10.356901</text:p>
          </table:table-cell>
          <table:table-cell office:value-type="float" office:value="6.8085947" calcext:value-type="float">
            <text:p>6.8085947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9.668013" calcext:value-type="float">
            <text:p>9.668013</text:p>
          </table:table-cell>
          <table:table-cell office:value-type="float" office:value="6.72143265" calcext:value-type="float">
            <text:p>6.72143265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7.232332" calcext:value-type="float">
            <text:p>7.232332</text:p>
          </table:table-cell>
          <table:table-cell office:value-type="float" office:value="6.58083045" calcext:value-type="float">
            <text:p>6.58083045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3.505173" calcext:value-type="float">
            <text:p>3.505173</text:p>
          </table:table-cell>
          <table:table-cell office:value-type="float" office:value="6.5620123" calcext:value-type="float">
            <text:p>6.5620123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3.505173" calcext:value-type="float">
            <text:p>3.505173</text:p>
          </table:table-cell>
          <table:table-cell office:value-type="float" office:value="6.7295521" calcext:value-type="float">
            <text:p>6.7295521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5.235143" calcext:value-type="float">
            <text:p>5.235143</text:p>
          </table:table-cell>
          <table:table-cell office:value-type="float" office:value="6.87812145" calcext:value-type="float">
            <text:p>6.87812145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8.678571" calcext:value-type="float">
            <text:p>8.678571</text:p>
          </table:table-cell>
          <table:table-cell office:value-type="float" office:value="7.1305505" calcext:value-type="float">
            <text:p>7.1305505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323231" calcext:value-type="float">
            <text:p>6.323231</text:p>
          </table:table-cell>
          <table:table-cell office:value-type="float" office:value="7.10249315" calcext:value-type="float">
            <text:p>7.10249315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323231" calcext:value-type="float">
            <text:p>6.323231</text:p>
          </table:table-cell>
          <table:table-cell office:value-type="float" office:value="6.98353495" calcext:value-type="float">
            <text:p>6.98353495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37933" calcext:value-type="float">
            <text:p>6.37933</text:p>
          </table:table-cell>
          <table:table-cell office:value-type="float" office:value="6.9900325" calcext:value-type="float">
            <text:p>6.9900325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0.185634" calcext:value-type="float">
            <text:p>10.185634</text:p>
          </table:table-cell>
          <table:table-cell office:value-type="float" office:value="7.05176745" calcext:value-type="float">
            <text:p>7.05176745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9.40955" calcext:value-type="float">
            <text:p>9.40955</text:p>
          </table:table-cell>
          <table:table-cell office:value-type="float" office:value="6.8833308" calcext:value-type="float">
            <text:p>6.8833308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.753898" calcext:value-type="float">
            <text:p>4.753898</text:p>
          </table:table-cell>
          <table:table-cell office:value-type="float" office:value="6.7097623" calcext:value-type="float">
            <text:p>6.7097623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.753898" calcext:value-type="float">
            <text:p>4.753898</text:p>
          </table:table-cell>
          <table:table-cell office:value-type="float" office:value="6.82709755" calcext:value-type="float">
            <text:p>6.82709755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.084928" calcext:value-type="float">
            <text:p>3.084928</text:p>
          </table:table-cell>
          <table:table-cell office:value-type="float" office:value="7.03548495" calcext:value-type="float">
            <text:p>7.03548495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0.384831" calcext:value-type="float">
            <text:p>10.384831</text:p>
          </table:table-cell>
          <table:table-cell office:value-type="float" office:value="7.2823451" calcext:value-type="float">
            <text:p>7.2823451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1.433024" calcext:value-type="float">
            <text:p>11.433024</text:p>
          </table:table-cell>
          <table:table-cell office:value-type="float" office:value="7.08529405" calcext:value-type="float">
            <text:p>7.08529405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810664" calcext:value-type="float">
            <text:p>6.810664</text:p>
          </table:table-cell>
          <table:table-cell office:value-type="float" office:value="6.77509655" calcext:value-type="float">
            <text:p>6.77509655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.771604" calcext:value-type="float">
            <text:p>1.771604</text:p>
          </table:table-cell>
          <table:table-cell office:value-type="float" office:value="6.66290145" calcext:value-type="float">
            <text:p>6.66290145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376765" calcext:value-type="float">
            <text:p>6.376765</text:p>
          </table:table-cell>
          <table:table-cell office:value-type="float" office:value="6.8932478" calcext:value-type="float">
            <text:p>6.8932478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8.61366" calcext:value-type="float">
            <text:p>8.61366</text:p>
          </table:table-cell>
          <table:table-cell office:value-type="float" office:value="6.91332325" calcext:value-type="float">
            <text:p>6.91332325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855969" calcext:value-type="float">
            <text:p>6.855969</text:p>
          </table:table-cell>
          <table:table-cell office:value-type="float" office:value="6.86195685" calcext:value-type="float">
            <text:p>6.86195685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855969" calcext:value-type="float">
            <text:p>6.855969</text:p>
          </table:table-cell>
          <table:table-cell office:value-type="float" office:value="7.00430535" calcext:value-type="float">
            <text:p>7.00430535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855969" calcext:value-type="float">
            <text:p>6.855969</text:p>
          </table:table-cell>
          <table:table-cell office:value-type="float" office:value="7.07581385" calcext:value-type="float">
            <text:p>7.07581385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47656" calcext:value-type="float">
            <text:p>6.47656</text:p>
          </table:table-cell>
          <table:table-cell office:value-type="float" office:value="6.8422133" calcext:value-type="float">
            <text:p>6.8422133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0.283724" calcext:value-type="float">
            <text:p>10.283724</text:p>
          </table:table-cell>
          <table:table-cell office:value-type="float" office:value="6.6275832" calcext:value-type="float">
            <text:p>6.6275832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8.117424" calcext:value-type="float">
            <text:p>8.117424</text:p>
          </table:table-cell>
          <table:table-cell office:value-type="float" office:value="6.4072394" calcext:value-type="float">
            <text:p>6.4072394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.944067" calcext:value-type="float">
            <text:p>3.944067</text:p>
          </table:table-cell>
          <table:table-cell office:value-type="float" office:value="6.4280507" calcext:value-type="float">
            <text:p>6.4280507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453182" calcext:value-type="float">
            <text:p>6.453182</text:p>
          </table:table-cell>
          <table:table-cell office:value-type="float" office:value="6.6050672" calcext:value-type="float">
            <text:p>6.6050672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7.614029" calcext:value-type="float">
            <text:p>7.614029</text:p>
          </table:table-cell>
          <table:table-cell office:value-type="float" office:value="6.5888971" calcext:value-type="float">
            <text:p>6.5888971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816901" calcext:value-type="float">
            <text:p>6.816901</text:p>
          </table:table-cell>
          <table:table-cell office:value-type="float" office:value="6.5607982" calcext:value-type="float">
            <text:p>6.5607982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5.93818" calcext:value-type="float">
            <text:p>5.93818</text:p>
          </table:table-cell>
          <table:table-cell office:value-type="float" office:value="6.6061698" calcext:value-type="float">
            <text:p>6.6061698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.100603" calcext:value-type="float">
            <text:p>7.100603</text:p>
          </table:table-cell>
          <table:table-cell office:value-type="float" office:value="6.62988655" calcext:value-type="float">
            <text:p>6.62988655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8.921646" calcext:value-type="float">
            <text:p>8.921646</text:p>
          </table:table-cell>
          <table:table-cell office:value-type="float" office:value="6.6230248" calcext:value-type="float">
            <text:p>6.6230248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8.022131" calcext:value-type="float">
            <text:p>8.022131</text:p>
          </table:table-cell>
          <table:table-cell office:value-type="float" office:value="6.5613462" calcext:value-type="float">
            <text:p>6.5613462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44381" calcext:value-type="float">
            <text:p>6.44381</text:p>
          </table:table-cell>
          <table:table-cell office:value-type="float" office:value="6.45796835" calcext:value-type="float">
            <text:p>6.45796835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5.229074" calcext:value-type="float">
            <text:p>5.229074</text:p>
          </table:table-cell>
          <table:table-cell office:value-type="float" office:value="6.4780135" calcext:value-type="float">
            <text:p>6.4780135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.566762" calcext:value-type="float">
            <text:p>4.566762</text:p>
          </table:table-cell>
          <table:table-cell office:value-type="float" office:value="6.609401" calcext:value-type="float">
            <text:p>6.609401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378531" calcext:value-type="float">
            <text:p>6.378531</text:p>
          </table:table-cell>
          <table:table-cell office:value-type="float" office:value="6.6107117" calcext:value-type="float">
            <text:p>6.6107117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778274" calcext:value-type="float">
            <text:p>6.778274</text:p>
          </table:table-cell>
          <table:table-cell office:value-type="float" office:value="6.60485965" calcext:value-type="float">
            <text:p>6.60485965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7.586332" calcext:value-type="float">
            <text:p>7.586332</text:p>
          </table:table-cell>
          <table:table-cell office:value-type="float" office:value="6.721872" calcext:value-type="float">
            <text:p>6.721872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9.702939" calcext:value-type="float">
            <text:p>9.702939</text:p>
          </table:table-cell>
          <table:table-cell office:value-type="float" office:value="6.7064699" calcext:value-type="float">
            <text:p>6.7064699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8.286139" calcext:value-type="float">
            <text:p>8.286139</text:p>
          </table:table-cell>
          <table:table-cell office:value-type="float" office:value="6.43324245" calcext:value-type="float">
            <text:p>6.43324245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.183958" calcext:value-type="float">
            <text:p>2.183958</text:p>
          </table:table-cell>
          <table:table-cell office:value-type="float" office:value="6.40270445" calcext:value-type="float">
            <text:p>6.40270445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.183958" calcext:value-type="float">
            <text:p>2.183958</text:p>
          </table:table-cell>
          <table:table-cell office:value-type="float" office:value="6.77297115" calcext:value-type="float">
            <text:p>6.77297115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5.876848" calcext:value-type="float">
            <text:p>5.876848</text:p>
          </table:table-cell>
          <table:table-cell office:value-type="float" office:value="7.0282914" calcext:value-type="float">
            <text:p>7.0282914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8.53365" calcext:value-type="float">
            <text:p>8.53365</text:p>
          </table:table-cell>
          <table:table-cell office:value-type="float" office:value="6.88011055" calcext:value-type="float">
            <text:p>6.88011055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7.484397" calcext:value-type="float">
            <text:p>7.484397</text:p>
          </table:table-cell>
          <table:table-cell office:value-type="float" office:value="6.6300702" calcext:value-type="float">
            <text:p>6.6300702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12978" calcext:value-type="float">
            <text:p>6.12978</text:p>
          </table:table-cell>
          <table:table-cell office:value-type="float" office:value="6.6213272" calcext:value-type="float">
            <text:p>6.6213272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7.052051" calcext:value-type="float">
            <text:p>7.052051</text:p>
          </table:table-cell>
          <table:table-cell office:value-type="float" office:value="6.7860497" calcext:value-type="float">
            <text:p>6.7860497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7.724333" calcext:value-type="float">
            <text:p>7.724333</text:p>
          </table:table-cell>
          <table:table-cell office:value-type="float" office:value="6.810036" calcext:value-type="float">
            <text:p>6.810036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412515" calcext:value-type="float">
            <text:p>6.412515</text:p>
          </table:table-cell>
          <table:table-cell office:value-type="float" office:value="6.45547215" calcext:value-type="float">
            <text:p>6.45547215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963368" calcext:value-type="float">
            <text:p>6.963368</text:p>
          </table:table-cell>
          <table:table-cell office:value-type="float" office:value="6.348885" calcext:value-type="float">
            <text:p>6.348885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7.688074" calcext:value-type="float">
            <text:p>7.688074</text:p>
          </table:table-cell>
          <table:table-cell office:value-type="float" office:value="6.42258455" calcext:value-type="float">
            <text:p>6.42258455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5.954574" calcext:value-type="float">
            <text:p>5.954574</text:p>
          </table:table-cell>
          <table:table-cell office:value-type="float" office:value="6.51163555" calcext:value-type="float">
            <text:p>6.51163555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844713" calcext:value-type="float">
            <text:p>6.844713</text:p>
          </table:table-cell>
          <table:table-cell office:value-type="float" office:value="6.5242186" calcext:value-type="float">
            <text:p>6.5242186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7.856824" calcext:value-type="float">
            <text:p>7.856824</text:p>
          </table:table-cell>
          <table:table-cell office:value-type="float" office:value="6.4922947" calcext:value-type="float">
            <text:p>6.4922947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.592976" calcext:value-type="float">
            <text:p>4.592976</text:p>
          </table:table-cell>
          <table:table-cell office:value-type="float" office:value="6.3552108" calcext:value-type="float">
            <text:p>6.3552108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26149" calcext:value-type="float">
            <text:p>6.26149</text:p>
          </table:table-cell>
          <table:table-cell office:value-type="float" office:value="6.6056617" calcext:value-type="float">
            <text:p>6.6056617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9.118521" calcext:value-type="float">
            <text:p>9.118521</text:p>
          </table:table-cell>
          <table:table-cell office:value-type="float" office:value="6.7712393" calcext:value-type="float">
            <text:p>6.7712393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7.27829" calcext:value-type="float">
            <text:p>7.27829</text:p>
          </table:table-cell>
          <table:table-cell office:value-type="float" office:value="6.5859241" calcext:value-type="float">
            <text:p>6.5859241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4.23839" calcext:value-type="float">
            <text:p>4.23839</text:p>
          </table:table-cell>
          <table:table-cell office:value-type="float" office:value="6.25799975" calcext:value-type="float">
            <text:p>6.25799975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7.675379" calcext:value-type="float">
            <text:p>7.675379</text:p>
          </table:table-cell>
          <table:table-cell office:value-type="float" office:value="6.43855815" calcext:value-type="float">
            <text:p>6.43855815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9.589292" calcext:value-type="float">
            <text:p>9.589292</text:p>
          </table:table-cell>
          <table:table-cell office:value-type="float" office:value="6.5687359" calcext:value-type="float">
            <text:p>6.5687359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7.290363" calcext:value-type="float">
            <text:p>7.290363</text:p>
          </table:table-cell>
          <table:table-cell office:value-type="float" office:value="6.5126973" calcext:value-type="float">
            <text:p>6.5126973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.913231" calcext:value-type="float">
            <text:p>2.913231</text:p>
          </table:table-cell>
          <table:table-cell office:value-type="float" office:value="6.57160515" calcext:value-type="float">
            <text:p>6.57160515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3.532843" calcext:value-type="float">
            <text:p>3.532843</text:p>
          </table:table-cell>
          <table:table-cell office:value-type="float" office:value="6.8493696" calcext:value-type="float">
            <text:p>6.8493696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7.309537" calcext:value-type="float">
            <text:p>7.309537</text:p>
          </table:table-cell>
          <table:table-cell office:value-type="float" office:value="7.0950668" calcext:value-type="float">
            <text:p>7.0950668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9.42423" calcext:value-type="float">
            <text:p>9.42423</text:p>
          </table:table-cell>
          <table:table-cell office:value-type="float" office:value="7.2646853" calcext:value-type="float">
            <text:p>7.2646853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7.531777" calcext:value-type="float">
            <text:p>7.531777</text:p>
          </table:table-cell>
          <table:table-cell office:value-type="float" office:value="7.22975095" calcext:value-type="float">
            <text:p>7.22975095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633056" calcext:value-type="float">
            <text:p>0.633056</text:p>
          </table:table-cell>
          <table:table-cell office:value-type="float" office:value="7.06277855" calcext:value-type="float">
            <text:p>7.06277855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4.280772" calcext:value-type="float">
            <text:p>4.280772</text:p>
          </table:table-cell>
          <table:table-cell office:value-type="float" office:value="7.2407422" calcext:value-type="float">
            <text:p>7.2407422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8.437359" calcext:value-type="float">
            <text:p>8.437359</text:p>
          </table:table-cell>
          <table:table-cell office:value-type="float" office:value="7.431327" calcext:value-type="float">
            <text:p>7.431327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9.469094" calcext:value-type="float">
            <text:p>9.469094</text:p>
          </table:table-cell>
          <table:table-cell office:value-type="float" office:value="7.598949" calcext:value-type="float">
            <text:p>7.598949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206235" calcext:value-type="float">
            <text:p>6.206235</text:p>
          </table:table-cell>
          <table:table-cell office:value-type="float" office:value="7.48200245" calcext:value-type="float">
            <text:p>7.48200245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206235" calcext:value-type="float">
            <text:p>6.206235</text:p>
          </table:table-cell>
          <table:table-cell office:value-type="float" office:value="7.52819885" calcext:value-type="float">
            <text:p>7.52819885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5.115146" calcext:value-type="float">
            <text:p>5.115146</text:p>
          </table:table-cell>
          <table:table-cell office:value-type="float" office:value="7.57439525" calcext:value-type="float">
            <text:p>7.57439525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9.601994" calcext:value-type="float">
            <text:p>9.601994</text:p>
          </table:table-cell>
          <table:table-cell office:value-type="float" office:value="7.7513568" calcext:value-type="float">
            <text:p>7.7513568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9.573042" calcext:value-type="float">
            <text:p>9.573042</text:p>
          </table:table-cell>
          <table:table-cell office:value-type="float" office:value="7.75039305" calcext:value-type="float">
            <text:p>7.75039305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5.412217" calcext:value-type="float">
            <text:p>5.412217</text:p>
          </table:table-cell>
          <table:table-cell office:value-type="float" office:value="7.71038475" calcext:value-type="float">
            <text:p>7.71038475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719803" calcext:value-type="float">
            <text:p>0.719803</text:p>
          </table:table-cell>
          <table:table-cell office:value-type="float" office:value="7.76570675" calcext:value-type="float">
            <text:p>7.76570675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7.849558" calcext:value-type="float">
            <text:p>7.849558</text:p>
          </table:table-cell>
          <table:table-cell office:value-type="float" office:value="7.83557295" calcext:value-type="float">
            <text:p>7.83557295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0.278934" calcext:value-type="float">
            <text:p>10.278934</text:p>
          </table:table-cell>
          <table:table-cell office:value-type="float" office:value="7.65484105" calcext:value-type="float">
            <text:p>7.65484105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8.46852" calcext:value-type="float">
            <text:p>8.46852</text:p>
          </table:table-cell>
          <table:table-cell office:value-type="float" office:value="7.57353615" calcext:value-type="float">
            <text:p>7.57353615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8.46852" calcext:value-type="float">
            <text:p>8.46852</text:p>
          </table:table-cell>
          <table:table-cell office:value-type="float" office:value="7.63644845" calcext:value-type="float">
            <text:p>7.63644845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8.46852" calcext:value-type="float">
            <text:p>8.46852</text:p>
          </table:table-cell>
          <table:table-cell office:value-type="float" office:value="7.52627665" calcext:value-type="float">
            <text:p>7.52627665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8.446787" calcext:value-type="float">
            <text:p>8.446787</text:p>
          </table:table-cell>
          <table:table-cell office:value-type="float" office:value="7.31952245" calcext:value-type="float">
            <text:p>7.31952245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0.701907" calcext:value-type="float">
            <text:p>10.701907</text:p>
          </table:table-cell>
          <table:table-cell office:value-type="float" office:value="7.2646518" calcext:value-type="float">
            <text:p>7.2646518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8.725543" calcext:value-type="float">
            <text:p>8.725543</text:p>
          </table:table-cell>
          <table:table-cell office:value-type="float" office:value="7.030991" calcext:value-type="float">
            <text:p>7.030991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.192329" calcext:value-type="float">
            <text:p>4.192329</text:p>
          </table:table-cell>
          <table:table-cell office:value-type="float" office:value="6.87533445" calcext:value-type="float">
            <text:p>6.87533445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.192329" calcext:value-type="float">
            <text:p>4.192329</text:p>
          </table:table-cell>
          <table:table-cell office:value-type="float" office:value="7.13996165" calcext:value-type="float">
            <text:p>7.13996165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8.092468" calcext:value-type="float">
            <text:p>8.092468</text:p>
          </table:table-cell>
          <table:table-cell office:value-type="float" office:value="7.42834275" calcext:value-type="float">
            <text:p>7.42834275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1.789799" calcext:value-type="float">
            <text:p>11.789799</text:p>
          </table:table-cell>
          <table:table-cell office:value-type="float" office:value="7.1210503" calcext:value-type="float">
            <text:p>7.1210503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7.130163" calcext:value-type="float">
            <text:p>7.130163</text:p>
          </table:table-cell>
          <table:table-cell office:value-type="float" office:value="6.6288913" calcext:value-type="float">
            <text:p>6.6288913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7.130163" calcext:value-type="float">
            <text:p>7.130163</text:p>
          </table:table-cell>
          <table:table-cell office:value-type="float" office:value="6.37256935" calcext:value-type="float">
            <text:p>6.37256935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7.130163" calcext:value-type="float">
            <text:p>7.130163</text:p>
          </table:table-cell>
          <table:table-cell office:value-type="float" office:value="6.47876005" calcext:value-type="float">
            <text:p>6.47876005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8.654377" calcext:value-type="float">
            <text:p>8.654377</text:p>
          </table:table-cell>
          <table:table-cell office:value-type="float" office:value="6.57809015" calcext:value-type="float">
            <text:p>6.57809015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9.582719" calcext:value-type="float">
            <text:p>9.582719</text:p>
          </table:table-cell>
          <table:table-cell office:value-type="float" office:value="6.4708614" calcext:value-type="float">
            <text:p>6.4708614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8.772876" calcext:value-type="float">
            <text:p>8.772876</text:p>
          </table:table-cell>
          <table:table-cell office:value-type="float" office:value="6.37131455" calcext:value-type="float">
            <text:p>6.37131455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518657" calcext:value-type="float">
            <text:p>6.518657</text:p>
          </table:table-cell>
          <table:table-cell office:value-type="float" office:value="6.3366133" calcext:value-type="float">
            <text:p>6.3366133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.117127" calcext:value-type="float">
            <text:p>2.117127</text:p>
          </table:table-cell>
          <table:table-cell office:value-type="float" office:value="6.3572552" calcext:value-type="float">
            <text:p>6.3572552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.23492" calcext:value-type="float">
            <text:p>4.23492</text:p>
          </table:table-cell>
          <table:table-cell office:value-type="float" office:value="6.68806835" calcext:value-type="float">
            <text:p>6.68806835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8.652836" calcext:value-type="float">
            <text:p>8.652836</text:p>
          </table:table-cell>
          <table:table-cell office:value-type="float" office:value="6.87228235" calcext:value-type="float">
            <text:p>6.87228235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9.726766" calcext:value-type="float">
            <text:p>9.726766</text:p>
          </table:table-cell>
          <table:table-cell office:value-type="float" office:value="6.83560055" calcext:value-type="float">
            <text:p>6.83560055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265084" calcext:value-type="float">
            <text:p>6.265084</text:p>
          </table:table-cell>
          <table:table-cell office:value-type="float" office:value="6.74522225" calcext:value-type="float">
            <text:p>6.74522225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.333436" calcext:value-type="float">
            <text:p>4.333436</text:p>
          </table:table-cell>
          <table:table-cell office:value-type="float" office:value="6.8130839" calcext:value-type="float">
            <text:p>6.8130839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7.349374" calcext:value-type="float">
            <text:p>7.349374</text:p>
          </table:table-cell>
          <table:table-cell office:value-type="float" office:value="6.9929748" calcext:value-type="float">
            <text:p>6.9929748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028691" calcext:value-type="float">
            <text:p>6.028691</text:p>
          </table:table-cell>
          <table:table-cell office:value-type="float" office:value="6.98753355" calcext:value-type="float">
            <text:p>6.98753355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5.612412" calcext:value-type="float">
            <text:p>5.612412</text:p>
          </table:table-cell>
          <table:table-cell office:value-type="float" office:value="7.1130772" calcext:value-type="float">
            <text:p>7.1130772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9.484873" calcext:value-type="float">
            <text:p>9.484873</text:p>
          </table:table-cell>
          <table:table-cell office:value-type="float" office:value="7.32244845" calcext:value-type="float">
            <text:p>7.32244845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9.959951" calcext:value-type="float">
            <text:p>9.959951</text:p>
          </table:table-cell>
          <table:table-cell office:value-type="float" office:value="7.0983826" calcext:value-type="float">
            <text:p>7.0983826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.946619" calcext:value-type="float">
            <text:p>1.946619</text:p>
          </table:table-cell>
          <table:table-cell office:value-type="float" office:value="6.85056285" calcext:value-type="float">
            <text:p>6.85056285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.946619" calcext:value-type="float">
            <text:p>1.946619</text:p>
          </table:table-cell>
          <table:table-cell office:value-type="float" office:value="6.97825625" calcext:value-type="float">
            <text:p>6.97825625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.003724" calcext:value-type="float">
            <text:p>2.003724</text:p>
          </table:table-cell>
          <table:table-cell office:value-type="float" office:value="7.310291" calcext:value-type="float">
            <text:p>7.310291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9.253977" calcext:value-type="float">
            <text:p>9.253977</text:p>
          </table:table-cell>
          <table:table-cell office:value-type="float" office:value="7.4928645" calcext:value-type="float">
            <text:p>7.4928645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9.116765" calcext:value-type="float">
            <text:p>9.116765</text:p>
          </table:table-cell>
          <table:table-cell office:value-type="float" office:value="7.0996359" calcext:value-type="float">
            <text:p>7.0996359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509802" calcext:value-type="float">
            <text:p>6.509802</text:p>
          </table:table-cell>
          <table:table-cell office:value-type="float" office:value="7.01950415" calcext:value-type="float">
            <text:p>7.01950415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.591782" calcext:value-type="float">
            <text:p>7.591782</text:p>
          </table:table-cell>
          <table:table-cell office:value-type="float" office:value="7.16753125" calcext:value-type="float">
            <text:p>7.16753125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8.078851" calcext:value-type="float">
            <text:p>8.078851</text:p>
          </table:table-cell>
          <table:table-cell office:value-type="float" office:value="7.13772985" calcext:value-type="float">
            <text:p>7.13772985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931495" calcext:value-type="float">
            <text:p>6.931495</text:p>
          </table:table-cell>
          <table:table-cell office:value-type="float" office:value="7.01880845" calcext:value-type="float">
            <text:p>7.01880845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8.73339" calcext:value-type="float">
            <text:p>8.73339</text:p>
          </table:table-cell>
          <table:table-cell office:value-type="float" office:value="7.1163149" calcext:value-type="float">
            <text:p>7.1163149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7.9192" calcext:value-type="float">
            <text:p>7.9192</text:p>
          </table:table-cell>
          <table:table-cell office:value-type="float" office:value="7.2520179" calcext:value-type="float">
            <text:p>7.2520179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7.9192" calcext:value-type="float">
            <text:p>7.9192</text:p>
          </table:table-cell>
          <table:table-cell office:value-type="float" office:value="7.29121715" calcext:value-type="float">
            <text:p>7.29121715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7.9192" calcext:value-type="float">
            <text:p>7.9192</text:p>
          </table:table-cell>
          <table:table-cell office:value-type="float" office:value="7.3304164" calcext:value-type="float">
            <text:p>7.3304164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7.622317" calcext:value-type="float">
            <text:p>7.622317</text:p>
          </table:table-cell>
          <table:table-cell office:value-type="float" office:value="7.36961565" calcext:value-type="float">
            <text:p>7.36961565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7.931254" calcext:value-type="float">
            <text:p>7.931254</text:p>
          </table:table-cell>
          <table:table-cell office:value-type="float" office:value="7.35464375" calcext:value-type="float">
            <text:p>7.35464375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.240549" calcext:value-type="float">
            <text:p>7.240549</text:p>
          </table:table-cell>
          <table:table-cell office:value-type="float" office:value="7.4030373" calcext:value-type="float">
            <text:p>7.4030373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8.539564" calcext:value-type="float">
            <text:p>8.539564</text:p>
          </table:table-cell>
          <table:table-cell office:value-type="float" office:value="7.4859661" calcext:value-type="float">
            <text:p>7.4859661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9.799837" calcext:value-type="float">
            <text:p>9.799837</text:p>
          </table:table-cell>
          <table:table-cell office:value-type="float" office:value="7.18507805" calcext:value-type="float">
            <text:p>7.18507805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5.003556" calcext:value-type="float">
            <text:p>5.003556</text:p>
          </table:table-cell>
          <table:table-cell office:value-type="float" office:value="7.24991035" calcext:value-type="float">
            <text:p>7.24991035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5.003556" calcext:value-type="float">
            <text:p>5.003556</text:p>
          </table:table-cell>
          <table:table-cell office:value-type="float" office:value="7.44860825" calcext:value-type="float">
            <text:p>7.44860825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4.500487" calcext:value-type="float">
            <text:p>4.500487</text:p>
          </table:table-cell>
          <table:table-cell office:value-type="float" office:value="7.64730615" calcext:value-type="float">
            <text:p>7.64730615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8.587314" calcext:value-type="float">
            <text:p>8.587314</text:p>
          </table:table-cell>
          <table:table-cell office:value-type="float" office:value="7.8711575" calcext:value-type="float">
            <text:p>7.8711575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5.655194" calcext:value-type="float">
            <text:p>5.655194</text:p>
          </table:table-cell>
          <table:table-cell office:value-type="float" office:value="7.9570766" calcext:value-type="float">
            <text:p>7.9570766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.389405" calcext:value-type="float">
            <text:p>1.389405</text:p>
          </table:table-cell>
          <table:table-cell office:value-type="float" office:value="8.12973625" calcext:value-type="float">
            <text:p>8.12973625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.51413" calcext:value-type="float">
            <text:p>7.51413</text:p>
          </table:table-cell>
          <table:table-cell office:value-type="float" office:value="8.44466835" calcext:value-type="float">
            <text:p>8.44466835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9.470344" calcext:value-type="float">
            <text:p>9.470344</text:p>
          </table:table-cell>
          <table:table-cell office:value-type="float" office:value="8.41532585" calcext:value-type="float">
            <text:p>8.41532585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995754" calcext:value-type="float">
            <text:p>6.995754</text:p>
          </table:table-cell>
          <table:table-cell office:value-type="float" office:value="8.28817265" calcext:value-type="float">
            <text:p>8.28817265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5.700423" calcext:value-type="float">
            <text:p>5.700423</text:p>
          </table:table-cell>
          <table:table-cell office:value-type="float" office:value="8.39631575" calcext:value-type="float">
            <text:p>8.39631575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8.881624" calcext:value-type="float">
            <text:p>8.881624</text:p>
          </table:table-cell>
          <table:table-cell office:value-type="float" office:value="8.63413985" calcext:value-type="float">
            <text:p>8.63413985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1.44745" calcext:value-type="float">
            <text:p>11.44745</text:p>
          </table:table-cell>
          <table:table-cell office:value-type="float" office:value="8.7129039" calcext:value-type="float">
            <text:p>8.7129039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8.703185" calcext:value-type="float">
            <text:p>8.703185</text:p>
          </table:table-cell>
          <table:table-cell office:value-type="float" office:value="8.66337665" calcext:value-type="float">
            <text:p>8.66337665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8.703185" calcext:value-type="float">
            <text:p>8.703185</text:p>
          </table:table-cell>
          <table:table-cell office:value-type="float" office:value="9.05968255" calcext:value-type="float">
            <text:p>9.05968255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8.703185" calcext:value-type="float">
            <text:p>8.703185</text:p>
          </table:table-cell>
          <table:table-cell office:value-type="float" office:value="9.548632" calcext:value-type="float">
            <text:p>9.548632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7.322879" calcext:value-type="float">
            <text:p>7.322879</text:p>
          </table:table-cell>
          <table:table-cell office:value-type="float" office:value="10.03758145" calcext:value-type="float">
            <text:p>10.03758145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8.899125" calcext:value-type="float">
            <text:p>8.899125</text:p>
          </table:table-cell>
          <table:table-cell office:value-type="float" office:value="10.5955462" calcext:value-type="float">
            <text:p>10.5955462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8.899125" calcext:value-type="float">
            <text:p>8.899125</text:p>
          </table:table-cell>
          <table:table-cell office:value-type="float" office:value="11.07469865" calcext:value-type="float">
            <text:p>11.07469865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.521803" calcext:value-type="float">
            <text:p>2.521803</text:p>
          </table:table-cell>
          <table:table-cell office:value-type="float" office:value="11.0667136" calcext:value-type="float">
            <text:p>11.0667136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1.096483" calcext:value-type="float">
            <text:p>11.096483</text:p>
          </table:table-cell>
          <table:table-cell office:value-type="float" office:value="11.3023657" calcext:value-type="float">
            <text:p>11.3023657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8.977514" calcext:value-type="float">
            <text:p>8.977514</text:p>
          </table:table-cell>
          <table:table-cell office:value-type="float" office:value="11.35830785" calcext:value-type="float">
            <text:p>11.35830785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8.977514" calcext:value-type="float">
            <text:p>8.977514</text:p>
          </table:table-cell>
          <table:table-cell office:value-type="float" office:value="11.44357225" calcext:value-type="float">
            <text:p>11.44357225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8.977514" calcext:value-type="float">
            <text:p>8.977514</text:p>
          </table:table-cell>
          <table:table-cell office:value-type="float" office:value="11.52883665" calcext:value-type="float">
            <text:p>11.52883665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0.305696" calcext:value-type="float">
            <text:p>10.305696</text:p>
          </table:table-cell>
          <table:table-cell office:value-type="float" office:value="11.61410105" calcext:value-type="float">
            <text:p>11.61410105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9.108387" calcext:value-type="float">
            <text:p>9.108387</text:p>
          </table:table-cell>
          <table:table-cell office:value-type="float" office:value="11.78964545" calcext:value-type="float">
            <text:p>11.78964545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7.688047" calcext:value-type="float">
            <text:p>7.688047</text:p>
          </table:table-cell>
          <table:table-cell office:value-type="float" office:value="12.35924425" calcext:value-type="float">
            <text:p>12.35924425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92728" calcext:value-type="float">
            <text:p>6.92728</text:p>
          </table:table-cell>
          <table:table-cell office:value-type="float" office:value="12.6571637" calcext:value-type="float">
            <text:p>12.6571637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92728" calcext:value-type="float">
            <text:p>6.92728</text:p>
          </table:table-cell>
          <table:table-cell office:value-type="float" office:value="12.9931215" calcext:value-type="float">
            <text:p>12.9931215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9.158616" calcext:value-type="float">
            <text:p>9.158616</text:p>
          </table:table-cell>
          <table:table-cell office:value-type="float" office:value="13.3290793" calcext:value-type="float">
            <text:p>13.3290793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0.456905" calcext:value-type="float">
            <text:p>10.456905</text:p>
          </table:table-cell>
          <table:table-cell office:value-type="float" office:value="15.0699933" calcext:value-type="float">
            <text:p>15.0699933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0.456905" calcext:value-type="float">
            <text:p>10.456905</text:p>
          </table:table-cell>
          <table:table-cell office:value-type="float" office:value="16.8752951" calcext:value-type="float">
            <text:p>16.8752951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0.456905" calcext:value-type="float">
            <text:p>10.456905</text:p>
          </table:table-cell>
          <table:table-cell office:value-type="float" office:value="21.6710102" calcext:value-type="float">
            <text:p>21.6710102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6.629303" calcext:value-type="float">
            <text:p>16.629303</text:p>
          </table:table-cell>
          <table:table-cell office:value-type="float" office:value="23.7572173" calcext:value-type="float">
            <text:p>23.7572173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8.482174" calcext:value-type="float">
            <text:p>18.482174</text:p>
          </table:table-cell>
          <table:table-cell office:value-type="float" office:value="25.5348045" calcext:value-type="float">
            <text:p>25.5348045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8.482174" calcext:value-type="float">
            <text:p>18.482174</text:p>
          </table:table-cell>
          <table:table-cell office:value-type="float" office:value="27.21974815" calcext:value-type="float">
            <text:p>27.21974815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8.482174" calcext:value-type="float">
            <text:p>18.482174</text:p>
          </table:table-cell>
          <table:table-cell office:value-type="float" office:value="28.9046918" calcext:value-type="float">
            <text:p>28.9046918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8.482174" calcext:value-type="float">
            <text:p>18.482174</text:p>
          </table:table-cell>
          <table:table-cell office:value-type="float" office:value="30.58963545" calcext:value-type="float">
            <text:p>30.58963545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8.739424" calcext:value-type="float">
            <text:p>8.739424</text:p>
          </table:table-cell>
          <table:table-cell office:value-type="float" office:value="32.2745791" calcext:value-type="float">
            <text:p>32.2745791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7.234845" calcext:value-type="float">
            <text:p>7.234845</text:p>
          </table:table-cell>
          <table:table-cell office:value-type="float" office:value="32.9117045" calcext:value-type="float">
            <text:p>32.9117045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2.215326" calcext:value-type="float">
            <text:p>12.215326</text:p>
          </table:table-cell>
          <table:table-cell office:value-type="float" office:value="33.96902015" calcext:value-type="float">
            <text:p>33.96902015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0.682802" calcext:value-type="float">
            <text:p>10.682802</text:p>
          </table:table-cell>
          <table:table-cell office:value-type="float" office:value="33.78819855" calcext:value-type="float">
            <text:p>33.78819855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0.682802" calcext:value-type="float">
            <text:p>10.682802</text:p>
          </table:table-cell>
          <table:table-cell office:value-type="float" office:value="33.68400315" calcext:value-type="float">
            <text:p>33.68400315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0.682802" calcext:value-type="float">
            <text:p>10.682802</text:p>
          </table:table-cell>
          <table:table-cell office:value-type="float" office:value="33.57980775" calcext:value-type="float">
            <text:p>33.57980775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3.816584" calcext:value-type="float">
            <text:p>13.816584</text:p>
          </table:table-cell>
          <table:table-cell office:value-type="float" office:value="33.2321292" calcext:value-type="float">
            <text:p>33.2321292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0.500363" calcext:value-type="float">
            <text:p>20.500363</text:p>
          </table:table-cell>
          <table:table-cell office:value-type="float" office:value="32.72776155" calcext:value-type="float">
            <text:p>32.72776155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3.646436" calcext:value-type="float">
            <text:p>13.646436</text:p>
          </table:table-cell>
          <table:table-cell office:value-type="float" office:value="32.47484715" calcext:value-type="float">
            <text:p>32.47484715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3.646436" calcext:value-type="float">
            <text:p>13.646436</text:p>
          </table:table-cell>
          <table:table-cell office:value-type="float" office:value="32.42182535" calcext:value-type="float">
            <text:p>32.42182535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3.646436" calcext:value-type="float">
            <text:p>13.646436</text:p>
          </table:table-cell>
          <table:table-cell office:value-type="float" office:value="32.36880355" calcext:value-type="float">
            <text:p>32.36880355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3.976896" calcext:value-type="float">
            <text:p>43.976896</text:p>
          </table:table-cell>
          <table:table-cell office:value-type="float" office:value="32.31578175" calcext:value-type="float">
            <text:p>32.31578175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46.562941" calcext:value-type="float">
            <text:p>46.562941</text:p>
          </table:table-cell>
          <table:table-cell office:value-type="float" office:value="30.94573895" calcext:value-type="float">
            <text:p>30.94573895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06.371207" calcext:value-type="float">
            <text:p>106.371207</text:p>
          </table:table-cell>
          <table:table-cell office:value-type="float" office:value="29.3338949" calcext:value-type="float">
            <text:p>29.3338949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52.181047" calcext:value-type="float">
            <text:p>52.181047</text:p>
          </table:table-cell>
          <table:table-cell office:value-type="float" office:value="24.73163755" calcext:value-type="float">
            <text:p>24.73163755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52.181047" calcext:value-type="float">
            <text:p>52.181047</text:p>
          </table:table-cell>
          <table:table-cell office:value-type="float" office:value="22.306553" calcext:value-type="float">
            <text:p>22.306553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52.181047" calcext:value-type="float">
            <text:p>52.181047</text:p>
          </table:table-cell>
          <table:table-cell office:value-type="float" office:value="19.9241164" calcext:value-type="float">
            <text:p>19.9241164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52.181047" calcext:value-type="float">
            <text:p>52.181047</text:p>
          </table:table-cell>
          <table:table-cell office:value-type="float" office:value="17.74801255" calcext:value-type="float">
            <text:p>17.74801255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52.181047" calcext:value-type="float">
            <text:p>52.181047</text:p>
          </table:table-cell>
          <table:table-cell office:value-type="float" office:value="15.48315655" calcext:value-type="float">
            <text:p>15.48315655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52.181047" calcext:value-type="float">
            <text:p>52.181047</text:p>
          </table:table-cell>
          <table:table-cell office:value-type="float" office:value="13.21830055" calcext:value-type="float">
            <text:p>13.21830055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1.481932" calcext:value-type="float">
            <text:p>21.481932</text:p>
          </table:table-cell>
          <table:table-cell office:value-type="float" office:value="10.7197463" calcext:value-type="float">
            <text:p>10.7197463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8.381158" calcext:value-type="float">
            <text:p>28.381158</text:p>
          </table:table-cell>
          <table:table-cell office:value-type="float" office:value="10.1154817" calcext:value-type="float">
            <text:p>10.1154817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8.598894" calcext:value-type="float">
            <text:p>8.598894</text:p>
          </table:table-cell>
          <table:table-cell office:value-type="float" office:value="9.16341625" calcext:value-type="float">
            <text:p>9.16341625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8.598894" calcext:value-type="float">
            <text:p>8.598894</text:p>
          </table:table-cell>
          <table:table-cell office:value-type="float" office:value="9.16280385" calcext:value-type="float">
            <text:p>9.16280385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8.598894" calcext:value-type="float">
            <text:p>8.598894</text:p>
          </table:table-cell>
          <table:table-cell office:value-type="float" office:value="9.11449365" calcext:value-type="float">
            <text:p>9.11449365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.729231" calcext:value-type="float">
            <text:p>3.729231</text:p>
          </table:table-cell>
          <table:table-cell office:value-type="float" office:value="9.2553979" calcext:value-type="float">
            <text:p>9.2553979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.729231" calcext:value-type="float">
            <text:p>3.729231</text:p>
          </table:table-cell>
          <table:table-cell office:value-type="float" office:value="10.1840095" calcext:value-type="float">
            <text:p>10.1840095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5.442075" calcext:value-type="float">
            <text:p>15.442075</text:p>
          </table:table-cell>
          <table:table-cell office:value-type="float" office:value="10.84817265" calcext:value-type="float">
            <text:p>10.84817265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2.586" calcext:value-type="float">
            <text:p>12.586</text:p>
          </table:table-cell>
          <table:table-cell office:value-type="float" office:value="10.9266936" calcext:value-type="float">
            <text:p>10.9266936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2.586" calcext:value-type="float">
            <text:p>12.586</text:p>
          </table:table-cell>
          <table:table-cell office:value-type="float" office:value="11.1480183" calcext:value-type="float">
            <text:p>11.1480183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2.586" calcext:value-type="float">
            <text:p>12.586</text:p>
          </table:table-cell>
          <table:table-cell office:value-type="float" office:value="11.4197931" calcext:value-type="float">
            <text:p>11.4197931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6.57604" calcext:value-type="float">
            <text:p>16.57604</text:p>
          </table:table-cell>
          <table:table-cell office:value-type="float" office:value="11.8117898" calcext:value-type="float">
            <text:p>11.8117898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4.32606" calcext:value-type="float">
            <text:p>14.32606</text:p>
          </table:table-cell>
          <table:table-cell office:value-type="float" office:value="11.3886422" calcext:value-type="float">
            <text:p>11.3886422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4.32606" calcext:value-type="float">
            <text:p>14.32606</text:p>
          </table:table-cell>
          <table:table-cell office:value-type="float" office:value="11.13850565" calcext:value-type="float">
            <text:p>11.13850565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.679356" calcext:value-type="float">
            <text:p>3.679356</text:p>
          </table:table-cell>
          <table:table-cell office:value-type="float" office:value="10.97991105" calcext:value-type="float">
            <text:p>10.97991105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4.532315" calcext:value-type="float">
            <text:p>4.532315</text:p>
          </table:table-cell>
          <table:table-cell office:value-type="float" office:value="10.93270975" calcext:value-type="float">
            <text:p>10.93270975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8.65897" calcext:value-type="float">
            <text:p>8.65897</text:p>
          </table:table-cell>
          <table:table-cell office:value-type="float" office:value="10.8428605" calcext:value-type="float">
            <text:p>10.8428605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883927" calcext:value-type="float">
            <text:p>6.883927</text:p>
          </table:table-cell>
          <table:table-cell office:value-type="float" office:value="10.70237895" calcext:value-type="float">
            <text:p>10.70237895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883927" calcext:value-type="float">
            <text:p>6.883927</text:p>
          </table:table-cell>
          <table:table-cell office:value-type="float" office:value="10.5253798" calcext:value-type="float">
            <text:p>10.5253798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.209962" calcext:value-type="float">
            <text:p>2.209962</text:p>
          </table:table-cell>
          <table:table-cell office:value-type="float" office:value="10.4743939" calcext:value-type="float">
            <text:p>10.4743939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9.39664" calcext:value-type="float">
            <text:p>9.39664</text:p>
          </table:table-cell>
          <table:table-cell office:value-type="float" office:value="10.8594348" calcext:value-type="float">
            <text:p>10.8594348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9.339849" calcext:value-type="float">
            <text:p>9.339849</text:p>
          </table:table-cell>
          <table:table-cell office:value-type="float" office:value="10.911295" calcext:value-type="float">
            <text:p>10.911295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8.586646" calcext:value-type="float">
            <text:p>8.586646</text:p>
          </table:table-cell>
          <table:table-cell office:value-type="float" office:value="10.73062855" calcext:value-type="float">
            <text:p>10.73062855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7.63269" calcext:value-type="float">
            <text:p>7.63269</text:p>
          </table:table-cell>
          <table:table-cell office:value-type="float" office:value="10.37988565" calcext:value-type="float">
            <text:p>10.37988565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1.416979" calcext:value-type="float">
            <text:p>11.416979</text:p>
          </table:table-cell>
          <table:table-cell office:value-type="float" office:value="10.29006215" calcext:value-type="float">
            <text:p>10.29006215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2.301463" calcext:value-type="float">
            <text:p>22.301463</text:p>
          </table:table-cell>
          <table:table-cell office:value-type="float" office:value="9.9448747" calcext:value-type="float">
            <text:p>9.9448747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7.012494" calcext:value-type="float">
            <text:p>17.012494</text:p>
          </table:table-cell>
          <table:table-cell office:value-type="float" office:value="9.0986731" calcext:value-type="float">
            <text:p>9.0986731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7.012494" calcext:value-type="float">
            <text:p>17.012494</text:p>
          </table:table-cell>
          <table:table-cell office:value-type="float" office:value="8.6674919" calcext:value-type="float">
            <text:p>8.6674919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7.012494" calcext:value-type="float">
            <text:p>17.012494</text:p>
          </table:table-cell>
          <table:table-cell office:value-type="float" office:value="8.2079342" calcext:value-type="float">
            <text:p>8.2079342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8.021496" calcext:value-type="float">
            <text:p>18.021496</text:p>
          </table:table-cell>
          <table:table-cell office:value-type="float" office:value="7.70710265" calcext:value-type="float">
            <text:p>7.70710265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0.425934" calcext:value-type="float">
            <text:p>20.425934</text:p>
          </table:table-cell>
          <table:table-cell office:value-type="float" office:value="7.03185355" calcext:value-type="float">
            <text:p>7.03185355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8.113088" calcext:value-type="float">
            <text:p>8.113088</text:p>
          </table:table-cell>
          <table:table-cell office:value-type="float" office:value="6.14380455" calcext:value-type="float">
            <text:p>6.14380455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9.323329" calcext:value-type="float">
            <text:p>9.323329</text:p>
          </table:table-cell>
          <table:table-cell office:value-type="float" office:value="6.0401580526" calcext:value-type="float">
            <text:p>6.0401580526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1.154168" calcext:value-type="float">
            <text:p>11.154168</text:p>
          </table:table-cell>
          <table:table-cell office:value-type="float" office:value="5.8577596667" calcext:value-type="float">
            <text:p>5.8577596667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.73533" calcext:value-type="float">
            <text:p>2.73533</text:p>
          </table:table-cell>
          <table:table-cell office:value-type="float" office:value="5.5462062353" calcext:value-type="float">
            <text:p>5.5462062353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.73533" calcext:value-type="float">
            <text:p>2.73533</text:p>
          </table:table-cell>
          <table:table-cell office:value-type="float" office:value="5.721886" calcext:value-type="float">
            <text:p>5.721886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5.849339" calcext:value-type="float">
            <text:p>5.849339</text:p>
          </table:table-cell>
          <table:table-cell office:value-type="float" office:value="5.9209897333" calcext:value-type="float">
            <text:p>5.9209897333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3.343944" calcext:value-type="float">
            <text:p>3.343944</text:p>
          </table:table-cell>
          <table:table-cell office:value-type="float" office:value="5.9261076429" calcext:value-type="float">
            <text:p>5.9261076429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5.864209" calcext:value-type="float">
            <text:p>5.864209</text:p>
          </table:table-cell>
          <table:table-cell office:value-type="float" office:value="6.1247356154" calcext:value-type="float">
            <text:p>6.1247356154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9.91078" calcext:value-type="float">
            <text:p>9.91078</text:p>
          </table:table-cell>
          <table:table-cell office:value-type="float" office:value="6.1464461667" calcext:value-type="float">
            <text:p>6.1464461667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0.433844" calcext:value-type="float">
            <text:p>10.433844</text:p>
          </table:table-cell>
          <table:table-cell office:value-type="float" office:value="5.804234" calcext:value-type="float">
            <text:p>5.804234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5.72652" calcext:value-type="float">
            <text:p>5.72652</text:p>
          </table:table-cell>
          <table:table-cell office:value-type="float" office:value="5.341273" calcext:value-type="float">
            <text:p>5.341273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.571788" calcext:value-type="float">
            <text:p>1.571788</text:p>
          </table:table-cell>
          <table:table-cell office:value-type="float" office:value="5.2984677778" calcext:value-type="float">
            <text:p>5.2984677778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5.83622" calcext:value-type="float">
            <text:p>5.83622</text:p>
          </table:table-cell>
          <table:table-cell office:value-type="float" office:value="5.76430275" calcext:value-type="float">
            <text:p>5.76430275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.51323" calcext:value-type="float">
            <text:p>4.51323</text:p>
          </table:table-cell>
          <table:table-cell office:value-type="float" office:value="5.7540288571" calcext:value-type="float">
            <text:p>5.7540288571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5.377431" calcext:value-type="float">
            <text:p>5.377431</text:p>
          </table:table-cell>
          <table:table-cell office:value-type="float" office:value="5.9608286667" calcext:value-type="float">
            <text:p>5.9608286667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8.38887" calcext:value-type="float">
            <text:p>8.38887</text:p>
          </table:table-cell>
          <table:table-cell office:value-type="float" office:value="6.0775082" calcext:value-type="float">
            <text:p>6.0775082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7.82134" calcext:value-type="float">
            <text:p>7.82134</text:p>
          </table:table-cell>
          <table:table-cell office:value-type="float" office:value="5.49966775" calcext:value-type="float">
            <text:p>5.49966775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995863" calcext:value-type="float">
            <text:p>6.995863</text:p>
          </table:table-cell>
          <table:table-cell office:value-type="float" office:value="4.725777" calcext:value-type="float">
            <text:p>4.725777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.516514" calcext:value-type="float">
            <text:p>4.516514</text:p>
          </table:table-cell>
          <table:table-cell office:value-type="float" office:value="3.590734" calcext:value-type="float">
            <text:p>3.590734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2.664954" calcext:value-type="float">
            <text:p>2.66495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3:06:42.062952864</dc:date>
    <meta:document-statistic meta:table-count="1" meta:cell-count="3118" meta:object-count="0"/>
    <meta:generator>LibreOffice/4.2.7.2$Linux_X86_64 LibreOffice_project/420m0$Build-2</meta:generator>
  </office:meta>
</office:document-meta>
</file>